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 style:master-page-name="">
      <style:table-properties style:width="6.6931in" style:page-number="auto" table:align="margins" style:shadow="none" style:may-break-between-rows="false"/>
    </style:style>
    <style:style style:name="t1.A" style:family="table-column">
      <style:table-column-properties style:column-width="0.8146in" style:rel-column-width="1173*"/>
    </style:style>
    <style:style style:name="t1.B" style:family="table-column">
      <style:table-column-properties style:column-width="0.4639in" style:rel-column-width="668*"/>
    </style:style>
    <style:style style:name="t1.C" style:family="table-column">
      <style:table-column-properties style:column-width="0.4931in" style:rel-column-width="710*"/>
    </style:style>
    <style:style style:name="t1.D" style:family="table-column">
      <style:table-column-properties style:column-width="1.4681in" style:rel-column-width="2114*"/>
    </style:style>
    <style:style style:name="t1.E" style:family="table-column">
      <style:table-column-properties style:column-width="0.691in" style:rel-column-width="995*"/>
    </style:style>
    <style:style style:name="t1.F" style:family="table-column">
      <style:table-column-properties style:column-width="0.6903in" style:rel-column-width="994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t1" style:family="table">
      <style:table-properties style:width="6.6931in" table:align="margins" style:shadow="none" style:may-break-between-rows="false"/>
    </style:style>
    <style:style style:name="st1.A" style:family="table-column">
      <style:table-column-properties style:column-width="0.7438in" style:rel-column-width="7281*"/>
    </style:style>
    <style:style style:name="st1.I" style:family="table-column">
      <style:table-column-properties style:column-width="0.7444in" style:rel-column-width="7287*"/>
    </style:style>
    <style:style style:name="st1.A1" style:family="table-cell">
      <style:table-cell-properties fo:padding="0.0382in" fo:border-left="none" fo:border-right="none" fo:border-top="none" fo:border-bottom="0.0007in solid #000000"/>
    </style:style>
    <style:style style:name="s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t1.A3" style:family="table-cell">
      <style:table-cell-properties fo:padding="0.0201in" fo:border-left="0.0347in solid #000000" fo:border-right="none" fo:border-top="none" fo:border-bottom="0.0007in solid #000000"/>
    </style:style>
    <style:style style:name="st1.B3" style:family="table-cell">
      <style:table-cell-properties fo:padding="0.0201in" fo:border-left="0.0007in solid #000000" fo:border-right="none" fo:border-top="none" fo:border-bottom="0.0007in solid #000000"/>
    </style:style>
    <style:style style:name="st1.I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st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t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t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t2" style:family="table">
      <style:table-properties style:width="6.6931in" table:align="margins" style:shadow="none" style:may-break-between-rows="false"/>
    </style:style>
    <style:style style:name="t2.A" style:family="table-column">
      <style:table-column-properties style:column-width="0.8146in" style:rel-column-width="1173*"/>
    </style:style>
    <style:style style:name="t2.B" style:family="table-column">
      <style:table-column-properties style:column-width="0.4639in" style:rel-column-width="668*"/>
    </style:style>
    <style:style style:name="t2.C" style:family="table-column">
      <style:table-column-properties style:column-width="0.4931in" style:rel-column-width="710*"/>
    </style:style>
    <style:style style:name="t2.D" style:family="table-column">
      <style:table-column-properties style:column-width="1.4681in" style:rel-column-width="2114*"/>
    </style:style>
    <style:style style:name="t2.E" style:family="table-column">
      <style:table-column-properties style:column-width="0.691in" style:rel-column-width="995*"/>
    </style:style>
    <style:style style:name="t2.F" style:family="table-column">
      <style:table-column-properties style:column-width="0.6903in" style:rel-column-width="994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t2" style:family="table">
      <style:table-properties style:width="6.6931in" table:align="margins" style:shadow="none" style:may-break-between-rows="false"/>
    </style:style>
    <style:style style:name="st2.A" style:family="table-column">
      <style:table-column-properties style:column-width="0.7438in" style:rel-column-width="7281*"/>
    </style:style>
    <style:style style:name="st2.I" style:family="table-column">
      <style:table-column-properties style:column-width="0.7444in" style:rel-column-width="7287*"/>
    </style:style>
    <style:style style:name="st2.A1" style:family="table-cell">
      <style:table-cell-properties fo:padding="0.0382in" fo:border-left="none" fo:border-right="none" fo:border-top="none" fo:border-bottom="0.0007in solid #000000"/>
    </style:style>
    <style:style style:name="s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t2.A3" style:family="table-cell">
      <style:table-cell-properties fo:padding="0.0201in" fo:border-left="0.0347in solid #000000" fo:border-right="none" fo:border-top="none" fo:border-bottom="0.0007in solid #000000"/>
    </style:style>
    <style:style style:name="st2.B3" style:family="table-cell">
      <style:table-cell-properties fo:padding="0.0201in" fo:border-left="0.0007in solid #000000" fo:border-right="none" fo:border-top="none" fo:border-bottom="0.0007in solid #000000"/>
    </style:style>
    <style:style style:name="st2.I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st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t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t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31in" table:align="margins" style:shadow="none" style:may-break-between-rows="false"/>
    </style:style>
    <style:style style:name="t3.A" style:family="table-column">
      <style:table-column-properties style:column-width="0.8146in" style:rel-column-width="1173*"/>
    </style:style>
    <style:style style:name="t3.B" style:family="table-column">
      <style:table-column-properties style:column-width="0.4639in" style:rel-column-width="668*"/>
    </style:style>
    <style:style style:name="t3.C" style:family="table-column">
      <style:table-column-properties style:column-width="0.4931in" style:rel-column-width="710*"/>
    </style:style>
    <style:style style:name="t3.D" style:family="table-column">
      <style:table-column-properties style:column-width="1.4681in" style:rel-column-width="2114*"/>
    </style:style>
    <style:style style:name="t3.E" style:family="table-column">
      <style:table-column-properties style:column-width="0.691in" style:rel-column-width="995*"/>
    </style:style>
    <style:style style:name="t3.F" style:family="table-column">
      <style:table-column-properties style:column-width="0.6903in" style:rel-column-width="994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t3" style:family="table">
      <style:table-properties style:width="6.6931in" table:align="margins" style:shadow="none" style:may-break-between-rows="false"/>
    </style:style>
    <style:style style:name="st3.A" style:family="table-column">
      <style:table-column-properties style:column-width="0.7438in" style:rel-column-width="7281*"/>
    </style:style>
    <style:style style:name="st3.I" style:family="table-column">
      <style:table-column-properties style:column-width="0.7444in" style:rel-column-width="7287*"/>
    </style:style>
    <style:style style:name="st3.A1" style:family="table-cell">
      <style:table-cell-properties fo:padding="0.0382in" fo:border-left="none" fo:border-right="none" fo:border-top="none" fo:border-bottom="0.0007in solid #000000"/>
    </style:style>
    <style:style style:name="s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t3.A3" style:family="table-cell">
      <style:table-cell-properties fo:padding="0.0201in" fo:border-left="0.0347in solid #000000" fo:border-right="none" fo:border-top="none" fo:border-bottom="0.0007in solid #000000"/>
    </style:style>
    <style:style style:name="st3.B3" style:family="table-cell">
      <style:table-cell-properties fo:padding="0.0201in" fo:border-left="0.0007in solid #000000" fo:border-right="none" fo:border-top="none" fo:border-bottom="0.0007in solid #000000"/>
    </style:style>
    <style:style style:name="st3.I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st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t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t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31in" table:align="margins" style:shadow="none" style:may-break-between-rows="false"/>
    </style:style>
    <style:style style:name="t4.A" style:family="table-column">
      <style:table-column-properties style:column-width="0.8146in" style:rel-column-width="1173*"/>
    </style:style>
    <style:style style:name="t4.B" style:family="table-column">
      <style:table-column-properties style:column-width="0.4639in" style:rel-column-width="668*"/>
    </style:style>
    <style:style style:name="t4.C" style:family="table-column">
      <style:table-column-properties style:column-width="0.4931in" style:rel-column-width="710*"/>
    </style:style>
    <style:style style:name="t4.D" style:family="table-column">
      <style:table-column-properties style:column-width="1.4681in" style:rel-column-width="2114*"/>
    </style:style>
    <style:style style:name="t4.E" style:family="table-column">
      <style:table-column-properties style:column-width="0.691in" style:rel-column-width="995*"/>
    </style:style>
    <style:style style:name="t4.F" style:family="table-column">
      <style:table-column-properties style:column-width="0.6903in" style:rel-column-width="994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t4" style:family="table">
      <style:table-properties style:width="6.6931in" table:align="margins" style:shadow="none" style:may-break-between-rows="false"/>
    </style:style>
    <style:style style:name="st4.A" style:family="table-column">
      <style:table-column-properties style:column-width="0.7438in" style:rel-column-width="7281*"/>
    </style:style>
    <style:style style:name="st4.I" style:family="table-column">
      <style:table-column-properties style:column-width="0.7444in" style:rel-column-width="7287*"/>
    </style:style>
    <style:style style:name="st4.A1" style:family="table-cell">
      <style:table-cell-properties fo:padding="0.0382in" fo:border-left="none" fo:border-right="none" fo:border-top="none" fo:border-bottom="0.0007in solid #000000"/>
    </style:style>
    <style:style style:name="s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t4.A3" style:family="table-cell">
      <style:table-cell-properties fo:padding="0.0201in" fo:border-left="0.0347in solid #000000" fo:border-right="none" fo:border-top="none" fo:border-bottom="0.0007in solid #000000"/>
    </style:style>
    <style:style style:name="st4.B3" style:family="table-cell">
      <style:table-cell-properties fo:padding="0.0201in" fo:border-left="0.0007in solid #000000" fo:border-right="none" fo:border-top="none" fo:border-bottom="0.0007in solid #000000"/>
    </style:style>
    <style:style style:name="st4.I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st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t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t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31in" table:align="margins" style:shadow="none" style:may-break-between-rows="false"/>
    </style:style>
    <style:style style:name="t5.A" style:family="table-column">
      <style:table-column-properties style:column-width="0.8146in" style:rel-column-width="1173*"/>
    </style:style>
    <style:style style:name="t5.B" style:family="table-column">
      <style:table-column-properties style:column-width="0.4639in" style:rel-column-width="668*"/>
    </style:style>
    <style:style style:name="t5.C" style:family="table-column">
      <style:table-column-properties style:column-width="0.4931in" style:rel-column-width="710*"/>
    </style:style>
    <style:style style:name="t5.D" style:family="table-column">
      <style:table-column-properties style:column-width="1.4681in" style:rel-column-width="2114*"/>
    </style:style>
    <style:style style:name="t5.E" style:family="table-column">
      <style:table-column-properties style:column-width="0.691in" style:rel-column-width="995*"/>
    </style:style>
    <style:style style:name="t5.F" style:family="table-column">
      <style:table-column-properties style:column-width="0.6903in" style:rel-column-width="994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t5" style:family="table">
      <style:table-properties style:width="6.6931in" table:align="margins" style:shadow="none" style:may-break-between-rows="false"/>
    </style:style>
    <style:style style:name="st5.A" style:family="table-column">
      <style:table-column-properties style:column-width="0.7438in" style:rel-column-width="7281*"/>
    </style:style>
    <style:style style:name="st5.I" style:family="table-column">
      <style:table-column-properties style:column-width="0.7444in" style:rel-column-width="7287*"/>
    </style:style>
    <style:style style:name="st5.A1" style:family="table-cell">
      <style:table-cell-properties fo:padding="0.0382in" fo:border-left="none" fo:border-right="none" fo:border-top="none" fo:border-bottom="0.0007in solid #000000"/>
    </style:style>
    <style:style style:name="s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t5.A3" style:family="table-cell">
      <style:table-cell-properties fo:padding="0.0201in" fo:border-left="0.0347in solid #000000" fo:border-right="none" fo:border-top="none" fo:border-bottom="0.0007in solid #000000"/>
    </style:style>
    <style:style style:name="st5.B3" style:family="table-cell">
      <style:table-cell-properties fo:padding="0.0201in" fo:border-left="0.0007in solid #000000" fo:border-right="none" fo:border-top="none" fo:border-bottom="0.0007in solid #000000"/>
    </style:style>
    <style:style style:name="st5.I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st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t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t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31in" table:align="margins" style:shadow="none" style:may-break-between-rows="false"/>
    </style:style>
    <style:style style:name="t6.A" style:family="table-column">
      <style:table-column-properties style:column-width="0.8146in" style:rel-column-width="1173*"/>
    </style:style>
    <style:style style:name="t6.B" style:family="table-column">
      <style:table-column-properties style:column-width="0.4639in" style:rel-column-width="668*"/>
    </style:style>
    <style:style style:name="t6.C" style:family="table-column">
      <style:table-column-properties style:column-width="0.4931in" style:rel-column-width="710*"/>
    </style:style>
    <style:style style:name="t6.D" style:family="table-column">
      <style:table-column-properties style:column-width="1.4681in" style:rel-column-width="2114*"/>
    </style:style>
    <style:style style:name="t6.E" style:family="table-column">
      <style:table-column-properties style:column-width="0.691in" style:rel-column-width="995*"/>
    </style:style>
    <style:style style:name="t6.F" style:family="table-column">
      <style:table-column-properties style:column-width="0.6903in" style:rel-column-width="994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t6" style:family="table">
      <style:table-properties style:width="6.6931in" table:align="margins" style:shadow="none" style:may-break-between-rows="false"/>
    </style:style>
    <style:style style:name="st6.A" style:family="table-column">
      <style:table-column-properties style:column-width="0.7438in" style:rel-column-width="7281*"/>
    </style:style>
    <style:style style:name="st6.I" style:family="table-column">
      <style:table-column-properties style:column-width="0.7444in" style:rel-column-width="7287*"/>
    </style:style>
    <style:style style:name="st6.A1" style:family="table-cell">
      <style:table-cell-properties fo:padding="0.0382in" fo:border-left="none" fo:border-right="none" fo:border-top="none" fo:border-bottom="0.0007in solid #000000"/>
    </style:style>
    <style:style style:name="s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t6.A3" style:family="table-cell">
      <style:table-cell-properties fo:padding="0.0201in" fo:border-left="0.0347in solid #000000" fo:border-right="none" fo:border-top="none" fo:border-bottom="0.0007in solid #000000"/>
    </style:style>
    <style:style style:name="st6.B3" style:family="table-cell">
      <style:table-cell-properties fo:padding="0.0201in" fo:border-left="0.0007in solid #000000" fo:border-right="none" fo:border-top="none" fo:border-bottom="0.0007in solid #000000"/>
    </style:style>
    <style:style style:name="st6.I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st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t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t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31in" table:align="margins" style:shadow="none" style:may-break-between-rows="false"/>
    </style:style>
    <style:style style:name="t7.A" style:family="table-column">
      <style:table-column-properties style:column-width="0.8146in" style:rel-column-width="1173*"/>
    </style:style>
    <style:style style:name="t7.B" style:family="table-column">
      <style:table-column-properties style:column-width="0.4639in" style:rel-column-width="668*"/>
    </style:style>
    <style:style style:name="t7.C" style:family="table-column">
      <style:table-column-properties style:column-width="0.4931in" style:rel-column-width="710*"/>
    </style:style>
    <style:style style:name="t7.D" style:family="table-column">
      <style:table-column-properties style:column-width="1.4681in" style:rel-column-width="2114*"/>
    </style:style>
    <style:style style:name="t7.E" style:family="table-column">
      <style:table-column-properties style:column-width="0.691in" style:rel-column-width="995*"/>
    </style:style>
    <style:style style:name="t7.F" style:family="table-column">
      <style:table-column-properties style:column-width="0.6903in" style:rel-column-width="994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t7" style:family="table">
      <style:table-properties style:width="6.6931in" table:align="margins" style:shadow="none" style:may-break-between-rows="false"/>
    </style:style>
    <style:style style:name="st7.A" style:family="table-column">
      <style:table-column-properties style:column-width="0.7438in" style:rel-column-width="7281*"/>
    </style:style>
    <style:style style:name="st7.I" style:family="table-column">
      <style:table-column-properties style:column-width="0.7444in" style:rel-column-width="7287*"/>
    </style:style>
    <style:style style:name="st7.A1" style:family="table-cell">
      <style:table-cell-properties fo:padding="0.0382in" fo:border-left="none" fo:border-right="none" fo:border-top="none" fo:border-bottom="0.0007in solid #000000"/>
    </style:style>
    <style:style style:name="s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t7.A3" style:family="table-cell">
      <style:table-cell-properties fo:padding="0.0201in" fo:border-left="0.0347in solid #000000" fo:border-right="none" fo:border-top="none" fo:border-bottom="0.0007in solid #000000"/>
    </style:style>
    <style:style style:name="st7.B3" style:family="table-cell">
      <style:table-cell-properties fo:padding="0.0201in" fo:border-left="0.0007in solid #000000" fo:border-right="none" fo:border-top="none" fo:border-bottom="0.0007in solid #000000"/>
    </style:style>
    <style:style style:name="st7.I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st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t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t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31in" table:align="margins" style:shadow="none" style:may-break-between-rows="false"/>
    </style:style>
    <style:style style:name="t8.A" style:family="table-column">
      <style:table-column-properties style:column-width="0.8146in" style:rel-column-width="1173*"/>
    </style:style>
    <style:style style:name="t8.B" style:family="table-column">
      <style:table-column-properties style:column-width="0.4639in" style:rel-column-width="668*"/>
    </style:style>
    <style:style style:name="t8.C" style:family="table-column">
      <style:table-column-properties style:column-width="0.4931in" style:rel-column-width="710*"/>
    </style:style>
    <style:style style:name="t8.D" style:family="table-column">
      <style:table-column-properties style:column-width="1.4681in" style:rel-column-width="2114*"/>
    </style:style>
    <style:style style:name="t8.E" style:family="table-column">
      <style:table-column-properties style:column-width="0.691in" style:rel-column-width="995*"/>
    </style:style>
    <style:style style:name="t8.F" style:family="table-column">
      <style:table-column-properties style:column-width="0.6903in" style:rel-column-width="994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t8" style:family="table">
      <style:table-properties style:width="6.6931in" table:align="margins" style:shadow="none" style:may-break-between-rows="false"/>
    </style:style>
    <style:style style:name="st8.A" style:family="table-column">
      <style:table-column-properties style:column-width="0.7438in" style:rel-column-width="7281*"/>
    </style:style>
    <style:style style:name="st8.I" style:family="table-column">
      <style:table-column-properties style:column-width="0.7444in" style:rel-column-width="7287*"/>
    </style:style>
    <style:style style:name="st8.A1" style:family="table-cell">
      <style:table-cell-properties fo:padding="0.0382in" fo:border-left="none" fo:border-right="none" fo:border-top="none" fo:border-bottom="0.0007in solid #000000"/>
    </style:style>
    <style:style style:name="s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t8.A3" style:family="table-cell">
      <style:table-cell-properties fo:padding="0.0201in" fo:border-left="0.0347in solid #000000" fo:border-right="none" fo:border-top="none" fo:border-bottom="0.0007in solid #000000"/>
    </style:style>
    <style:style style:name="st8.B3" style:family="table-cell">
      <style:table-cell-properties fo:padding="0.0201in" fo:border-left="0.0007in solid #000000" fo:border-right="none" fo:border-top="none" fo:border-bottom="0.0007in solid #000000"/>
    </style:style>
    <style:style style:name="st8.I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st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t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t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31in" table:align="margins" style:shadow="none" style:may-break-between-rows="false"/>
    </style:style>
    <style:style style:name="t9.A" style:family="table-column">
      <style:table-column-properties style:column-width="0.8146in" style:rel-column-width="1173*"/>
    </style:style>
    <style:style style:name="t9.B" style:family="table-column">
      <style:table-column-properties style:column-width="0.4639in" style:rel-column-width="668*"/>
    </style:style>
    <style:style style:name="t9.C" style:family="table-column">
      <style:table-column-properties style:column-width="0.4931in" style:rel-column-width="710*"/>
    </style:style>
    <style:style style:name="t9.D" style:family="table-column">
      <style:table-column-properties style:column-width="1.4681in" style:rel-column-width="2114*"/>
    </style:style>
    <style:style style:name="t9.E" style:family="table-column">
      <style:table-column-properties style:column-width="0.691in" style:rel-column-width="995*"/>
    </style:style>
    <style:style style:name="t9.F" style:family="table-column">
      <style:table-column-properties style:column-width="0.6903in" style:rel-column-width="994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t9" style:family="table">
      <style:table-properties style:width="6.6931in" table:align="margins" style:shadow="none" style:may-break-between-rows="false"/>
    </style:style>
    <style:style style:name="st9.A" style:family="table-column">
      <style:table-column-properties style:column-width="0.7438in" style:rel-column-width="7281*"/>
    </style:style>
    <style:style style:name="st9.I" style:family="table-column">
      <style:table-column-properties style:column-width="0.7444in" style:rel-column-width="7287*"/>
    </style:style>
    <style:style style:name="st9.A1" style:family="table-cell">
      <style:table-cell-properties fo:padding="0.0382in" fo:border-left="none" fo:border-right="none" fo:border-top="none" fo:border-bottom="0.0007in solid #000000"/>
    </style:style>
    <style:style style:name="s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t9.A3" style:family="table-cell">
      <style:table-cell-properties fo:padding="0.0201in" fo:border-left="0.0347in solid #000000" fo:border-right="none" fo:border-top="none" fo:border-bottom="0.0007in solid #000000"/>
    </style:style>
    <style:style style:name="st9.B3" style:family="table-cell">
      <style:table-cell-properties fo:padding="0.0201in" fo:border-left="0.0007in solid #000000" fo:border-right="none" fo:border-top="none" fo:border-bottom="0.0007in solid #000000"/>
    </style:style>
    <style:style style:name="st9.I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st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t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t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31in" table:align="margins" style:shadow="none" style:may-break-between-rows="false"/>
    </style:style>
    <style:style style:name="t10.A" style:family="table-column">
      <style:table-column-properties style:column-width="0.8146in" style:rel-column-width="1173*"/>
    </style:style>
    <style:style style:name="t10.B" style:family="table-column">
      <style:table-column-properties style:column-width="0.4639in" style:rel-column-width="668*"/>
    </style:style>
    <style:style style:name="t10.C" style:family="table-column">
      <style:table-column-properties style:column-width="0.4931in" style:rel-column-width="710*"/>
    </style:style>
    <style:style style:name="t10.D" style:family="table-column">
      <style:table-column-properties style:column-width="1.4681in" style:rel-column-width="2114*"/>
    </style:style>
    <style:style style:name="t10.E" style:family="table-column">
      <style:table-column-properties style:column-width="0.691in" style:rel-column-width="995*"/>
    </style:style>
    <style:style style:name="t10.F" style:family="table-column">
      <style:table-column-properties style:column-width="0.6903in" style:rel-column-width="994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t10" style:family="table">
      <style:table-properties style:width="6.6931in" table:align="margins" style:shadow="none" style:may-break-between-rows="false"/>
    </style:style>
    <style:style style:name="st10.A" style:family="table-column">
      <style:table-column-properties style:column-width="0.7438in" style:rel-column-width="7281*"/>
    </style:style>
    <style:style style:name="st10.I" style:family="table-column">
      <style:table-column-properties style:column-width="0.7444in" style:rel-column-width="7287*"/>
    </style:style>
    <style:style style:name="st10.A1" style:family="table-cell">
      <style:table-cell-properties fo:padding="0.0382in" fo:border-left="none" fo:border-right="none" fo:border-top="none" fo:border-bottom="0.0007in solid #000000"/>
    </style:style>
    <style:style style:name="s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t10.A3" style:family="table-cell">
      <style:table-cell-properties fo:padding="0.0201in" fo:border-left="0.0347in solid #000000" fo:border-right="none" fo:border-top="none" fo:border-bottom="0.0007in solid #000000"/>
    </style:style>
    <style:style style:name="st10.B3" style:family="table-cell">
      <style:table-cell-properties fo:padding="0.0201in" fo:border-left="0.0007in solid #000000" fo:border-right="none" fo:border-top="none" fo:border-bottom="0.0007in solid #000000"/>
    </style:style>
    <style:style style:name="st10.I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st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t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t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31in" table:align="margins" style:shadow="none" style:may-break-between-rows="false"/>
    </style:style>
    <style:style style:name="t11.A" style:family="table-column">
      <style:table-column-properties style:column-width="0.8146in" style:rel-column-width="1173*"/>
    </style:style>
    <style:style style:name="t11.B" style:family="table-column">
      <style:table-column-properties style:column-width="0.4639in" style:rel-column-width="668*"/>
    </style:style>
    <style:style style:name="t11.C" style:family="table-column">
      <style:table-column-properties style:column-width="0.4931in" style:rel-column-width="710*"/>
    </style:style>
    <style:style style:name="t11.D" style:family="table-column">
      <style:table-column-properties style:column-width="1.4681in" style:rel-column-width="2114*"/>
    </style:style>
    <style:style style:name="t11.E" style:family="table-column">
      <style:table-column-properties style:column-width="0.691in" style:rel-column-width="995*"/>
    </style:style>
    <style:style style:name="t11.F" style:family="table-column">
      <style:table-column-properties style:column-width="0.6903in" style:rel-column-width="994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t11" style:family="table">
      <style:table-properties style:width="6.6931in" table:align="margins" style:shadow="none" style:may-break-between-rows="false"/>
    </style:style>
    <style:style style:name="st11.A" style:family="table-column">
      <style:table-column-properties style:column-width="0.7438in" style:rel-column-width="7281*"/>
    </style:style>
    <style:style style:name="st11.I" style:family="table-column">
      <style:table-column-properties style:column-width="0.7444in" style:rel-column-width="7287*"/>
    </style:style>
    <style:style style:name="st11.A1" style:family="table-cell">
      <style:table-cell-properties fo:padding="0.0382in" fo:border-left="none" fo:border-right="none" fo:border-top="none" fo:border-bottom="0.0007in solid #000000"/>
    </style:style>
    <style:style style:name="s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t11.A3" style:family="table-cell">
      <style:table-cell-properties fo:padding="0.0201in" fo:border-left="0.0347in solid #000000" fo:border-right="none" fo:border-top="none" fo:border-bottom="0.0007in solid #000000"/>
    </style:style>
    <style:style style:name="st11.B3" style:family="table-cell">
      <style:table-cell-properties fo:padding="0.0201in" fo:border-left="0.0007in solid #000000" fo:border-right="none" fo:border-top="none" fo:border-bottom="0.0007in solid #000000"/>
    </style:style>
    <style:style style:name="st11.I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st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t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t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31in" table:align="margins" style:shadow="none" style:may-break-between-rows="false"/>
    </style:style>
    <style:style style:name="t12.A" style:family="table-column">
      <style:table-column-properties style:column-width="0.8146in" style:rel-column-width="1173*"/>
    </style:style>
    <style:style style:name="t12.B" style:family="table-column">
      <style:table-column-properties style:column-width="0.4639in" style:rel-column-width="668*"/>
    </style:style>
    <style:style style:name="t12.C" style:family="table-column">
      <style:table-column-properties style:column-width="0.4931in" style:rel-column-width="710*"/>
    </style:style>
    <style:style style:name="t12.D" style:family="table-column">
      <style:table-column-properties style:column-width="1.4681in" style:rel-column-width="2114*"/>
    </style:style>
    <style:style style:name="t12.E" style:family="table-column">
      <style:table-column-properties style:column-width="0.691in" style:rel-column-width="995*"/>
    </style:style>
    <style:style style:name="t12.F" style:family="table-column">
      <style:table-column-properties style:column-width="0.6903in" style:rel-column-width="994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t12" style:family="table">
      <style:table-properties style:width="6.6931in" table:align="margins" style:shadow="none" style:may-break-between-rows="false"/>
    </style:style>
    <style:style style:name="st12.A" style:family="table-column">
      <style:table-column-properties style:column-width="0.7438in" style:rel-column-width="7281*"/>
    </style:style>
    <style:style style:name="st12.I" style:family="table-column">
      <style:table-column-properties style:column-width="0.7444in" style:rel-column-width="7287*"/>
    </style:style>
    <style:style style:name="st12.A1" style:family="table-cell">
      <style:table-cell-properties fo:padding="0.0382in" fo:border-left="none" fo:border-right="none" fo:border-top="none" fo:border-bottom="0.0007in solid #000000"/>
    </style:style>
    <style:style style:name="s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t12.A3" style:family="table-cell">
      <style:table-cell-properties fo:padding="0.0201in" fo:border-left="0.0347in solid #000000" fo:border-right="none" fo:border-top="none" fo:border-bottom="0.0007in solid #000000"/>
    </style:style>
    <style:style style:name="st12.B3" style:family="table-cell">
      <style:table-cell-properties fo:padding="0.0201in" fo:border-left="0.0007in solid #000000" fo:border-right="none" fo:border-top="none" fo:border-bottom="0.0007in solid #000000"/>
    </style:style>
    <style:style style:name="st12.I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st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t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t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1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6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7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2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6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3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3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4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4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4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4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50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53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4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5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6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61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62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63" style:family="paragraph" style:parent-style-name="Text_20_body" style:master-page-name="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style:font-name-complex="Arial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ru" fo:country="RU" fo:font-style="normal" style:font-style-asian="normal" style:font-style-complex="normal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color="#ffffff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ПРОТОКОЛ <text:span text:style-name="T6">ПОВЕРКИ</text:span></text:p>
      <text:p text:style-name="P4"><text:span text:style-name="T18">поверки дозиметра типа </text:span><text:span text:style-name="T9">ДКГ</text:span><text:span text:style-name="T18">-</text:span><text:span text:style-name="T9">АТ2503</text:span></text:p>
      <text:p text:style-name="P33"/>
      <text:p text:style-name="P5"><text:span text:style-name="T18">зав. № </text:span><text:span text:style-name="T25"><text:s/>$</text:span><text:span text:style-name="T3">allSerial <text:s/></text:span><text:span text:style-name="T18"><text:s/></text:span><text:span text:style-name="T20">.</text:span><text:span text:style-name="T18"> </text:span></text:p>
      <text:p text:style-name="P5"><text:span text:style-name="T18">принадлежащего </text:span><text:span text:style-name="T19">.</text:span><text:span text:style-name="T25"> <text:s text:c="105"/></text:span><text:span text:style-name="T19">.</text:span></text:p>
      <text:p text:style-name="P35"/>
      <text:p text:style-name="P11">Поверка проводилась на базе УП «АТОМТЕХ», в нормальных климатических условиях при температуре <text:span text:style-name="T16">Т</text:span> = <text:span text:style-name="T24"><text:s/></text:span><text:span text:style-name="T17">$temp </text:span><text:s/>°<text:span text:style-name="T16">С</text:span>, атмосферном давлении <text:span text:style-name="T16">Р</text:span> = <text:span text:style-name="T24"><text:s text:c="5"/></text:span><text:s/>мм.рт.ст, относительной влажности воздуха <text:span text:style-name="T16">р</text:span> = <text:span text:style-name="T24"><text:s/></text:span><text:span text:style-name="T17">$vlag </text:span><text:s/>%, внешнем фоне γ-излучения <text:span text:style-name="T2">H</text:span>*(10) = <text:span text:style-name="T24"><text:s/></text:span><text:span text:style-name="T17">$bground </text:span><text:s/>мкЗв/ч, <text:s/>согласно методике, изложенной в МП. МН 743-99</text:p>
      <text:p text:style-name="P50"><text:span text:style-name="T6">1. </text:span>Эталонные средства измерений:</text:p>
      <text:p text:style-name="P7">- <text:span text:style-name="T1">$facility_110</text:span>;</text:p>
      <text:p text:style-name="P9">- <text:span text:style-name="T1">$facility_1</text:span>3<text:span text:style-name="T1">0</text:span>;</text:p>
      <text:p text:style-name="P27"><text:span text:style-name="T6">2. </text:span>Внешний осмотр и опробование БД:</text:p>
      <text:p text:style-name="P8">- документация<text:tab/></text:p>
      <text:p text:style-name="P8">- отсутствие механических повреждений<text:tab/></text:p>
      <text:p text:style-name="P10">- контроль работоспособности<text:tab/></text:p>
      <text:p text:style-name="P38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E"/>
        <table:table-header-rows>
          <table:table-row>
            <table:table-cell table:style-name="t1.A1" table:number-columns-spanned="9" office:value-type="string">
              <text:p text:style-name="P37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2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.B2" office:value-type="string">
            <text:p text:style-name="P13">Номер источ-ника</text:p>
          </table:table-cell>
          <table:table-cell table:style-name="t1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1.B2" office:value-type="string">
            <text:p text:style-name="P32">Показания прибора</text:p>
          </table:table-cell>
          <table:table-cell table:style-name="t1.B2" office:value-type="string">
            <text:p text:style-name="P25">Среднее значение, </text:p>
            <text:p text:style-name="P26"><text:span text:style-name="T2">H</text:span><text:span text:style-name="T12">pi</text:span><text:span text:style-name="T26">(10)</text:span></text:p>
          </table:table-cell>
          <table:table-cell table:style-name="t1.B2" office:value-type="string">
            <text:p text:style-name="P18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8"><text:span text:style-name="T8">θ</text:span><text:span text:style-name="T13">пр</text:span><text:span text:style-name="T12">i</text:span><text:span text:style-name="T6">,</text:span> %</text:p>
          </table:table-cell>
          <table:table-cell table:style-name="t1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.B2" office:value-type="string">
            <text:p text:style-name="P23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.I2" office:value-type="string">
            <text:p text:style-name="P21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28">Фон</text:p>
          </table:table-cell>
          <table:table-cell table:style-name="t1.B3" office:value-type="string">
            <text:p text:style-name="P29">---</text:p>
          </table:table-cell>
          <table:table-cell table:style-name="t1.B3" office:value-type="string">
            <text:p text:style-name="P14">$1-d0</text:p>
          </table:table-cell>
          <table:table-cell table:style-name="t1.D3" office:value-type="string">
            <text:section text:style-name="Sect1" text:name="Раздел5">
              <text:p text:style-name="P29">$1-bg0</text:p>
              <text:p text:style-name="P29">$1-bg1</text:p>
              <text:p text:style-name="P29">$1-bg2</text:p>
              <text:p text:style-name="P29">$1-bg3</text:p>
              <text:p text:style-name="P29">$1-bg4</text:p>
              <text:p text:style-name="P29">$1-bg5</text:p>
              <text:p text:style-name="P29">$1-bg6</text:p>
              <text:p text:style-name="P29">$1-bg7</text:p>
              <text:p text:style-name="P28"/>
            </text:section>
          </table:table-cell>
          <table:table-cell table:style-name="t1.B3" office:value-type="string">
            <text:p text:style-name="P14">$1-av-bg</text:p>
          </table:table-cell>
          <table:table-cell table:style-name="t1.B3" office:value-type="string">
            <text:p text:style-name="P14">---</text:p>
          </table:table-cell>
          <table:table-cell table:style-name="t1.B3" office:value-type="string">
            <text:p text:style-name="P14">---</text:p>
          </table:table-cell>
          <table:table-cell table:style-name="t1.B3" office:value-type="string">
            <text:p text:style-name="P14">---</text:p>
          </table:table-cell>
          <table:table-cell table:style-name="t1.I3" office:value-type="string">
            <text:p text:style-name="P16">---</text:p>
          </table:table-cell>
        </table:table-row>
        <table:table-row>
          <table:table-cell table:style-name="t1.A3" office:value-type="string">
            <text:p text:style-name="P13">0.80 мкЗв/ч</text:p>
          </table:table-cell>
          <table:table-cell table:style-name="t1.B3" office:value-type="string">
            <text:p text:style-name="P14">$1-n0</text:p>
          </table:table-cell>
          <table:table-cell table:style-name="t1.B3" office:value-type="string">
            <text:p text:style-name="P14">$1-d0</text:p>
          </table:table-cell>
          <table:table-cell table:style-name="t1.D3" office:value-type="string">
            <text:section text:style-name="Sect1" text:name="Раздел1">
              <text:p text:style-name="P29">$1-m00</text:p>
              <text:p text:style-name="P29">$1-m01</text:p>
              <text:p text:style-name="P29">$1-m02</text:p>
              <text:p text:style-name="P29">$1-m03</text:p>
              <text:p text:style-name="P29">$1-m04</text:p>
              <text:p text:style-name="P29">$1-m05</text:p>
              <text:p text:style-name="P29">$1-m06</text:p>
              <text:p text:style-name="P29">$1-m07</text:p>
              <text:p text:style-name="P29"/>
            </text:section>
          </table:table-cell>
          <table:table-cell table:style-name="t1.B3" office:value-type="string">
            <text:p text:style-name="P14">$1-av0</text:p>
          </table:table-cell>
          <table:table-cell table:style-name="t1.B3" office:value-type="string">
            <text:p text:style-name="P14">$1-o0</text:p>
          </table:table-cell>
          <table:table-cell table:style-name="t1.B3" office:value-type="string">
            <text:p text:style-name="P14">$1-q0</text:p>
          </table:table-cell>
          <table:table-cell table:style-name="t1.B3" office:value-type="string">
            <text:p text:style-name="P14">$1-do0</text:p>
          </table:table-cell>
          <table:table-cell table:style-name="t1.I3" office:value-type="string">
            <text:p text:style-name="P13">±<text:span text:style-name="T6">33.8</text:span></text:p>
          </table:table-cell>
        </table:table-row>
        <table:table-row>
          <table:table-cell table:style-name="t1.A3" office:value-type="string">
            <text:p text:style-name="P13">4.0 мЗв/ч</text:p>
          </table:table-cell>
          <table:table-cell table:style-name="t1.B3" office:value-type="string">
            <text:p text:style-name="P14">$1-n1</text:p>
          </table:table-cell>
          <table:table-cell table:style-name="t1.B3" office:value-type="string">
            <text:p text:style-name="P14">$1-d1</text:p>
          </table:table-cell>
          <table:table-cell table:style-name="t1.D3" office:value-type="string">
            <text:section text:style-name="Sect1" text:name="Раздел2">
              <text:p text:style-name="P6">$1-m10</text:p>
              <text:p text:style-name="P29">$1-m11</text:p>
              <text:p text:style-name="P29">$1-m12</text:p>
              <text:p text:style-name="P29">$1-m13</text:p>
              <text:p text:style-name="P29">$1-m14</text:p>
            </text:section>
          </table:table-cell>
          <table:table-cell table:style-name="t1.B3" office:value-type="string">
            <text:p text:style-name="P14">$1-av1</text:p>
          </table:table-cell>
          <table:table-cell table:style-name="t1.B3" office:value-type="string">
            <text:p text:style-name="P14">$1-o1</text:p>
          </table:table-cell>
          <table:table-cell table:style-name="t1.B3" office:value-type="string">
            <text:p text:style-name="P14">$1-q1</text:p>
          </table:table-cell>
          <table:table-cell table:style-name="t1.B3" office:value-type="string">
            <text:p text:style-name="P14">$1-do1</text:p>
          </table:table-cell>
          <table:table-cell table:style-name="t1.I3" office:value-type="string">
            <text:p text:style-name="P13">±<text:span text:style-name="T6">15</text:span></text:p>
          </table:table-cell>
        </table:table-row>
        <table:table-row>
          <table:table-cell table:style-name="t1.A3" office:value-type="string">
            <text:p text:style-name="P13">80,0 мЗв/ч</text:p>
          </table:table-cell>
          <table:table-cell table:style-name="t1.B3" office:value-type="string">
            <text:p text:style-name="P14">$1-n2</text:p>
          </table:table-cell>
          <table:table-cell table:style-name="t1.B3" office:value-type="string">
            <text:p text:style-name="P14">$1-d2</text:p>
          </table:table-cell>
          <table:table-cell table:style-name="t1.D3" office:value-type="string">
            <text:section text:style-name="Sect1" text:name="Раздел3">
              <text:p text:style-name="P6">$1-m20</text:p>
              <text:p text:style-name="P29">$1-m21</text:p>
              <text:p text:style-name="P29">$1-m22</text:p>
              <text:p text:style-name="P29">$1-m23</text:p>
              <text:p text:style-name="P29">$1-m24</text:p>
            </text:section>
          </table:table-cell>
          <table:table-cell table:style-name="t1.B3" office:value-type="string">
            <text:p text:style-name="P14">$1-av2</text:p>
          </table:table-cell>
          <table:table-cell table:style-name="t1.B3" office:value-type="string">
            <text:p text:style-name="P14">$1-o2</text:p>
          </table:table-cell>
          <table:table-cell table:style-name="t1.B3" office:value-type="string">
            <text:p text:style-name="P14">$1-q2</text:p>
          </table:table-cell>
          <table:table-cell table:style-name="t1.B3" office:value-type="string">
            <text:p text:style-name="P14">$1-do2</text:p>
          </table:table-cell>
          <table:table-cell table:style-name="t1.I3" office:value-type="string">
            <text:p text:style-name="P13">±<text:span text:style-name="T6">15.4</text:span></text:p>
          </table:table-cell>
        </table:table-row>
        <table:table-row>
          <table:table-cell table:style-name="t1.A7" office:value-type="string">
            <text:p text:style-name="P13"><text:span text:style-name="T6">4</text:span>00 мЗв/ч</text:p>
          </table:table-cell>
          <table:table-cell table:style-name="t1.B7" office:value-type="string">
            <text:p text:style-name="P14">$1-n3</text:p>
          </table:table-cell>
          <table:table-cell table:style-name="t1.B7" office:value-type="string">
            <text:p text:style-name="P14">$1-d3</text:p>
          </table:table-cell>
          <table:table-cell table:style-name="t1.D7" office:value-type="string">
            <text:section text:style-name="Sect1" text:name="Раздел4">
              <text:p text:style-name="P6">$1-m30</text:p>
              <text:p text:style-name="P29">$1-m31</text:p>
              <text:p text:style-name="P29">$1-m32</text:p>
              <text:p text:style-name="P29">$1-m33</text:p>
              <text:p text:style-name="P29">$1-m34</text:p>
            </text:section>
          </table:table-cell>
          <table:table-cell table:style-name="t1.B7" office:value-type="string">
            <text:p text:style-name="P14">$1-av3</text:p>
          </table:table-cell>
          <table:table-cell table:style-name="t1.B7" office:value-type="string">
            <text:p text:style-name="P14">$1-o3</text:p>
          </table:table-cell>
          <table:table-cell table:style-name="t1.B7" office:value-type="string">
            <text:p text:style-name="P14">$1-q3</text:p>
          </table:table-cell>
          <table:table-cell table:style-name="t1.B7" office:value-type="string">
            <text:p text:style-name="P14">$1-do3</text:p>
          </table:table-cell>
          <table:table-cell table:style-name="t1.I7" office:value-type="string">
            <text:p text:style-name="P13">±<text:span text:style-name="T6">17.0</text:span></text:p>
          </table:table-cell>
        </table:table-row>
      </table:table>
      <table:table table:name="st1" table:style-name="st1">
        <table:table-column table:style-name="st1.A" table:number-columns-repeated="8"/>
        <table:table-column table:style-name="st1.I"/>
        <table:table-row>
          <table:table-cell table:style-name="st1.A1" table:number-columns-spanned="9" office:value-type="string">
            <text:p text:style-name="P37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t1.A2" table:number-rows-spanned="2" office:value-type="string">
            <text:p text:style-name="P28"><text:span text:style-name="T1">Действи-тельное</text:span> значение</text:p>
            <text:p text:style-name="P28">ЭД<text:span text:style-name="T28">,</text:span></text:p>
            <text:p text:style-name="P28"><text:span text:style-name="T2">H</text:span><text:span text:style-name="T12">p</text:span><text:span text:style-name="T11">0</text:span><text:span text:style-name="T1">(10)</text:span></text:p>
          </table:table-cell>
          <table:table-cell table:style-name="st1.B2" table:number-rows-spanned="2" office:value-type="string">
            <text:p text:style-name="P13">Номер источника</text:p>
          </table:table-cell>
          <table:table-cell table:style-name="st1.B2" table:number-rows-spanned="2" office:value-type="string">
            <text:p text:style-name="P30"><text:s text:c="2"/>d, <text:span text:style-name="T6">см <text:s/></text:span></text:p>
            <text:p text:style-name="P31">t, <text:span text:style-name="T6">сек</text:span></text:p>
          </table:table-cell>
          <table:table-cell table:style-name="st1.B2" table:number-columns-spanned="3" office:value-type="string">
            <text:p text:style-name="P28">Показания прибора</text:p>
          </table:table-cell>
          <table:covered-table-cell/>
          <table:covered-table-cell/>
          <table:table-cell table:style-name="st1.B2" table:number-rows-spanned="2" office:value-type="string">
            <text:p text:style-name="P13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3"><text:span text:style-name="T8">θ</text:span><text:span text:style-name="T13">пр</text:span><text:span text:style-name="T12">i</text:span><text:span text:style-name="T6">,</text:span> %</text:p>
          </table:table-cell>
          <table:table-cell table:style-name="st1.B2" table:number-rows-spanned="2" office:value-type="string">
            <text:p text:style-name="P24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t1.I2" table:number-rows-spanned="2" office:value-type="string">
            <text:p text:style-name="P22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t1.B3" office:value-type="string">
            <text:p text:style-name="P28"><text:span text:style-name="T2">H</text:span><text:span text:style-name="T12">pi</text:span><text:span text:style-name="T1">(10)</text:span></text:p>
          </table:table-cell>
          <table:table-cell table:style-name="st1.B3" office:value-type="string">
            <text:p text:style-name="P28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t1.B3" office:value-type="string">
            <text:p text:style-name="P28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t1.A4" office:value-type="string">
            <text:p text:style-name="P13">4.0 мЗв</text:p>
          </table:table-cell>
          <table:table-cell table:style-name="st1.B4" office:value-type="string">
            <text:p text:style-name="P14">$1-n2</text:p>
          </table:table-cell>
          <table:table-cell table:style-name="st1.B4" office:value-type="string">
            <text:p text:style-name="P20"><text:s text:c="2"/>$1-d2 <text:s/></text:p>
            <text:p text:style-name="P17">180c</text:p>
          </table:table-cell>
          <table:table-cell table:style-name="st1.B4" office:value-type="string">
            <text:p text:style-name="P14">$1-d_dev</text:p>
          </table:table-cell>
          <table:table-cell table:style-name="st1.B4" office:value-type="string">
            <text:p text:style-name="P14">$1-dose</text:p>
          </table:table-cell>
          <table:table-cell table:style-name="st1.B4" office:value-type="string">
            <text:p text:style-name="P14">$1-d_res</text:p>
          </table:table-cell>
          <table:table-cell table:style-name="st1.B4" office:value-type="string">
            <text:p text:style-name="P14">$1-o_pog</text:p>
          </table:table-cell>
          <table:table-cell table:style-name="st1.B4" office:value-type="string">
            <text:p text:style-name="P14">$1-d_gran</text:p>
          </table:table-cell>
          <table:table-cell table:style-name="st1.I4" office:value-type="string">
            <text:p text:style-name="P13">±<text:span text:style-name="T6">15.4</text:span></text:p>
          </table:table-cell>
        </table:table-row>
      </table:table>
      <text:p text:style-name="P63"/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E"/>
        <table:table-header-rows>
          <text:soft-page-break/>
          <table:table-row>
            <table:table-cell table:style-name="t2.A1" table:number-columns-spanned="9" office:value-type="string">
              <text:p text:style-name="P37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2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2.B2" office:value-type="string">
            <text:p text:style-name="P13">Номер источ-ника</text:p>
          </table:table-cell>
          <table:table-cell table:style-name="t2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2.B2" office:value-type="string">
            <text:p text:style-name="P32">Показания прибора</text:p>
          </table:table-cell>
          <table:table-cell table:style-name="t2.B2" office:value-type="string">
            <text:p text:style-name="P25">Среднее значение, </text:p>
            <text:p text:style-name="P26"><text:span text:style-name="T2">H</text:span><text:span text:style-name="T12">pi</text:span><text:span text:style-name="T26">(10)</text:span></text:p>
          </table:table-cell>
          <table:table-cell table:style-name="t2.B2" office:value-type="string">
            <text:p text:style-name="P18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8"><text:span text:style-name="T8">θ</text:span><text:span text:style-name="T13">пр</text:span><text:span text:style-name="T12">i</text:span><text:span text:style-name="T6">,</text:span> %</text:p>
          </table:table-cell>
          <table:table-cell table:style-name="t2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2.B2" office:value-type="string">
            <text:p text:style-name="P23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2.I2" office:value-type="string">
            <text:p text:style-name="P21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28">Фон</text:p>
          </table:table-cell>
          <table:table-cell table:style-name="t2.B3" office:value-type="string">
            <text:p text:style-name="P29">---</text:p>
          </table:table-cell>
          <table:table-cell table:style-name="t2.B3" office:value-type="string">
            <text:p text:style-name="P14">$2-d0</text:p>
          </table:table-cell>
          <table:table-cell table:style-name="t2.D3" office:value-type="string">
            <text:section text:style-name="Sect1" text:name="Раздел6">
              <text:p text:style-name="P29">$2-bg0</text:p>
              <text:p text:style-name="P29">$2-bg1</text:p>
              <text:p text:style-name="P29">$2-bg2</text:p>
              <text:p text:style-name="P29">$2-bg3</text:p>
              <text:p text:style-name="P29">$2-bg4</text:p>
              <text:p text:style-name="P29">$2-bg5</text:p>
              <text:p text:style-name="P29">$2-bg6</text:p>
              <text:p text:style-name="P29">$2-bg7</text:p>
              <text:p text:style-name="P28"/>
            </text:section>
          </table:table-cell>
          <table:table-cell table:style-name="t2.B3" office:value-type="string">
            <text:p text:style-name="P14">$2-av-bg</text:p>
          </table:table-cell>
          <table:table-cell table:style-name="t2.B3" office:value-type="string">
            <text:p text:style-name="P14">---</text:p>
          </table:table-cell>
          <table:table-cell table:style-name="t2.B3" office:value-type="string">
            <text:p text:style-name="P14">---</text:p>
          </table:table-cell>
          <table:table-cell table:style-name="t2.B3" office:value-type="string">
            <text:p text:style-name="P14">---</text:p>
          </table:table-cell>
          <table:table-cell table:style-name="t2.I3" office:value-type="string">
            <text:p text:style-name="P16">---</text:p>
          </table:table-cell>
        </table:table-row>
        <table:table-row>
          <table:table-cell table:style-name="t2.A3" office:value-type="string">
            <text:p text:style-name="P13">0.80 мкЗв/ч</text:p>
          </table:table-cell>
          <table:table-cell table:style-name="t2.B3" office:value-type="string">
            <text:p text:style-name="P14">$2-n0</text:p>
          </table:table-cell>
          <table:table-cell table:style-name="t2.B3" office:value-type="string">
            <text:p text:style-name="P14">$2-d0</text:p>
          </table:table-cell>
          <table:table-cell table:style-name="t2.D3" office:value-type="string">
            <text:section text:style-name="Sect1" text:name="Раздел7">
              <text:p text:style-name="P29">$2-m00</text:p>
              <text:p text:style-name="P29">$2-m01</text:p>
              <text:p text:style-name="P29">$2-m02</text:p>
              <text:p text:style-name="P29">$2-m03</text:p>
              <text:p text:style-name="P29">$2-m04</text:p>
              <text:p text:style-name="P29">$2-m05</text:p>
              <text:p text:style-name="P29">$2-m06</text:p>
              <text:p text:style-name="P29">$2-m07</text:p>
              <text:p text:style-name="P29"/>
            </text:section>
          </table:table-cell>
          <table:table-cell table:style-name="t2.B3" office:value-type="string">
            <text:p text:style-name="P14">$2-av0</text:p>
          </table:table-cell>
          <table:table-cell table:style-name="t2.B3" office:value-type="string">
            <text:p text:style-name="P14">$2-o0</text:p>
          </table:table-cell>
          <table:table-cell table:style-name="t2.B3" office:value-type="string">
            <text:p text:style-name="P14">$2-q0</text:p>
          </table:table-cell>
          <table:table-cell table:style-name="t2.B3" office:value-type="string">
            <text:p text:style-name="P14">$2-do0</text:p>
          </table:table-cell>
          <table:table-cell table:style-name="t2.I3" office:value-type="string">
            <text:p text:style-name="P13">±<text:span text:style-name="T6">33.8</text:span></text:p>
          </table:table-cell>
        </table:table-row>
        <table:table-row>
          <table:table-cell table:style-name="t2.A3" office:value-type="string">
            <text:p text:style-name="P13">4.0 мЗв/ч</text:p>
          </table:table-cell>
          <table:table-cell table:style-name="t2.B3" office:value-type="string">
            <text:p text:style-name="P14">$2-n1</text:p>
          </table:table-cell>
          <table:table-cell table:style-name="t2.B3" office:value-type="string">
            <text:p text:style-name="P14">$2-d1</text:p>
          </table:table-cell>
          <table:table-cell table:style-name="t2.D3" office:value-type="string">
            <text:section text:style-name="Sect1" text:name="Раздел8">
              <text:p text:style-name="P6">$2-m10</text:p>
              <text:p text:style-name="P29">$2-m11</text:p>
              <text:p text:style-name="P29">$2-m12</text:p>
              <text:p text:style-name="P29">$2-m13</text:p>
              <text:p text:style-name="P29">$2-m14</text:p>
            </text:section>
          </table:table-cell>
          <table:table-cell table:style-name="t2.B3" office:value-type="string">
            <text:p text:style-name="P14">$2-av1</text:p>
          </table:table-cell>
          <table:table-cell table:style-name="t2.B3" office:value-type="string">
            <text:p text:style-name="P14">$2-o1</text:p>
          </table:table-cell>
          <table:table-cell table:style-name="t2.B3" office:value-type="string">
            <text:p text:style-name="P14">$2-q1</text:p>
          </table:table-cell>
          <table:table-cell table:style-name="t2.B3" office:value-type="string">
            <text:p text:style-name="P14">$2-do1</text:p>
          </table:table-cell>
          <table:table-cell table:style-name="t2.I3" office:value-type="string">
            <text:p text:style-name="P13">±<text:span text:style-name="T6">15</text:span></text:p>
          </table:table-cell>
        </table:table-row>
        <table:table-row>
          <table:table-cell table:style-name="t2.A3" office:value-type="string">
            <text:p text:style-name="P13">80,0 мЗв/ч</text:p>
          </table:table-cell>
          <table:table-cell table:style-name="t2.B3" office:value-type="string">
            <text:p text:style-name="P14">$2-n2</text:p>
          </table:table-cell>
          <table:table-cell table:style-name="t2.B3" office:value-type="string">
            <text:p text:style-name="P14">$2-d2</text:p>
          </table:table-cell>
          <table:table-cell table:style-name="t2.D3" office:value-type="string">
            <text:section text:style-name="Sect1" text:name="Раздел9">
              <text:p text:style-name="P6">$2-m20</text:p>
              <text:p text:style-name="P29">$2-m21</text:p>
              <text:p text:style-name="P29">$2-m22</text:p>
              <text:p text:style-name="P29">$2-m23</text:p>
              <text:p text:style-name="P29">$2-m24</text:p>
            </text:section>
          </table:table-cell>
          <table:table-cell table:style-name="t2.B3" office:value-type="string">
            <text:p text:style-name="P14">$2-av2</text:p>
          </table:table-cell>
          <table:table-cell table:style-name="t2.B3" office:value-type="string">
            <text:p text:style-name="P14">$2-o2</text:p>
          </table:table-cell>
          <table:table-cell table:style-name="t2.B3" office:value-type="string">
            <text:p text:style-name="P14">$2-q2</text:p>
          </table:table-cell>
          <table:table-cell table:style-name="t2.B3" office:value-type="string">
            <text:p text:style-name="P14">$2-do2</text:p>
          </table:table-cell>
          <table:table-cell table:style-name="t2.I3" office:value-type="string">
            <text:p text:style-name="P13">±<text:span text:style-name="T6">15.4</text:span></text:p>
          </table:table-cell>
        </table:table-row>
        <table:table-row>
          <table:table-cell table:style-name="t2.A7" office:value-type="string">
            <text:p text:style-name="P13"><text:span text:style-name="T6">4</text:span>00 мЗв/ч</text:p>
          </table:table-cell>
          <table:table-cell table:style-name="t2.B7" office:value-type="string">
            <text:p text:style-name="P14">$2-n3</text:p>
          </table:table-cell>
          <table:table-cell table:style-name="t2.B7" office:value-type="string">
            <text:p text:style-name="P14">$2-d3</text:p>
          </table:table-cell>
          <table:table-cell table:style-name="t2.D7" office:value-type="string">
            <text:section text:style-name="Sect1" text:name="Раздел10">
              <text:p text:style-name="P6">$2-m30</text:p>
              <text:p text:style-name="P29">$2-m31</text:p>
              <text:p text:style-name="P29">$2-m32</text:p>
              <text:p text:style-name="P29">$2-m33</text:p>
              <text:p text:style-name="P29">$2-m34</text:p>
            </text:section>
          </table:table-cell>
          <table:table-cell table:style-name="t2.B7" office:value-type="string">
            <text:p text:style-name="P14">$2-av3</text:p>
          </table:table-cell>
          <table:table-cell table:style-name="t2.B7" office:value-type="string">
            <text:p text:style-name="P14">$2-o3</text:p>
          </table:table-cell>
          <table:table-cell table:style-name="t2.B7" office:value-type="string">
            <text:p text:style-name="P14">$2-q3</text:p>
          </table:table-cell>
          <table:table-cell table:style-name="t2.B7" office:value-type="string">
            <text:p text:style-name="P14">$2-do3</text:p>
          </table:table-cell>
          <table:table-cell table:style-name="t2.I7" office:value-type="string">
            <text:p text:style-name="P13">±<text:span text:style-name="T6">17.0</text:span></text:p>
          </table:table-cell>
        </table:table-row>
      </table:table>
      <table:table table:name="st2" table:style-name="st2">
        <table:table-column table:style-name="st2.A" table:number-columns-repeated="8"/>
        <table:table-column table:style-name="st2.I"/>
        <table:table-row>
          <table:table-cell table:style-name="st2.A1" table:number-columns-spanned="9" office:value-type="string">
            <text:p text:style-name="P37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t2.A2" table:number-rows-spanned="2" office:value-type="string">
            <text:p text:style-name="P28"><text:span text:style-name="T1">Действи-тельное</text:span> значение</text:p>
            <text:p text:style-name="P28">ЭД,</text:p>
            <text:p text:style-name="P28"><text:span text:style-name="T2">H</text:span><text:span text:style-name="T12">p</text:span><text:span text:style-name="T11">0</text:span><text:span text:style-name="T1">(10)</text:span></text:p>
          </table:table-cell>
          <table:table-cell table:style-name="st2.B2" table:number-rows-spanned="2" office:value-type="string">
            <text:p text:style-name="P13">Номер источника</text:p>
          </table:table-cell>
          <table:table-cell table:style-name="st2.B2" table:number-rows-spanned="2" office:value-type="string">
            <text:p text:style-name="P30"><text:s text:c="2"/>d, <text:span text:style-name="T6">см <text:s/></text:span></text:p>
            <text:p text:style-name="P31">t, <text:span text:style-name="T6">сек</text:span></text:p>
          </table:table-cell>
          <table:table-cell table:style-name="st2.B2" table:number-columns-spanned="3" office:value-type="string">
            <text:p text:style-name="P28">Показания прибора</text:p>
          </table:table-cell>
          <table:covered-table-cell/>
          <table:covered-table-cell/>
          <table:table-cell table:style-name="st2.B2" table:number-rows-spanned="2" office:value-type="string">
            <text:p text:style-name="P13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3"><text:span text:style-name="T8">θ</text:span><text:span text:style-name="T13">пр</text:span><text:span text:style-name="T12">i</text:span><text:span text:style-name="T6">,</text:span> %</text:p>
          </table:table-cell>
          <table:table-cell table:style-name="st2.B2" table:number-rows-spanned="2" office:value-type="string">
            <text:p text:style-name="P24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t2.I2" table:number-rows-spanned="2" office:value-type="string">
            <text:p text:style-name="P22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t2.B3" office:value-type="string">
            <text:p text:style-name="P28"><text:span text:style-name="T2">H</text:span><text:span text:style-name="T12">pi</text:span><text:span text:style-name="T1">(10)</text:span></text:p>
          </table:table-cell>
          <table:table-cell table:style-name="st2.B3" office:value-type="string">
            <text:p text:style-name="P28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t2.B3" office:value-type="string">
            <text:p text:style-name="P28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t2.A4" office:value-type="string">
            <text:p text:style-name="P13">4.0 мЗв</text:p>
          </table:table-cell>
          <table:table-cell table:style-name="st2.B4" office:value-type="string">
            <text:p text:style-name="P14">$2-n2</text:p>
          </table:table-cell>
          <table:table-cell table:style-name="st2.B4" office:value-type="string">
            <text:p text:style-name="P20"><text:s text:c="2"/>$2-d2 <text:s/></text:p>
            <text:p text:style-name="P17">180c</text:p>
          </table:table-cell>
          <table:table-cell table:style-name="st2.B4" office:value-type="string">
            <text:p text:style-name="P14">$2-d_dev</text:p>
          </table:table-cell>
          <table:table-cell table:style-name="st2.B4" office:value-type="string">
            <text:p text:style-name="P14">$2-dose</text:p>
          </table:table-cell>
          <table:table-cell table:style-name="st2.B4" office:value-type="string">
            <text:p text:style-name="P14">$2-d_res</text:p>
          </table:table-cell>
          <table:table-cell table:style-name="st2.B4" office:value-type="string">
            <text:p text:style-name="P14">$2-o_pog</text:p>
          </table:table-cell>
          <table:table-cell table:style-name="st2.B4" office:value-type="string">
            <text:p text:style-name="P14">$2-d_gran</text:p>
          </table:table-cell>
          <table:table-cell table:style-name="st2.I4" office:value-type="string">
            <text:p text:style-name="P13">±<text:span text:style-name="T6">15.4</text:span></text:p>
          </table:table-cell>
        </table:table-row>
      </table:table>
      <text:p text:style-name="P63"/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E"/>
        <table:table-header-rows>
          <table:table-row>
            <table:table-cell table:style-name="t3.A1" table:number-columns-spanned="9" office:value-type="string">
              <text:p text:style-name="P37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2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3.B2" office:value-type="string">
            <text:p text:style-name="P13">Номер источ-ника</text:p>
          </table:table-cell>
          <table:table-cell table:style-name="t3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3.B2" office:value-type="string">
            <text:p text:style-name="P32">Показания прибора</text:p>
          </table:table-cell>
          <table:table-cell table:style-name="t3.B2" office:value-type="string">
            <text:p text:style-name="P25">Среднее значение, </text:p>
            <text:p text:style-name="P26"><text:span text:style-name="T2">H</text:span><text:span text:style-name="T12">pi</text:span><text:span text:style-name="T26">(10)</text:span></text:p>
          </table:table-cell>
          <table:table-cell table:style-name="t3.B2" office:value-type="string">
            <text:p text:style-name="P18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8"><text:span text:style-name="T8">θ</text:span><text:span text:style-name="T13">пр</text:span><text:span text:style-name="T12">i</text:span><text:span text:style-name="T6">,</text:span> %</text:p>
          </table:table-cell>
          <table:table-cell table:style-name="t3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3.B2" office:value-type="string">
            <text:p text:style-name="P23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3.I2" office:value-type="string">
            <text:p text:style-name="P21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28">Фон</text:p>
          </table:table-cell>
          <table:table-cell table:style-name="t3.B3" office:value-type="string">
            <text:p text:style-name="P29">---</text:p>
          </table:table-cell>
          <table:table-cell table:style-name="t3.B3" office:value-type="string">
            <text:p text:style-name="P14">$3-d0</text:p>
          </table:table-cell>
          <table:table-cell table:style-name="t3.D3" office:value-type="string">
            <text:section text:style-name="Sect1" text:name="Раздел11">
              <text:p text:style-name="P29">$3-bg0</text:p>
              <text:p text:style-name="P29">$3-bg1</text:p>
              <text:p text:style-name="P29">$3-bg2</text:p>
              <text:p text:style-name="P29">$3-bg3</text:p>
              <text:p text:style-name="P29">$3-bg4</text:p>
              <text:p text:style-name="P29">$3-bg5</text:p>
              <text:p text:style-name="P29">$3-bg6</text:p>
              <text:p text:style-name="P29">$3-bg7</text:p>
              <text:p text:style-name="P28"/>
            </text:section>
          </table:table-cell>
          <table:table-cell table:style-name="t3.B3" office:value-type="string">
            <text:p text:style-name="P14">$3-av-bg</text:p>
          </table:table-cell>
          <table:table-cell table:style-name="t3.B3" office:value-type="string">
            <text:p text:style-name="P14">---</text:p>
          </table:table-cell>
          <table:table-cell table:style-name="t3.B3" office:value-type="string">
            <text:p text:style-name="P14">---</text:p>
          </table:table-cell>
          <table:table-cell table:style-name="t3.B3" office:value-type="string">
            <text:p text:style-name="P14">---</text:p>
          </table:table-cell>
          <table:table-cell table:style-name="t3.I3" office:value-type="string">
            <text:p text:style-name="P16">---</text:p>
          </table:table-cell>
        </table:table-row>
        <table:table-row>
          <table:table-cell table:style-name="t3.A3" office:value-type="string">
            <text:p text:style-name="P13">0.80 мкЗв/ч</text:p>
          </table:table-cell>
          <table:table-cell table:style-name="t3.B3" office:value-type="string">
            <text:p text:style-name="P14">$3-n0</text:p>
          </table:table-cell>
          <table:table-cell table:style-name="t3.B3" office:value-type="string">
            <text:p text:style-name="P14">$3-d0</text:p>
          </table:table-cell>
          <table:table-cell table:style-name="t3.D3" office:value-type="string">
            <text:section text:style-name="Sect1" text:name="Раздел12">
              <text:p text:style-name="P29">$3-m00</text:p>
              <text:p text:style-name="P29">$3-m01</text:p>
              <text:p text:style-name="P29">$3-m02</text:p>
              <text:p text:style-name="P29">$3-m03</text:p>
              <text:p text:style-name="P29">$3-m04</text:p>
              <text:p text:style-name="P29">$3-m05</text:p>
              <text:p text:style-name="P29">$3-m06</text:p>
              <text:p text:style-name="P29">$3-m07</text:p>
              <text:p text:style-name="P29"/>
            </text:section>
          </table:table-cell>
          <table:table-cell table:style-name="t3.B3" office:value-type="string">
            <text:p text:style-name="P14">$3-av0</text:p>
          </table:table-cell>
          <table:table-cell table:style-name="t3.B3" office:value-type="string">
            <text:p text:style-name="P14">$3-o0</text:p>
          </table:table-cell>
          <table:table-cell table:style-name="t3.B3" office:value-type="string">
            <text:p text:style-name="P14">$3-q0</text:p>
          </table:table-cell>
          <table:table-cell table:style-name="t3.B3" office:value-type="string">
            <text:p text:style-name="P14">$3-do0</text:p>
          </table:table-cell>
          <table:table-cell table:style-name="t3.I3" office:value-type="string">
            <text:p text:style-name="P13">±<text:span text:style-name="T6">33.8</text:span></text:p>
          </table:table-cell>
        </table:table-row>
        <table:table-row>
          <table:table-cell table:style-name="t3.A3" office:value-type="string">
            <text:p text:style-name="P13">4.0 мЗв/ч</text:p>
          </table:table-cell>
          <table:table-cell table:style-name="t3.B3" office:value-type="string">
            <text:p text:style-name="P14">$3-n1</text:p>
          </table:table-cell>
          <table:table-cell table:style-name="t3.B3" office:value-type="string">
            <text:p text:style-name="P14">$3-d1</text:p>
          </table:table-cell>
          <table:table-cell table:style-name="t3.D3" office:value-type="string">
            <text:section text:style-name="Sect1" text:name="Раздел13">
              <text:p text:style-name="P6">$3-m10</text:p>
              <text:p text:style-name="P29">$3-m11</text:p>
              <text:p text:style-name="P29">$3-m12</text:p>
              <text:p text:style-name="P29">$3-m13</text:p>
              <text:p text:style-name="P29">$3-m14</text:p>
            </text:section>
          </table:table-cell>
          <table:table-cell table:style-name="t3.B3" office:value-type="string">
            <text:p text:style-name="P14">$3-av1</text:p>
          </table:table-cell>
          <table:table-cell table:style-name="t3.B3" office:value-type="string">
            <text:p text:style-name="P14">$3-o1</text:p>
          </table:table-cell>
          <table:table-cell table:style-name="t3.B3" office:value-type="string">
            <text:p text:style-name="P14">$3-q1</text:p>
          </table:table-cell>
          <table:table-cell table:style-name="t3.B3" office:value-type="string">
            <text:p text:style-name="P14">$3-do1</text:p>
          </table:table-cell>
          <table:table-cell table:style-name="t3.I3" office:value-type="string">
            <text:p text:style-name="P13">±<text:span text:style-name="T6">15</text:span></text:p>
          </table:table-cell>
        </table:table-row>
        <table:table-row>
          <table:table-cell table:style-name="t3.A3" office:value-type="string">
            <text:p text:style-name="P13">80,0 мЗв/ч</text:p>
          </table:table-cell>
          <table:table-cell table:style-name="t3.B3" office:value-type="string">
            <text:p text:style-name="P14">$3-n2</text:p>
          </table:table-cell>
          <table:table-cell table:style-name="t3.B3" office:value-type="string">
            <text:p text:style-name="P14">$3-d2</text:p>
          </table:table-cell>
          <table:table-cell table:style-name="t3.D3" office:value-type="string">
            <text:section text:style-name="Sect1" text:name="Раздел14">
              <text:p text:style-name="P6">$3-m20</text:p>
              <text:p text:style-name="P29">$3-m21</text:p>
              <text:p text:style-name="P29">$3-m22</text:p>
              <text:p text:style-name="P29">$3-m23</text:p>
              <text:p text:style-name="P29">$3-m24</text:p>
            </text:section>
          </table:table-cell>
          <table:table-cell table:style-name="t3.B3" office:value-type="string">
            <text:p text:style-name="P14">$3-av2</text:p>
          </table:table-cell>
          <table:table-cell table:style-name="t3.B3" office:value-type="string">
            <text:p text:style-name="P14">$3-o2</text:p>
          </table:table-cell>
          <table:table-cell table:style-name="t3.B3" office:value-type="string">
            <text:p text:style-name="P14">$3-q2</text:p>
          </table:table-cell>
          <table:table-cell table:style-name="t3.B3" office:value-type="string">
            <text:p text:style-name="P14">$3-do2</text:p>
          </table:table-cell>
          <table:table-cell table:style-name="t3.I3" office:value-type="string">
            <text:p text:style-name="P13">±<text:span text:style-name="T6">15.4</text:span></text:p>
          </table:table-cell>
        </table:table-row>
        <table:table-row>
          <table:table-cell table:style-name="t3.A7" office:value-type="string">
            <text:p text:style-name="P13"><text:span text:style-name="T6">4</text:span>00 мЗв/ч</text:p>
          </table:table-cell>
          <table:table-cell table:style-name="t3.B7" office:value-type="string">
            <text:p text:style-name="P14">$3-n3</text:p>
          </table:table-cell>
          <table:table-cell table:style-name="t3.B7" office:value-type="string">
            <text:p text:style-name="P14">$3-d3</text:p>
          </table:table-cell>
          <table:table-cell table:style-name="t3.D7" office:value-type="string">
            <text:section text:style-name="Sect1" text:name="Раздел15">
              <text:p text:style-name="P6">$3-m30</text:p>
              <text:p text:style-name="P29">$3-m31</text:p>
              <text:p text:style-name="P29">$3-m32</text:p>
              <text:p text:style-name="P29">$3-m33</text:p>
              <text:p text:style-name="P29">$3-m34</text:p>
            </text:section>
          </table:table-cell>
          <table:table-cell table:style-name="t3.B7" office:value-type="string">
            <text:p text:style-name="P14">$3-av3</text:p>
          </table:table-cell>
          <table:table-cell table:style-name="t3.B7" office:value-type="string">
            <text:p text:style-name="P14">$3-o3</text:p>
          </table:table-cell>
          <table:table-cell table:style-name="t3.B7" office:value-type="string">
            <text:p text:style-name="P14">$3-q3</text:p>
          </table:table-cell>
          <table:table-cell table:style-name="t3.B7" office:value-type="string">
            <text:p text:style-name="P14">$3-do3</text:p>
          </table:table-cell>
          <table:table-cell table:style-name="t3.I7" office:value-type="string">
            <text:p text:style-name="P13">±<text:span text:style-name="T6">17.0</text:span></text:p>
          </table:table-cell>
        </table:table-row>
      </table:table>
      <table:table table:name="st3" table:style-name="st3">
        <table:table-column table:style-name="st3.A" table:number-columns-repeated="8"/>
        <table:table-column table:style-name="st3.I"/>
        <table:table-row>
          <table:table-cell table:style-name="st3.A1" table:number-columns-spanned="9" office:value-type="string">
            <text:p text:style-name="P37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t3.A2" table:number-rows-spanned="2" office:value-type="string">
            <text:p text:style-name="P28"><text:span text:style-name="T1">Действи-тельное</text:span> значение</text:p>
            <text:p text:style-name="P28">ЭД,</text:p>
            <text:p text:style-name="P28"><text:span text:style-name="T2">H</text:span><text:span text:style-name="T12">p</text:span><text:span text:style-name="T11">0</text:span><text:span text:style-name="T1">(10)</text:span></text:p>
          </table:table-cell>
          <table:table-cell table:style-name="st3.B2" table:number-rows-spanned="2" office:value-type="string">
            <text:p text:style-name="P13">Номер источника</text:p>
          </table:table-cell>
          <table:table-cell table:style-name="st3.B2" table:number-rows-spanned="2" office:value-type="string">
            <text:p text:style-name="P30"><text:s text:c="2"/>d, <text:span text:style-name="T6">см <text:s/></text:span></text:p>
            <text:p text:style-name="P31">t, <text:span text:style-name="T6">сек</text:span></text:p>
          </table:table-cell>
          <table:table-cell table:style-name="st3.B2" table:number-columns-spanned="3" office:value-type="string">
            <text:p text:style-name="P28">Показания прибора</text:p>
          </table:table-cell>
          <table:covered-table-cell/>
          <table:covered-table-cell/>
          <table:table-cell table:style-name="st3.B2" table:number-rows-spanned="2" office:value-type="string">
            <text:p text:style-name="P13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3"><text:span text:style-name="T8">θ</text:span><text:span text:style-name="T13">пр</text:span><text:span text:style-name="T12">i</text:span><text:span text:style-name="T6">,</text:span> %</text:p>
          </table:table-cell>
          <table:table-cell table:style-name="st3.B2" table:number-rows-spanned="2" office:value-type="string">
            <text:p text:style-name="P24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t3.I2" table:number-rows-spanned="2" office:value-type="string">
            <text:p text:style-name="P22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t3.B3" office:value-type="string">
            <text:p text:style-name="P28"><text:span text:style-name="T2">H</text:span><text:span text:style-name="T12">pi</text:span><text:span text:style-name="T1">(10)</text:span></text:p>
          </table:table-cell>
          <table:table-cell table:style-name="st3.B3" office:value-type="string">
            <text:p text:style-name="P28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t3.B3" office:value-type="string">
            <text:p text:style-name="P28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t3.A4" office:value-type="string">
            <text:p text:style-name="P13">4.0 мЗв</text:p>
          </table:table-cell>
          <table:table-cell table:style-name="st3.B4" office:value-type="string">
            <text:p text:style-name="P14">$3-n2</text:p>
          </table:table-cell>
          <table:table-cell table:style-name="st3.B4" office:value-type="string">
            <text:p text:style-name="P20"><text:s text:c="2"/>$3-d2 <text:s/></text:p>
            <text:p text:style-name="P17">180c</text:p>
          </table:table-cell>
          <table:table-cell table:style-name="st3.B4" office:value-type="string">
            <text:p text:style-name="P14">$3-d_dev</text:p>
          </table:table-cell>
          <table:table-cell table:style-name="st3.B4" office:value-type="string">
            <text:p text:style-name="P14">$3-dose</text:p>
          </table:table-cell>
          <table:table-cell table:style-name="st3.B4" office:value-type="string">
            <text:p text:style-name="P14">$3-d_res</text:p>
          </table:table-cell>
          <table:table-cell table:style-name="st3.B4" office:value-type="string">
            <text:p text:style-name="P14">$3-o_pog</text:p>
          </table:table-cell>
          <table:table-cell table:style-name="st3.B4" office:value-type="string">
            <text:p text:style-name="P14">$3-d_gran</text:p>
          </table:table-cell>
          <table:table-cell table:style-name="st3.I4" office:value-type="string">
            <text:p text:style-name="P13">±<text:span text:style-name="T6">15.4</text:span></text:p>
          </table:table-cell>
        </table:table-row>
      </table:table>
      <text:p text:style-name="P63"/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E"/>
        <table:table-header-rows>
          <text:soft-page-break/>
          <table:table-row>
            <table:table-cell table:style-name="t4.A1" table:number-columns-spanned="9" office:value-type="string">
              <text:p text:style-name="P37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2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4.B2" office:value-type="string">
            <text:p text:style-name="P13">Номер источ-ника</text:p>
          </table:table-cell>
          <table:table-cell table:style-name="t4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4.B2" office:value-type="string">
            <text:p text:style-name="P32">Показания прибора</text:p>
          </table:table-cell>
          <table:table-cell table:style-name="t4.B2" office:value-type="string">
            <text:p text:style-name="P25">Среднее значение, </text:p>
            <text:p text:style-name="P26"><text:span text:style-name="T2">H</text:span><text:span text:style-name="T12">pi</text:span><text:span text:style-name="T26">(10)</text:span></text:p>
          </table:table-cell>
          <table:table-cell table:style-name="t4.B2" office:value-type="string">
            <text:p text:style-name="P18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8"><text:span text:style-name="T8">θ</text:span><text:span text:style-name="T13">пр</text:span><text:span text:style-name="T12">i</text:span><text:span text:style-name="T6">,</text:span> %</text:p>
          </table:table-cell>
          <table:table-cell table:style-name="t4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4.B2" office:value-type="string">
            <text:p text:style-name="P23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4.I2" office:value-type="string">
            <text:p text:style-name="P21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28">Фон</text:p>
          </table:table-cell>
          <table:table-cell table:style-name="t4.B3" office:value-type="string">
            <text:p text:style-name="P29">---</text:p>
          </table:table-cell>
          <table:table-cell table:style-name="t4.B3" office:value-type="string">
            <text:p text:style-name="P14">$4-d0</text:p>
          </table:table-cell>
          <table:table-cell table:style-name="t4.D3" office:value-type="string">
            <text:section text:style-name="Sect1" text:name="Раздел16">
              <text:p text:style-name="P29">$4-bg0</text:p>
              <text:p text:style-name="P29">$4-bg1</text:p>
              <text:p text:style-name="P29">$4-bg2</text:p>
              <text:p text:style-name="P29">$4-bg3</text:p>
              <text:p text:style-name="P29">$4-bg4</text:p>
              <text:p text:style-name="P29">$4-bg5</text:p>
              <text:p text:style-name="P29">$4-bg6</text:p>
              <text:p text:style-name="P29">$4-bg7</text:p>
              <text:p text:style-name="P28"/>
            </text:section>
          </table:table-cell>
          <table:table-cell table:style-name="t4.B3" office:value-type="string">
            <text:p text:style-name="P14">$4-av-bg</text:p>
          </table:table-cell>
          <table:table-cell table:style-name="t4.B3" office:value-type="string">
            <text:p text:style-name="P14">---</text:p>
          </table:table-cell>
          <table:table-cell table:style-name="t4.B3" office:value-type="string">
            <text:p text:style-name="P14">---</text:p>
          </table:table-cell>
          <table:table-cell table:style-name="t4.B3" office:value-type="string">
            <text:p text:style-name="P14">---</text:p>
          </table:table-cell>
          <table:table-cell table:style-name="t4.I3" office:value-type="string">
            <text:p text:style-name="P16">---</text:p>
          </table:table-cell>
        </table:table-row>
        <table:table-row>
          <table:table-cell table:style-name="t4.A3" office:value-type="string">
            <text:p text:style-name="P13">0.80 мкЗв/ч</text:p>
          </table:table-cell>
          <table:table-cell table:style-name="t4.B3" office:value-type="string">
            <text:p text:style-name="P14">$4-n0</text:p>
          </table:table-cell>
          <table:table-cell table:style-name="t4.B3" office:value-type="string">
            <text:p text:style-name="P14">$4-d0</text:p>
          </table:table-cell>
          <table:table-cell table:style-name="t4.D3" office:value-type="string">
            <text:section text:style-name="Sect1" text:name="Раздел17">
              <text:p text:style-name="P29">$4-m00</text:p>
              <text:p text:style-name="P29">$4-m01</text:p>
              <text:p text:style-name="P29">$4-m02</text:p>
              <text:p text:style-name="P29">$4-m03</text:p>
              <text:p text:style-name="P29">$4-m04</text:p>
              <text:p text:style-name="P29">$4-m05</text:p>
              <text:p text:style-name="P29">$4-m06</text:p>
              <text:p text:style-name="P29">$4-m07</text:p>
              <text:p text:style-name="P29"/>
            </text:section>
          </table:table-cell>
          <table:table-cell table:style-name="t4.B3" office:value-type="string">
            <text:p text:style-name="P14">$4-av0</text:p>
          </table:table-cell>
          <table:table-cell table:style-name="t4.B3" office:value-type="string">
            <text:p text:style-name="P14">$4-o0</text:p>
          </table:table-cell>
          <table:table-cell table:style-name="t4.B3" office:value-type="string">
            <text:p text:style-name="P14">$4-q0</text:p>
          </table:table-cell>
          <table:table-cell table:style-name="t4.B3" office:value-type="string">
            <text:p text:style-name="P14">$4-do0</text:p>
          </table:table-cell>
          <table:table-cell table:style-name="t4.I3" office:value-type="string">
            <text:p text:style-name="P13">±<text:span text:style-name="T6">33.8</text:span></text:p>
          </table:table-cell>
        </table:table-row>
        <table:table-row>
          <table:table-cell table:style-name="t4.A3" office:value-type="string">
            <text:p text:style-name="P13">4.0 мЗв/ч</text:p>
          </table:table-cell>
          <table:table-cell table:style-name="t4.B3" office:value-type="string">
            <text:p text:style-name="P14">$4-n1</text:p>
          </table:table-cell>
          <table:table-cell table:style-name="t4.B3" office:value-type="string">
            <text:p text:style-name="P14">$4-d1</text:p>
          </table:table-cell>
          <table:table-cell table:style-name="t4.D3" office:value-type="string">
            <text:section text:style-name="Sect1" text:name="Раздел18">
              <text:p text:style-name="P6">$4-m10</text:p>
              <text:p text:style-name="P29">$4-m11</text:p>
              <text:p text:style-name="P29">$4-m12</text:p>
              <text:p text:style-name="P29">$4-m13</text:p>
              <text:p text:style-name="P29">$4-m14</text:p>
            </text:section>
          </table:table-cell>
          <table:table-cell table:style-name="t4.B3" office:value-type="string">
            <text:p text:style-name="P14">$4-av1</text:p>
          </table:table-cell>
          <table:table-cell table:style-name="t4.B3" office:value-type="string">
            <text:p text:style-name="P14">$4-o1</text:p>
          </table:table-cell>
          <table:table-cell table:style-name="t4.B3" office:value-type="string">
            <text:p text:style-name="P14">$4-q1</text:p>
          </table:table-cell>
          <table:table-cell table:style-name="t4.B3" office:value-type="string">
            <text:p text:style-name="P14">$4-do1</text:p>
          </table:table-cell>
          <table:table-cell table:style-name="t4.I3" office:value-type="string">
            <text:p text:style-name="P13">±<text:span text:style-name="T6">15</text:span></text:p>
          </table:table-cell>
        </table:table-row>
        <table:table-row>
          <table:table-cell table:style-name="t4.A3" office:value-type="string">
            <text:p text:style-name="P13">80,0 мЗв/ч</text:p>
          </table:table-cell>
          <table:table-cell table:style-name="t4.B3" office:value-type="string">
            <text:p text:style-name="P14">$4-n2</text:p>
          </table:table-cell>
          <table:table-cell table:style-name="t4.B3" office:value-type="string">
            <text:p text:style-name="P14">$4-d2</text:p>
          </table:table-cell>
          <table:table-cell table:style-name="t4.D3" office:value-type="string">
            <text:section text:style-name="Sect1" text:name="Раздел19">
              <text:p text:style-name="P6">$4-m20</text:p>
              <text:p text:style-name="P29">$4-m21</text:p>
              <text:p text:style-name="P29">$4-m22</text:p>
              <text:p text:style-name="P29">$4-m23</text:p>
              <text:p text:style-name="P29">$4-m24</text:p>
            </text:section>
          </table:table-cell>
          <table:table-cell table:style-name="t4.B3" office:value-type="string">
            <text:p text:style-name="P14">$4-av2</text:p>
          </table:table-cell>
          <table:table-cell table:style-name="t4.B3" office:value-type="string">
            <text:p text:style-name="P14">$4-o2</text:p>
          </table:table-cell>
          <table:table-cell table:style-name="t4.B3" office:value-type="string">
            <text:p text:style-name="P14">$4-q2</text:p>
          </table:table-cell>
          <table:table-cell table:style-name="t4.B3" office:value-type="string">
            <text:p text:style-name="P14">$4-do2</text:p>
          </table:table-cell>
          <table:table-cell table:style-name="t4.I3" office:value-type="string">
            <text:p text:style-name="P13">±<text:span text:style-name="T6">15.4</text:span></text:p>
          </table:table-cell>
        </table:table-row>
        <table:table-row>
          <table:table-cell table:style-name="t4.A7" office:value-type="string">
            <text:p text:style-name="P13"><text:span text:style-name="T6">4</text:span>00 мЗв/ч</text:p>
          </table:table-cell>
          <table:table-cell table:style-name="t4.B7" office:value-type="string">
            <text:p text:style-name="P14">$4-n3</text:p>
          </table:table-cell>
          <table:table-cell table:style-name="t4.B7" office:value-type="string">
            <text:p text:style-name="P14">$4-d3</text:p>
          </table:table-cell>
          <table:table-cell table:style-name="t4.D7" office:value-type="string">
            <text:section text:style-name="Sect1" text:name="Раздел20">
              <text:p text:style-name="P6">$4-m30</text:p>
              <text:p text:style-name="P29">$4-m31</text:p>
              <text:p text:style-name="P29">$4-m32</text:p>
              <text:p text:style-name="P29">$4-m33</text:p>
              <text:p text:style-name="P29">$4-m34</text:p>
            </text:section>
          </table:table-cell>
          <table:table-cell table:style-name="t4.B7" office:value-type="string">
            <text:p text:style-name="P14">$4-av3</text:p>
          </table:table-cell>
          <table:table-cell table:style-name="t4.B7" office:value-type="string">
            <text:p text:style-name="P14">$4-o3</text:p>
          </table:table-cell>
          <table:table-cell table:style-name="t4.B7" office:value-type="string">
            <text:p text:style-name="P14">$4-q3</text:p>
          </table:table-cell>
          <table:table-cell table:style-name="t4.B7" office:value-type="string">
            <text:p text:style-name="P14">$4-do3</text:p>
          </table:table-cell>
          <table:table-cell table:style-name="t4.I7" office:value-type="string">
            <text:p text:style-name="P13">±<text:span text:style-name="T6">17.0</text:span></text:p>
          </table:table-cell>
        </table:table-row>
      </table:table>
      <table:table table:name="st4" table:style-name="st4">
        <table:table-column table:style-name="st4.A" table:number-columns-repeated="8"/>
        <table:table-column table:style-name="st4.I"/>
        <table:table-row>
          <table:table-cell table:style-name="st4.A1" table:number-columns-spanned="9" office:value-type="string">
            <text:p text:style-name="P37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t4.A2" table:number-rows-spanned="2" office:value-type="string">
            <text:p text:style-name="P28"><text:span text:style-name="T1">Действи-тельное</text:span> значение</text:p>
            <text:p text:style-name="P28">ЭД,</text:p>
            <text:p text:style-name="P28"><text:span text:style-name="T2">H</text:span><text:span text:style-name="T12">p</text:span><text:span text:style-name="T11">0</text:span><text:span text:style-name="T1">(10)</text:span></text:p>
          </table:table-cell>
          <table:table-cell table:style-name="st4.B2" table:number-rows-spanned="2" office:value-type="string">
            <text:p text:style-name="P13">Номер источника</text:p>
          </table:table-cell>
          <table:table-cell table:style-name="st4.B2" table:number-rows-spanned="2" office:value-type="string">
            <text:p text:style-name="P30"><text:s text:c="2"/>d, <text:span text:style-name="T6">см <text:s/></text:span></text:p>
            <text:p text:style-name="P31">t, <text:span text:style-name="T6">сек</text:span></text:p>
          </table:table-cell>
          <table:table-cell table:style-name="st4.B2" table:number-columns-spanned="3" office:value-type="string">
            <text:p text:style-name="P28">Показания прибора</text:p>
          </table:table-cell>
          <table:covered-table-cell/>
          <table:covered-table-cell/>
          <table:table-cell table:style-name="st4.B2" table:number-rows-spanned="2" office:value-type="string">
            <text:p text:style-name="P13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3"><text:span text:style-name="T8">θ</text:span><text:span text:style-name="T13">пр</text:span><text:span text:style-name="T12">i</text:span><text:span text:style-name="T6">,</text:span> %</text:p>
          </table:table-cell>
          <table:table-cell table:style-name="st4.B2" table:number-rows-spanned="2" office:value-type="string">
            <text:p text:style-name="P24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t4.I2" table:number-rows-spanned="2" office:value-type="string">
            <text:p text:style-name="P22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t4.B3" office:value-type="string">
            <text:p text:style-name="P28"><text:span text:style-name="T2">H</text:span><text:span text:style-name="T12">pi</text:span><text:span text:style-name="T1">(10)</text:span></text:p>
          </table:table-cell>
          <table:table-cell table:style-name="st4.B3" office:value-type="string">
            <text:p text:style-name="P28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t4.B3" office:value-type="string">
            <text:p text:style-name="P28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t4.A4" office:value-type="string">
            <text:p text:style-name="P13">4.0 мЗв</text:p>
          </table:table-cell>
          <table:table-cell table:style-name="st4.B4" office:value-type="string">
            <text:p text:style-name="P14">$4-n2</text:p>
          </table:table-cell>
          <table:table-cell table:style-name="st4.B4" office:value-type="string">
            <text:p text:style-name="P20"><text:s text:c="2"/>$4-d2 <text:s/></text:p>
            <text:p text:style-name="P17">180c</text:p>
          </table:table-cell>
          <table:table-cell table:style-name="st4.B4" office:value-type="string">
            <text:p text:style-name="P14">$4-d_dev</text:p>
          </table:table-cell>
          <table:table-cell table:style-name="st4.B4" office:value-type="string">
            <text:p text:style-name="P14">$4-dose</text:p>
          </table:table-cell>
          <table:table-cell table:style-name="st4.B4" office:value-type="string">
            <text:p text:style-name="P14">$4-d_res</text:p>
          </table:table-cell>
          <table:table-cell table:style-name="st4.B4" office:value-type="string">
            <text:p text:style-name="P14">$4-o_pog</text:p>
          </table:table-cell>
          <table:table-cell table:style-name="st4.B4" office:value-type="string">
            <text:p text:style-name="P14">$4-d_gran</text:p>
          </table:table-cell>
          <table:table-cell table:style-name="st4.I4" office:value-type="string">
            <text:p text:style-name="P13">±<text:span text:style-name="T6">15.4</text:span></text:p>
          </table:table-cell>
        </table:table-row>
      </table:table>
      <text:p text:style-name="P63"/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E"/>
        <table:table-header-rows>
          <table:table-row>
            <table:table-cell table:style-name="t5.A1" table:number-columns-spanned="9" office:value-type="string">
              <text:p text:style-name="P37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2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5.B2" office:value-type="string">
            <text:p text:style-name="P13">Номер источ-ника</text:p>
          </table:table-cell>
          <table:table-cell table:style-name="t5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5.B2" office:value-type="string">
            <text:p text:style-name="P32">Показания прибора</text:p>
          </table:table-cell>
          <table:table-cell table:style-name="t5.B2" office:value-type="string">
            <text:p text:style-name="P25">Среднее значение, </text:p>
            <text:p text:style-name="P26"><text:span text:style-name="T2">H</text:span><text:span text:style-name="T12">pi</text:span><text:span text:style-name="T26">(10)</text:span></text:p>
          </table:table-cell>
          <table:table-cell table:style-name="t5.B2" office:value-type="string">
            <text:p text:style-name="P18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8"><text:span text:style-name="T8">θ</text:span><text:span text:style-name="T13">пр</text:span><text:span text:style-name="T12">i</text:span><text:span text:style-name="T6">,</text:span> %</text:p>
          </table:table-cell>
          <table:table-cell table:style-name="t5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5.B2" office:value-type="string">
            <text:p text:style-name="P23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5.I2" office:value-type="string">
            <text:p text:style-name="P21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28">Фон</text:p>
          </table:table-cell>
          <table:table-cell table:style-name="t5.B3" office:value-type="string">
            <text:p text:style-name="P29">---</text:p>
          </table:table-cell>
          <table:table-cell table:style-name="t5.B3" office:value-type="string">
            <text:p text:style-name="P14">$5-d0</text:p>
          </table:table-cell>
          <table:table-cell table:style-name="t5.D3" office:value-type="string">
            <text:section text:style-name="Sect1" text:name="Раздел21">
              <text:p text:style-name="P29">$5-bg0</text:p>
              <text:p text:style-name="P29">$5-bg1</text:p>
              <text:p text:style-name="P29">$5-bg2</text:p>
              <text:p text:style-name="P29">$5-bg3</text:p>
              <text:p text:style-name="P29">$5-bg4</text:p>
              <text:p text:style-name="P29">$5-bg5</text:p>
              <text:p text:style-name="P29">$5-bg6</text:p>
              <text:p text:style-name="P29">$5-bg7</text:p>
              <text:p text:style-name="P28"/>
            </text:section>
          </table:table-cell>
          <table:table-cell table:style-name="t5.B3" office:value-type="string">
            <text:p text:style-name="P14">$5-av-bg</text:p>
          </table:table-cell>
          <table:table-cell table:style-name="t5.B3" office:value-type="string">
            <text:p text:style-name="P14">---</text:p>
          </table:table-cell>
          <table:table-cell table:style-name="t5.B3" office:value-type="string">
            <text:p text:style-name="P14">---</text:p>
          </table:table-cell>
          <table:table-cell table:style-name="t5.B3" office:value-type="string">
            <text:p text:style-name="P14">---</text:p>
          </table:table-cell>
          <table:table-cell table:style-name="t5.I3" office:value-type="string">
            <text:p text:style-name="P16">---</text:p>
          </table:table-cell>
        </table:table-row>
        <table:table-row>
          <table:table-cell table:style-name="t5.A3" office:value-type="string">
            <text:p text:style-name="P13">0.80 мкЗв/ч</text:p>
          </table:table-cell>
          <table:table-cell table:style-name="t5.B3" office:value-type="string">
            <text:p text:style-name="P14">$5-n0</text:p>
          </table:table-cell>
          <table:table-cell table:style-name="t5.B3" office:value-type="string">
            <text:p text:style-name="P14">$5-d0</text:p>
          </table:table-cell>
          <table:table-cell table:style-name="t5.D3" office:value-type="string">
            <text:section text:style-name="Sect1" text:name="Раздел22">
              <text:p text:style-name="P29">$5-m00</text:p>
              <text:p text:style-name="P29">$5-m01</text:p>
              <text:p text:style-name="P29">$5-m02</text:p>
              <text:p text:style-name="P29">$5-m03</text:p>
              <text:p text:style-name="P29">$5-m04</text:p>
              <text:p text:style-name="P29">$5-m05</text:p>
              <text:p text:style-name="P29">$5-m06</text:p>
              <text:p text:style-name="P29">$5-m07</text:p>
              <text:p text:style-name="P29"/>
            </text:section>
          </table:table-cell>
          <table:table-cell table:style-name="t5.B3" office:value-type="string">
            <text:p text:style-name="P14">$5-av0</text:p>
          </table:table-cell>
          <table:table-cell table:style-name="t5.B3" office:value-type="string">
            <text:p text:style-name="P14">$5-o0</text:p>
          </table:table-cell>
          <table:table-cell table:style-name="t5.B3" office:value-type="string">
            <text:p text:style-name="P14">$5-q0</text:p>
          </table:table-cell>
          <table:table-cell table:style-name="t5.B3" office:value-type="string">
            <text:p text:style-name="P14">$5-do0</text:p>
          </table:table-cell>
          <table:table-cell table:style-name="t5.I3" office:value-type="string">
            <text:p text:style-name="P13">±<text:span text:style-name="T6">33.8</text:span></text:p>
          </table:table-cell>
        </table:table-row>
        <table:table-row>
          <table:table-cell table:style-name="t5.A3" office:value-type="string">
            <text:p text:style-name="P13">4.0 мЗв/ч</text:p>
          </table:table-cell>
          <table:table-cell table:style-name="t5.B3" office:value-type="string">
            <text:p text:style-name="P14">$5-n1</text:p>
          </table:table-cell>
          <table:table-cell table:style-name="t5.B3" office:value-type="string">
            <text:p text:style-name="P14">$5-d1</text:p>
          </table:table-cell>
          <table:table-cell table:style-name="t5.D3" office:value-type="string">
            <text:section text:style-name="Sect1" text:name="Раздел23">
              <text:p text:style-name="P6">$5-m10</text:p>
              <text:p text:style-name="P29">$5-m11</text:p>
              <text:p text:style-name="P29">$5-m12</text:p>
              <text:p text:style-name="P29">$5-m13</text:p>
              <text:p text:style-name="P29">$5-m14</text:p>
            </text:section>
          </table:table-cell>
          <table:table-cell table:style-name="t5.B3" office:value-type="string">
            <text:p text:style-name="P14">$5-av1</text:p>
          </table:table-cell>
          <table:table-cell table:style-name="t5.B3" office:value-type="string">
            <text:p text:style-name="P14">$5-o1</text:p>
          </table:table-cell>
          <table:table-cell table:style-name="t5.B3" office:value-type="string">
            <text:p text:style-name="P14">$5-q1</text:p>
          </table:table-cell>
          <table:table-cell table:style-name="t5.B3" office:value-type="string">
            <text:p text:style-name="P14">$5-do1</text:p>
          </table:table-cell>
          <table:table-cell table:style-name="t5.I3" office:value-type="string">
            <text:p text:style-name="P13">±<text:span text:style-name="T6">15</text:span></text:p>
          </table:table-cell>
        </table:table-row>
        <table:table-row>
          <table:table-cell table:style-name="t5.A3" office:value-type="string">
            <text:p text:style-name="P13">80,0 мЗв/ч</text:p>
          </table:table-cell>
          <table:table-cell table:style-name="t5.B3" office:value-type="string">
            <text:p text:style-name="P14">$5-n2</text:p>
          </table:table-cell>
          <table:table-cell table:style-name="t5.B3" office:value-type="string">
            <text:p text:style-name="P14">$5-d2</text:p>
          </table:table-cell>
          <table:table-cell table:style-name="t5.D3" office:value-type="string">
            <text:section text:style-name="Sect1" text:name="Раздел24">
              <text:p text:style-name="P6">$5-m20</text:p>
              <text:p text:style-name="P29">$5-m21</text:p>
              <text:p text:style-name="P29">$5-m22</text:p>
              <text:p text:style-name="P29">$5-m23</text:p>
              <text:p text:style-name="P29">$5-m24</text:p>
            </text:section>
          </table:table-cell>
          <table:table-cell table:style-name="t5.B3" office:value-type="string">
            <text:p text:style-name="P14">$5-av2</text:p>
          </table:table-cell>
          <table:table-cell table:style-name="t5.B3" office:value-type="string">
            <text:p text:style-name="P14">$5-o2</text:p>
          </table:table-cell>
          <table:table-cell table:style-name="t5.B3" office:value-type="string">
            <text:p text:style-name="P14">$5-q2</text:p>
          </table:table-cell>
          <table:table-cell table:style-name="t5.B3" office:value-type="string">
            <text:p text:style-name="P14">$5-do2</text:p>
          </table:table-cell>
          <table:table-cell table:style-name="t5.I3" office:value-type="string">
            <text:p text:style-name="P13">±<text:span text:style-name="T6">15.4</text:span></text:p>
          </table:table-cell>
        </table:table-row>
        <table:table-row>
          <table:table-cell table:style-name="t5.A7" office:value-type="string">
            <text:p text:style-name="P13"><text:span text:style-name="T6">4</text:span>00 мЗв/ч</text:p>
          </table:table-cell>
          <table:table-cell table:style-name="t5.B7" office:value-type="string">
            <text:p text:style-name="P14">$5-n3</text:p>
          </table:table-cell>
          <table:table-cell table:style-name="t5.B7" office:value-type="string">
            <text:p text:style-name="P14">$5-d3</text:p>
          </table:table-cell>
          <table:table-cell table:style-name="t5.D7" office:value-type="string">
            <text:section text:style-name="Sect1" text:name="Раздел25">
              <text:p text:style-name="P6">$5-m30</text:p>
              <text:p text:style-name="P29">$5-m31</text:p>
              <text:p text:style-name="P29">$5-m32</text:p>
              <text:p text:style-name="P29">$5-m33</text:p>
              <text:p text:style-name="P29">$5-m34</text:p>
            </text:section>
          </table:table-cell>
          <table:table-cell table:style-name="t5.B7" office:value-type="string">
            <text:p text:style-name="P14">$5-av3</text:p>
          </table:table-cell>
          <table:table-cell table:style-name="t5.B7" office:value-type="string">
            <text:p text:style-name="P14">$5-o3</text:p>
          </table:table-cell>
          <table:table-cell table:style-name="t5.B7" office:value-type="string">
            <text:p text:style-name="P14">$5-q3</text:p>
          </table:table-cell>
          <table:table-cell table:style-name="t5.B7" office:value-type="string">
            <text:p text:style-name="P14">$5-do3</text:p>
          </table:table-cell>
          <table:table-cell table:style-name="t5.I7" office:value-type="string">
            <text:p text:style-name="P13">±<text:span text:style-name="T6">17.0</text:span></text:p>
          </table:table-cell>
        </table:table-row>
      </table:table>
      <table:table table:name="st5" table:style-name="st5">
        <table:table-column table:style-name="st5.A" table:number-columns-repeated="8"/>
        <table:table-column table:style-name="st5.I"/>
        <table:table-row>
          <table:table-cell table:style-name="st5.A1" table:number-columns-spanned="9" office:value-type="string">
            <text:p text:style-name="P37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t5.A2" table:number-rows-spanned="2" office:value-type="string">
            <text:p text:style-name="P28"><text:span text:style-name="T1">Действи-тельное</text:span> значение</text:p>
            <text:p text:style-name="P28">ЭД,</text:p>
            <text:p text:style-name="P28"><text:span text:style-name="T2">H</text:span><text:span text:style-name="T12">p</text:span><text:span text:style-name="T11">0</text:span><text:span text:style-name="T1">(10)</text:span></text:p>
          </table:table-cell>
          <table:table-cell table:style-name="st5.B2" table:number-rows-spanned="2" office:value-type="string">
            <text:p text:style-name="P13">Номер источника</text:p>
          </table:table-cell>
          <table:table-cell table:style-name="st5.B2" table:number-rows-spanned="2" office:value-type="string">
            <text:p text:style-name="P30"><text:s text:c="2"/>d, <text:span text:style-name="T6">см <text:s/></text:span></text:p>
            <text:p text:style-name="P31">t, <text:span text:style-name="T6">сек</text:span></text:p>
          </table:table-cell>
          <table:table-cell table:style-name="st5.B2" table:number-columns-spanned="3" office:value-type="string">
            <text:p text:style-name="P28">Показания прибора</text:p>
          </table:table-cell>
          <table:covered-table-cell/>
          <table:covered-table-cell/>
          <table:table-cell table:style-name="st5.B2" table:number-rows-spanned="2" office:value-type="string">
            <text:p text:style-name="P13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3"><text:span text:style-name="T8">θ</text:span><text:span text:style-name="T13">пр</text:span><text:span text:style-name="T12">i</text:span><text:span text:style-name="T6">,</text:span> %</text:p>
          </table:table-cell>
          <table:table-cell table:style-name="st5.B2" table:number-rows-spanned="2" office:value-type="string">
            <text:p text:style-name="P24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t5.I2" table:number-rows-spanned="2" office:value-type="string">
            <text:p text:style-name="P22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t5.B3" office:value-type="string">
            <text:p text:style-name="P28"><text:span text:style-name="T2">H</text:span><text:span text:style-name="T12">pi</text:span><text:span text:style-name="T1">(10)</text:span></text:p>
          </table:table-cell>
          <table:table-cell table:style-name="st5.B3" office:value-type="string">
            <text:p text:style-name="P28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t5.B3" office:value-type="string">
            <text:p text:style-name="P28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t5.A4" office:value-type="string">
            <text:p text:style-name="P13">4.0 мЗв</text:p>
          </table:table-cell>
          <table:table-cell table:style-name="st5.B4" office:value-type="string">
            <text:p text:style-name="P14">$5-n2</text:p>
          </table:table-cell>
          <table:table-cell table:style-name="st5.B4" office:value-type="string">
            <text:p text:style-name="P20"><text:s text:c="2"/>$5-d2 <text:s/></text:p>
            <text:p text:style-name="P17">180c</text:p>
          </table:table-cell>
          <table:table-cell table:style-name="st5.B4" office:value-type="string">
            <text:p text:style-name="P14">$5-d_dev</text:p>
          </table:table-cell>
          <table:table-cell table:style-name="st5.B4" office:value-type="string">
            <text:p text:style-name="P14">$5-dose</text:p>
          </table:table-cell>
          <table:table-cell table:style-name="st5.B4" office:value-type="string">
            <text:p text:style-name="P14">$5-d_res</text:p>
          </table:table-cell>
          <table:table-cell table:style-name="st5.B4" office:value-type="string">
            <text:p text:style-name="P14">$5-o_pog</text:p>
          </table:table-cell>
          <table:table-cell table:style-name="st5.B4" office:value-type="string">
            <text:p text:style-name="P14">$5-d_gran</text:p>
          </table:table-cell>
          <table:table-cell table:style-name="st5.I4" office:value-type="string">
            <text:p text:style-name="P13">±<text:span text:style-name="T6">15.4</text:span></text:p>
          </table:table-cell>
        </table:table-row>
      </table:table>
      <text:p text:style-name="P63"/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E"/>
        <table:table-header-rows>
          <text:soft-page-break/>
          <table:table-row>
            <table:table-cell table:style-name="t6.A1" table:number-columns-spanned="9" office:value-type="string">
              <text:p text:style-name="P37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2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6.B2" office:value-type="string">
            <text:p text:style-name="P13">Номер источ-ника</text:p>
          </table:table-cell>
          <table:table-cell table:style-name="t6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6.B2" office:value-type="string">
            <text:p text:style-name="P32">Показания прибора</text:p>
          </table:table-cell>
          <table:table-cell table:style-name="t6.B2" office:value-type="string">
            <text:p text:style-name="P25">Среднее значение, </text:p>
            <text:p text:style-name="P26"><text:span text:style-name="T2">H</text:span><text:span text:style-name="T12">pi</text:span><text:span text:style-name="T26">(10)</text:span></text:p>
          </table:table-cell>
          <table:table-cell table:style-name="t6.B2" office:value-type="string">
            <text:p text:style-name="P18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8"><text:span text:style-name="T8">θ</text:span><text:span text:style-name="T13">пр</text:span><text:span text:style-name="T12">i</text:span><text:span text:style-name="T6">,</text:span> %</text:p>
          </table:table-cell>
          <table:table-cell table:style-name="t6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6.B2" office:value-type="string">
            <text:p text:style-name="P23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6.I2" office:value-type="string">
            <text:p text:style-name="P21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28">Фон</text:p>
          </table:table-cell>
          <table:table-cell table:style-name="t6.B3" office:value-type="string">
            <text:p text:style-name="P29">---</text:p>
          </table:table-cell>
          <table:table-cell table:style-name="t6.B3" office:value-type="string">
            <text:p text:style-name="P14">$6-d0</text:p>
          </table:table-cell>
          <table:table-cell table:style-name="t6.D3" office:value-type="string">
            <text:section text:style-name="Sect1" text:name="Раздел26">
              <text:p text:style-name="P29">$6-bg0</text:p>
              <text:p text:style-name="P29">$6-bg1</text:p>
              <text:p text:style-name="P29">$6-bg2</text:p>
              <text:p text:style-name="P29">$6-bg3</text:p>
              <text:p text:style-name="P29">$6-bg4</text:p>
              <text:p text:style-name="P29">$6-bg5</text:p>
              <text:p text:style-name="P29">$6-bg6</text:p>
              <text:p text:style-name="P29">$6-bg7</text:p>
              <text:p text:style-name="P28"/>
            </text:section>
          </table:table-cell>
          <table:table-cell table:style-name="t6.B3" office:value-type="string">
            <text:p text:style-name="P14">$6-av-bg</text:p>
          </table:table-cell>
          <table:table-cell table:style-name="t6.B3" office:value-type="string">
            <text:p text:style-name="P14">---</text:p>
          </table:table-cell>
          <table:table-cell table:style-name="t6.B3" office:value-type="string">
            <text:p text:style-name="P14">---</text:p>
          </table:table-cell>
          <table:table-cell table:style-name="t6.B3" office:value-type="string">
            <text:p text:style-name="P14">---</text:p>
          </table:table-cell>
          <table:table-cell table:style-name="t6.I3" office:value-type="string">
            <text:p text:style-name="P16">---</text:p>
          </table:table-cell>
        </table:table-row>
        <table:table-row>
          <table:table-cell table:style-name="t6.A3" office:value-type="string">
            <text:p text:style-name="P13">0.80 мкЗв/ч</text:p>
          </table:table-cell>
          <table:table-cell table:style-name="t6.B3" office:value-type="string">
            <text:p text:style-name="P14">$6-n0</text:p>
          </table:table-cell>
          <table:table-cell table:style-name="t6.B3" office:value-type="string">
            <text:p text:style-name="P14">$6-d0</text:p>
          </table:table-cell>
          <table:table-cell table:style-name="t6.D3" office:value-type="string">
            <text:section text:style-name="Sect1" text:name="Раздел27">
              <text:p text:style-name="P29">$6-m00</text:p>
              <text:p text:style-name="P29">$6-m01</text:p>
              <text:p text:style-name="P29">$6-m02</text:p>
              <text:p text:style-name="P29">$6-m03</text:p>
              <text:p text:style-name="P29">$6-m04</text:p>
              <text:p text:style-name="P29">$6-m05</text:p>
              <text:p text:style-name="P29">$6-m06</text:p>
              <text:p text:style-name="P29">$6-m07</text:p>
              <text:p text:style-name="P29"/>
            </text:section>
          </table:table-cell>
          <table:table-cell table:style-name="t6.B3" office:value-type="string">
            <text:p text:style-name="P14">$6-av0</text:p>
          </table:table-cell>
          <table:table-cell table:style-name="t6.B3" office:value-type="string">
            <text:p text:style-name="P14">$6-o0</text:p>
          </table:table-cell>
          <table:table-cell table:style-name="t6.B3" office:value-type="string">
            <text:p text:style-name="P14">$6-q0</text:p>
          </table:table-cell>
          <table:table-cell table:style-name="t6.B3" office:value-type="string">
            <text:p text:style-name="P14">$6-do0</text:p>
          </table:table-cell>
          <table:table-cell table:style-name="t6.I3" office:value-type="string">
            <text:p text:style-name="P13">±<text:span text:style-name="T6">33.8</text:span></text:p>
          </table:table-cell>
        </table:table-row>
        <table:table-row>
          <table:table-cell table:style-name="t6.A3" office:value-type="string">
            <text:p text:style-name="P13">4.0 мЗв/ч</text:p>
          </table:table-cell>
          <table:table-cell table:style-name="t6.B3" office:value-type="string">
            <text:p text:style-name="P14">$6-n1</text:p>
          </table:table-cell>
          <table:table-cell table:style-name="t6.B3" office:value-type="string">
            <text:p text:style-name="P14">$6-d1</text:p>
          </table:table-cell>
          <table:table-cell table:style-name="t6.D3" office:value-type="string">
            <text:section text:style-name="Sect1" text:name="Раздел28">
              <text:p text:style-name="P6">$6-m10</text:p>
              <text:p text:style-name="P29">$6-m11</text:p>
              <text:p text:style-name="P29">$6-m12</text:p>
              <text:p text:style-name="P29">$6-m13</text:p>
              <text:p text:style-name="P29">$6-m14</text:p>
            </text:section>
          </table:table-cell>
          <table:table-cell table:style-name="t6.B3" office:value-type="string">
            <text:p text:style-name="P14">$6-av1</text:p>
          </table:table-cell>
          <table:table-cell table:style-name="t6.B3" office:value-type="string">
            <text:p text:style-name="P14">$6-o1</text:p>
          </table:table-cell>
          <table:table-cell table:style-name="t6.B3" office:value-type="string">
            <text:p text:style-name="P14">$6-q1</text:p>
          </table:table-cell>
          <table:table-cell table:style-name="t6.B3" office:value-type="string">
            <text:p text:style-name="P14">$6-do1</text:p>
          </table:table-cell>
          <table:table-cell table:style-name="t6.I3" office:value-type="string">
            <text:p text:style-name="P13">±<text:span text:style-name="T6">15</text:span></text:p>
          </table:table-cell>
        </table:table-row>
        <table:table-row>
          <table:table-cell table:style-name="t6.A3" office:value-type="string">
            <text:p text:style-name="P13">80,0 мЗв/ч</text:p>
          </table:table-cell>
          <table:table-cell table:style-name="t6.B3" office:value-type="string">
            <text:p text:style-name="P14">$6-n2</text:p>
          </table:table-cell>
          <table:table-cell table:style-name="t6.B3" office:value-type="string">
            <text:p text:style-name="P14">$6-d2</text:p>
          </table:table-cell>
          <table:table-cell table:style-name="t6.D3" office:value-type="string">
            <text:section text:style-name="Sect1" text:name="Раздел29">
              <text:p text:style-name="P6">$6-m20</text:p>
              <text:p text:style-name="P29">$6-m21</text:p>
              <text:p text:style-name="P29">$6-m22</text:p>
              <text:p text:style-name="P29">$6-m23</text:p>
              <text:p text:style-name="P29">$6-m24</text:p>
            </text:section>
          </table:table-cell>
          <table:table-cell table:style-name="t6.B3" office:value-type="string">
            <text:p text:style-name="P14">$6-av2</text:p>
          </table:table-cell>
          <table:table-cell table:style-name="t6.B3" office:value-type="string">
            <text:p text:style-name="P14">$6-o2</text:p>
          </table:table-cell>
          <table:table-cell table:style-name="t6.B3" office:value-type="string">
            <text:p text:style-name="P14">$6-q2</text:p>
          </table:table-cell>
          <table:table-cell table:style-name="t6.B3" office:value-type="string">
            <text:p text:style-name="P14">$6-do2</text:p>
          </table:table-cell>
          <table:table-cell table:style-name="t6.I3" office:value-type="string">
            <text:p text:style-name="P13">±<text:span text:style-name="T6">15.4</text:span></text:p>
          </table:table-cell>
        </table:table-row>
        <table:table-row>
          <table:table-cell table:style-name="t6.A7" office:value-type="string">
            <text:p text:style-name="P13"><text:span text:style-name="T6">4</text:span>00 мЗв/ч</text:p>
          </table:table-cell>
          <table:table-cell table:style-name="t6.B7" office:value-type="string">
            <text:p text:style-name="P14">$6-n3</text:p>
          </table:table-cell>
          <table:table-cell table:style-name="t6.B7" office:value-type="string">
            <text:p text:style-name="P14">$6-d3</text:p>
          </table:table-cell>
          <table:table-cell table:style-name="t6.D7" office:value-type="string">
            <text:section text:style-name="Sect1" text:name="Раздел30">
              <text:p text:style-name="P6">$6-m30</text:p>
              <text:p text:style-name="P29">$6-m31</text:p>
              <text:p text:style-name="P29">$6-m32</text:p>
              <text:p text:style-name="P29">$6-m33</text:p>
              <text:p text:style-name="P29">$6-m34</text:p>
            </text:section>
          </table:table-cell>
          <table:table-cell table:style-name="t6.B7" office:value-type="string">
            <text:p text:style-name="P14">$6-av3</text:p>
          </table:table-cell>
          <table:table-cell table:style-name="t6.B7" office:value-type="string">
            <text:p text:style-name="P14">$6-o3</text:p>
          </table:table-cell>
          <table:table-cell table:style-name="t6.B7" office:value-type="string">
            <text:p text:style-name="P14">$6-q3</text:p>
          </table:table-cell>
          <table:table-cell table:style-name="t6.B7" office:value-type="string">
            <text:p text:style-name="P14">$6-do3</text:p>
          </table:table-cell>
          <table:table-cell table:style-name="t6.I7" office:value-type="string">
            <text:p text:style-name="P13">±<text:span text:style-name="T6">17.0</text:span></text:p>
          </table:table-cell>
        </table:table-row>
      </table:table>
      <table:table table:name="st6" table:style-name="st6">
        <table:table-column table:style-name="st6.A" table:number-columns-repeated="8"/>
        <table:table-column table:style-name="st6.I"/>
        <table:table-row>
          <table:table-cell table:style-name="st6.A1" table:number-columns-spanned="9" office:value-type="string">
            <text:p text:style-name="P37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t6.A2" table:number-rows-spanned="2" office:value-type="string">
            <text:p text:style-name="P28"><text:span text:style-name="T1">Действи-тельное</text:span> значение</text:p>
            <text:p text:style-name="P28">ЭД,</text:p>
            <text:p text:style-name="P28"><text:span text:style-name="T2">H</text:span><text:span text:style-name="T12">p</text:span><text:span text:style-name="T11">0</text:span><text:span text:style-name="T1">(10)</text:span></text:p>
          </table:table-cell>
          <table:table-cell table:style-name="st6.B2" table:number-rows-spanned="2" office:value-type="string">
            <text:p text:style-name="P13">Номер источника</text:p>
          </table:table-cell>
          <table:table-cell table:style-name="st6.B2" table:number-rows-spanned="2" office:value-type="string">
            <text:p text:style-name="P30"><text:s text:c="2"/>d, <text:span text:style-name="T6">см <text:s/></text:span></text:p>
            <text:p text:style-name="P31">t, <text:span text:style-name="T6">сек</text:span></text:p>
          </table:table-cell>
          <table:table-cell table:style-name="st6.B2" table:number-columns-spanned="3" office:value-type="string">
            <text:p text:style-name="P28">Показания прибора</text:p>
          </table:table-cell>
          <table:covered-table-cell/>
          <table:covered-table-cell/>
          <table:table-cell table:style-name="st6.B2" table:number-rows-spanned="2" office:value-type="string">
            <text:p text:style-name="P13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3"><text:span text:style-name="T8">θ</text:span><text:span text:style-name="T13">пр</text:span><text:span text:style-name="T12">i</text:span><text:span text:style-name="T6">,</text:span> %</text:p>
          </table:table-cell>
          <table:table-cell table:style-name="st6.B2" table:number-rows-spanned="2" office:value-type="string">
            <text:p text:style-name="P24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t6.I2" table:number-rows-spanned="2" office:value-type="string">
            <text:p text:style-name="P22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t6.B3" office:value-type="string">
            <text:p text:style-name="P28"><text:span text:style-name="T2">H</text:span><text:span text:style-name="T12">pi</text:span><text:span text:style-name="T1">(10)</text:span></text:p>
          </table:table-cell>
          <table:table-cell table:style-name="st6.B3" office:value-type="string">
            <text:p text:style-name="P28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t6.B3" office:value-type="string">
            <text:p text:style-name="P28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t6.A4" office:value-type="string">
            <text:p text:style-name="P13">4.0 мЗв</text:p>
          </table:table-cell>
          <table:table-cell table:style-name="st6.B4" office:value-type="string">
            <text:p text:style-name="P14">$6-n2</text:p>
          </table:table-cell>
          <table:table-cell table:style-name="st6.B4" office:value-type="string">
            <text:p text:style-name="P20"><text:s text:c="2"/>$6-d2 <text:s/></text:p>
            <text:p text:style-name="P17">180c</text:p>
          </table:table-cell>
          <table:table-cell table:style-name="st6.B4" office:value-type="string">
            <text:p text:style-name="P14">$6-d_dev</text:p>
          </table:table-cell>
          <table:table-cell table:style-name="st6.B4" office:value-type="string">
            <text:p text:style-name="P14">$6-dose</text:p>
          </table:table-cell>
          <table:table-cell table:style-name="st6.B4" office:value-type="string">
            <text:p text:style-name="P14">$6-d_res</text:p>
          </table:table-cell>
          <table:table-cell table:style-name="st6.B4" office:value-type="string">
            <text:p text:style-name="P14">$6-o_pog</text:p>
          </table:table-cell>
          <table:table-cell table:style-name="st6.B4" office:value-type="string">
            <text:p text:style-name="P14">$6-d_gran</text:p>
          </table:table-cell>
          <table:table-cell table:style-name="st6.I4" office:value-type="string">
            <text:p text:style-name="P13">±<text:span text:style-name="T6">15.4</text:span></text:p>
          </table:table-cell>
        </table:table-row>
      </table:table>
      <text:p text:style-name="P63"/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E"/>
        <table:table-header-rows>
          <table:table-row>
            <table:table-cell table:style-name="t7.A1" table:number-columns-spanned="9" office:value-type="string">
              <text:p text:style-name="P37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2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7.B2" office:value-type="string">
            <text:p text:style-name="P13">Номер источ-ника</text:p>
          </table:table-cell>
          <table:table-cell table:style-name="t7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7.B2" office:value-type="string">
            <text:p text:style-name="P32">Показания прибора</text:p>
          </table:table-cell>
          <table:table-cell table:style-name="t7.B2" office:value-type="string">
            <text:p text:style-name="P25">Среднее значение, </text:p>
            <text:p text:style-name="P26"><text:span text:style-name="T2">H</text:span><text:span text:style-name="T12">pi</text:span><text:span text:style-name="T26">(10)</text:span></text:p>
          </table:table-cell>
          <table:table-cell table:style-name="t7.B2" office:value-type="string">
            <text:p text:style-name="P18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8"><text:span text:style-name="T8">θ</text:span><text:span text:style-name="T13">пр</text:span><text:span text:style-name="T12">i</text:span><text:span text:style-name="T6">,</text:span> %</text:p>
          </table:table-cell>
          <table:table-cell table:style-name="t7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7.B2" office:value-type="string">
            <text:p text:style-name="P23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7.I2" office:value-type="string">
            <text:p text:style-name="P21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28">Фон</text:p>
          </table:table-cell>
          <table:table-cell table:style-name="t7.B3" office:value-type="string">
            <text:p text:style-name="P29">---</text:p>
          </table:table-cell>
          <table:table-cell table:style-name="t7.B3" office:value-type="string">
            <text:p text:style-name="P14">$7-d0</text:p>
          </table:table-cell>
          <table:table-cell table:style-name="t7.D3" office:value-type="string">
            <text:section text:style-name="Sect1" text:name="Раздел31">
              <text:p text:style-name="P29">$7-bg0</text:p>
              <text:p text:style-name="P29">$7-bg1</text:p>
              <text:p text:style-name="P29">$7-bg2</text:p>
              <text:p text:style-name="P29">$7-bg3</text:p>
              <text:p text:style-name="P29">$7-bg4</text:p>
              <text:p text:style-name="P29">$7-bg5</text:p>
              <text:p text:style-name="P29">$7-bg6</text:p>
              <text:p text:style-name="P29">$7-bg7</text:p>
              <text:p text:style-name="P28"/>
            </text:section>
          </table:table-cell>
          <table:table-cell table:style-name="t7.B3" office:value-type="string">
            <text:p text:style-name="P14">$7-av-bg</text:p>
          </table:table-cell>
          <table:table-cell table:style-name="t7.B3" office:value-type="string">
            <text:p text:style-name="P14">---</text:p>
          </table:table-cell>
          <table:table-cell table:style-name="t7.B3" office:value-type="string">
            <text:p text:style-name="P14">---</text:p>
          </table:table-cell>
          <table:table-cell table:style-name="t7.B3" office:value-type="string">
            <text:p text:style-name="P14">---</text:p>
          </table:table-cell>
          <table:table-cell table:style-name="t7.I3" office:value-type="string">
            <text:p text:style-name="P16">---</text:p>
          </table:table-cell>
        </table:table-row>
        <table:table-row>
          <table:table-cell table:style-name="t7.A3" office:value-type="string">
            <text:p text:style-name="P13">0.80 мкЗв/ч</text:p>
          </table:table-cell>
          <table:table-cell table:style-name="t7.B3" office:value-type="string">
            <text:p text:style-name="P14">$7-n0</text:p>
          </table:table-cell>
          <table:table-cell table:style-name="t7.B3" office:value-type="string">
            <text:p text:style-name="P14">$7-d0</text:p>
          </table:table-cell>
          <table:table-cell table:style-name="t7.D3" office:value-type="string">
            <text:section text:style-name="Sect1" text:name="Раздел32">
              <text:p text:style-name="P29">$7-m00</text:p>
              <text:p text:style-name="P29">$7-m01</text:p>
              <text:p text:style-name="P29">$7-m02</text:p>
              <text:p text:style-name="P29">$7-m03</text:p>
              <text:p text:style-name="P29">$7-m04</text:p>
              <text:p text:style-name="P29">$7-m05</text:p>
              <text:p text:style-name="P29">$7-m06</text:p>
              <text:p text:style-name="P29">$7-m07</text:p>
              <text:p text:style-name="P29"/>
            </text:section>
          </table:table-cell>
          <table:table-cell table:style-name="t7.B3" office:value-type="string">
            <text:p text:style-name="P14">$7-av0</text:p>
          </table:table-cell>
          <table:table-cell table:style-name="t7.B3" office:value-type="string">
            <text:p text:style-name="P14">$7-o0</text:p>
          </table:table-cell>
          <table:table-cell table:style-name="t7.B3" office:value-type="string">
            <text:p text:style-name="P14">$7-q0</text:p>
          </table:table-cell>
          <table:table-cell table:style-name="t7.B3" office:value-type="string">
            <text:p text:style-name="P14">$7-do0</text:p>
          </table:table-cell>
          <table:table-cell table:style-name="t7.I3" office:value-type="string">
            <text:p text:style-name="P13">±<text:span text:style-name="T6">33.8</text:span></text:p>
          </table:table-cell>
        </table:table-row>
        <table:table-row>
          <table:table-cell table:style-name="t7.A3" office:value-type="string">
            <text:p text:style-name="P13">4.0 мЗв/ч</text:p>
          </table:table-cell>
          <table:table-cell table:style-name="t7.B3" office:value-type="string">
            <text:p text:style-name="P14">$7-n1</text:p>
          </table:table-cell>
          <table:table-cell table:style-name="t7.B3" office:value-type="string">
            <text:p text:style-name="P14">$7-d1</text:p>
          </table:table-cell>
          <table:table-cell table:style-name="t7.D3" office:value-type="string">
            <text:section text:style-name="Sect1" text:name="Раздел33">
              <text:p text:style-name="P6">$7-m10</text:p>
              <text:p text:style-name="P29">$7-m11</text:p>
              <text:p text:style-name="P29">$7-m12</text:p>
              <text:p text:style-name="P29">$7-m13</text:p>
              <text:p text:style-name="P29">$7-m14</text:p>
            </text:section>
          </table:table-cell>
          <table:table-cell table:style-name="t7.B3" office:value-type="string">
            <text:p text:style-name="P14">$7-av1</text:p>
          </table:table-cell>
          <table:table-cell table:style-name="t7.B3" office:value-type="string">
            <text:p text:style-name="P14">$7-o1</text:p>
          </table:table-cell>
          <table:table-cell table:style-name="t7.B3" office:value-type="string">
            <text:p text:style-name="P14">$7-q1</text:p>
          </table:table-cell>
          <table:table-cell table:style-name="t7.B3" office:value-type="string">
            <text:p text:style-name="P14">$7-do1</text:p>
          </table:table-cell>
          <table:table-cell table:style-name="t7.I3" office:value-type="string">
            <text:p text:style-name="P13">±<text:span text:style-name="T6">15</text:span></text:p>
          </table:table-cell>
        </table:table-row>
        <table:table-row>
          <table:table-cell table:style-name="t7.A3" office:value-type="string">
            <text:p text:style-name="P13">80,0 мЗв/ч</text:p>
          </table:table-cell>
          <table:table-cell table:style-name="t7.B3" office:value-type="string">
            <text:p text:style-name="P14">$7-n2</text:p>
          </table:table-cell>
          <table:table-cell table:style-name="t7.B3" office:value-type="string">
            <text:p text:style-name="P14">$7-d2</text:p>
          </table:table-cell>
          <table:table-cell table:style-name="t7.D3" office:value-type="string">
            <text:section text:style-name="Sect1" text:name="Раздел34">
              <text:p text:style-name="P6">$7-m20</text:p>
              <text:p text:style-name="P29">$7-m21</text:p>
              <text:p text:style-name="P29">$7-m22</text:p>
              <text:p text:style-name="P29">$7-m23</text:p>
              <text:p text:style-name="P29">$7-m24</text:p>
            </text:section>
          </table:table-cell>
          <table:table-cell table:style-name="t7.B3" office:value-type="string">
            <text:p text:style-name="P14">$7-av2</text:p>
          </table:table-cell>
          <table:table-cell table:style-name="t7.B3" office:value-type="string">
            <text:p text:style-name="P14">$7-o2</text:p>
          </table:table-cell>
          <table:table-cell table:style-name="t7.B3" office:value-type="string">
            <text:p text:style-name="P14">$7-q2</text:p>
          </table:table-cell>
          <table:table-cell table:style-name="t7.B3" office:value-type="string">
            <text:p text:style-name="P14">$7-do2</text:p>
          </table:table-cell>
          <table:table-cell table:style-name="t7.I3" office:value-type="string">
            <text:p text:style-name="P13">±<text:span text:style-name="T6">15.4</text:span></text:p>
          </table:table-cell>
        </table:table-row>
        <table:table-row>
          <table:table-cell table:style-name="t7.A7" office:value-type="string">
            <text:p text:style-name="P13"><text:span text:style-name="T6">4</text:span>00 мЗв/ч</text:p>
          </table:table-cell>
          <table:table-cell table:style-name="t7.B7" office:value-type="string">
            <text:p text:style-name="P14">$7-n3</text:p>
          </table:table-cell>
          <table:table-cell table:style-name="t7.B7" office:value-type="string">
            <text:p text:style-name="P14">$7-d3</text:p>
          </table:table-cell>
          <table:table-cell table:style-name="t7.D7" office:value-type="string">
            <text:section text:style-name="Sect1" text:name="Раздел35">
              <text:p text:style-name="P6">$7-m30</text:p>
              <text:p text:style-name="P29">$7-m31</text:p>
              <text:p text:style-name="P29">$7-m32</text:p>
              <text:p text:style-name="P29">$7-m33</text:p>
              <text:p text:style-name="P29">$7-m34</text:p>
            </text:section>
          </table:table-cell>
          <table:table-cell table:style-name="t7.B7" office:value-type="string">
            <text:p text:style-name="P14">$7-av3</text:p>
          </table:table-cell>
          <table:table-cell table:style-name="t7.B7" office:value-type="string">
            <text:p text:style-name="P14">$7-o3</text:p>
          </table:table-cell>
          <table:table-cell table:style-name="t7.B7" office:value-type="string">
            <text:p text:style-name="P14">$7-q3</text:p>
          </table:table-cell>
          <table:table-cell table:style-name="t7.B7" office:value-type="string">
            <text:p text:style-name="P14">$7-do3</text:p>
          </table:table-cell>
          <table:table-cell table:style-name="t7.I7" office:value-type="string">
            <text:p text:style-name="P13">±<text:span text:style-name="T6">17.0</text:span></text:p>
          </table:table-cell>
        </table:table-row>
      </table:table>
      <table:table table:name="st7" table:style-name="st7">
        <table:table-column table:style-name="st7.A" table:number-columns-repeated="8"/>
        <table:table-column table:style-name="st7.I"/>
        <table:table-row>
          <table:table-cell table:style-name="st7.A1" table:number-columns-spanned="9" office:value-type="string">
            <text:p text:style-name="P37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t7.A2" table:number-rows-spanned="2" office:value-type="string">
            <text:p text:style-name="P28"><text:span text:style-name="T1">Действи-тельное</text:span> значение</text:p>
            <text:p text:style-name="P28">ЭД,</text:p>
            <text:p text:style-name="P28"><text:span text:style-name="T2">H</text:span><text:span text:style-name="T12">p</text:span><text:span text:style-name="T11">0</text:span><text:span text:style-name="T1">(10)</text:span></text:p>
          </table:table-cell>
          <table:table-cell table:style-name="st7.B2" table:number-rows-spanned="2" office:value-type="string">
            <text:p text:style-name="P13">Номер источника</text:p>
          </table:table-cell>
          <table:table-cell table:style-name="st7.B2" table:number-rows-spanned="2" office:value-type="string">
            <text:p text:style-name="P30"><text:s text:c="2"/>d, <text:span text:style-name="T6">см <text:s/></text:span></text:p>
            <text:p text:style-name="P31">t, <text:span text:style-name="T6">сек</text:span></text:p>
          </table:table-cell>
          <table:table-cell table:style-name="st7.B2" table:number-columns-spanned="3" office:value-type="string">
            <text:p text:style-name="P28">Показания прибора</text:p>
          </table:table-cell>
          <table:covered-table-cell/>
          <table:covered-table-cell/>
          <table:table-cell table:style-name="st7.B2" table:number-rows-spanned="2" office:value-type="string">
            <text:p text:style-name="P13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3"><text:span text:style-name="T8">θ</text:span><text:span text:style-name="T13">пр</text:span><text:span text:style-name="T12">i</text:span><text:span text:style-name="T6">,</text:span> %</text:p>
          </table:table-cell>
          <table:table-cell table:style-name="st7.B2" table:number-rows-spanned="2" office:value-type="string">
            <text:p text:style-name="P24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t7.I2" table:number-rows-spanned="2" office:value-type="string">
            <text:p text:style-name="P22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t7.B3" office:value-type="string">
            <text:p text:style-name="P28"><text:span text:style-name="T2">H</text:span><text:span text:style-name="T12">pi</text:span><text:span text:style-name="T1">(10)</text:span></text:p>
          </table:table-cell>
          <table:table-cell table:style-name="st7.B3" office:value-type="string">
            <text:p text:style-name="P28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t7.B3" office:value-type="string">
            <text:p text:style-name="P28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t7.A4" office:value-type="string">
            <text:p text:style-name="P13">4.0 мЗв</text:p>
          </table:table-cell>
          <table:table-cell table:style-name="st7.B4" office:value-type="string">
            <text:p text:style-name="P14">$7-n2</text:p>
          </table:table-cell>
          <table:table-cell table:style-name="st7.B4" office:value-type="string">
            <text:p text:style-name="P20"><text:s text:c="2"/>$7-d2 <text:s/></text:p>
            <text:p text:style-name="P17">180c</text:p>
          </table:table-cell>
          <table:table-cell table:style-name="st7.B4" office:value-type="string">
            <text:p text:style-name="P14">$7-d_dev</text:p>
          </table:table-cell>
          <table:table-cell table:style-name="st7.B4" office:value-type="string">
            <text:p text:style-name="P14">$7-dose</text:p>
          </table:table-cell>
          <table:table-cell table:style-name="st7.B4" office:value-type="string">
            <text:p text:style-name="P14">$7-d_res</text:p>
          </table:table-cell>
          <table:table-cell table:style-name="st7.B4" office:value-type="string">
            <text:p text:style-name="P14">$7-o_pog</text:p>
          </table:table-cell>
          <table:table-cell table:style-name="st7.B4" office:value-type="string">
            <text:p text:style-name="P14">$7-d_gran</text:p>
          </table:table-cell>
          <table:table-cell table:style-name="st7.I4" office:value-type="string">
            <text:p text:style-name="P13">±<text:span text:style-name="T6">15.4</text:span></text:p>
          </table:table-cell>
        </table:table-row>
      </table:table>
      <text:p text:style-name="P63"/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E"/>
        <table:table-header-rows>
          <text:soft-page-break/>
          <table:table-row>
            <table:table-cell table:style-name="t8.A1" table:number-columns-spanned="9" office:value-type="string">
              <text:p text:style-name="P37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8.2">
          <table:table-cell table:style-name="t8.A2" office:value-type="string">
            <text:p text:style-name="P12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8.B2" office:value-type="string">
            <text:p text:style-name="P13">Номер источ-ника</text:p>
          </table:table-cell>
          <table:table-cell table:style-name="t8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8.B2" office:value-type="string">
            <text:p text:style-name="P32">Показания прибора</text:p>
          </table:table-cell>
          <table:table-cell table:style-name="t8.B2" office:value-type="string">
            <text:p text:style-name="P25">Среднее значение, </text:p>
            <text:p text:style-name="P26"><text:span text:style-name="T2">H</text:span><text:span text:style-name="T12">pi</text:span><text:span text:style-name="T26">(10)</text:span></text:p>
          </table:table-cell>
          <table:table-cell table:style-name="t8.B2" office:value-type="string">
            <text:p text:style-name="P18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8"><text:span text:style-name="T8">θ</text:span><text:span text:style-name="T13">пр</text:span><text:span text:style-name="T12">i</text:span><text:span text:style-name="T6">,</text:span> %</text:p>
          </table:table-cell>
          <table:table-cell table:style-name="t8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8.B2" office:value-type="string">
            <text:p text:style-name="P23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8.I2" office:value-type="string">
            <text:p text:style-name="P21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28">Фон</text:p>
          </table:table-cell>
          <table:table-cell table:style-name="t8.B3" office:value-type="string">
            <text:p text:style-name="P29">---</text:p>
          </table:table-cell>
          <table:table-cell table:style-name="t8.B3" office:value-type="string">
            <text:p text:style-name="P14">$8-d0</text:p>
          </table:table-cell>
          <table:table-cell table:style-name="t8.D3" office:value-type="string">
            <text:section text:style-name="Sect1" text:name="Раздел36">
              <text:p text:style-name="P29">$8-bg0</text:p>
              <text:p text:style-name="P29">$8-bg1</text:p>
              <text:p text:style-name="P29">$8-bg2</text:p>
              <text:p text:style-name="P29">$8-bg3</text:p>
              <text:p text:style-name="P29">$8-bg4</text:p>
              <text:p text:style-name="P29">$8-bg5</text:p>
              <text:p text:style-name="P29">$8-bg6</text:p>
              <text:p text:style-name="P29">$8-bg7</text:p>
              <text:p text:style-name="P28"/>
            </text:section>
          </table:table-cell>
          <table:table-cell table:style-name="t8.B3" office:value-type="string">
            <text:p text:style-name="P14">$8-av-bg</text:p>
          </table:table-cell>
          <table:table-cell table:style-name="t8.B3" office:value-type="string">
            <text:p text:style-name="P14">---</text:p>
          </table:table-cell>
          <table:table-cell table:style-name="t8.B3" office:value-type="string">
            <text:p text:style-name="P14">---</text:p>
          </table:table-cell>
          <table:table-cell table:style-name="t8.B3" office:value-type="string">
            <text:p text:style-name="P14">---</text:p>
          </table:table-cell>
          <table:table-cell table:style-name="t8.I3" office:value-type="string">
            <text:p text:style-name="P16">---</text:p>
          </table:table-cell>
        </table:table-row>
        <table:table-row>
          <table:table-cell table:style-name="t8.A3" office:value-type="string">
            <text:p text:style-name="P13">0.80 мкЗв/ч</text:p>
          </table:table-cell>
          <table:table-cell table:style-name="t8.B3" office:value-type="string">
            <text:p text:style-name="P14">$8-n0</text:p>
          </table:table-cell>
          <table:table-cell table:style-name="t8.B3" office:value-type="string">
            <text:p text:style-name="P14">$8-d0</text:p>
          </table:table-cell>
          <table:table-cell table:style-name="t8.D3" office:value-type="string">
            <text:section text:style-name="Sect1" text:name="Раздел37">
              <text:p text:style-name="P29">$8-m00</text:p>
              <text:p text:style-name="P29">$8-m01</text:p>
              <text:p text:style-name="P29">$8-m02</text:p>
              <text:p text:style-name="P29">$8-m03</text:p>
              <text:p text:style-name="P29">$8-m04</text:p>
              <text:p text:style-name="P29">$8-m05</text:p>
              <text:p text:style-name="P29">$8-m06</text:p>
              <text:p text:style-name="P29">$8-m07</text:p>
              <text:p text:style-name="P29"/>
            </text:section>
          </table:table-cell>
          <table:table-cell table:style-name="t8.B3" office:value-type="string">
            <text:p text:style-name="P14">$8-av0</text:p>
          </table:table-cell>
          <table:table-cell table:style-name="t8.B3" office:value-type="string">
            <text:p text:style-name="P14">$8-o0</text:p>
          </table:table-cell>
          <table:table-cell table:style-name="t8.B3" office:value-type="string">
            <text:p text:style-name="P14">$8-q0</text:p>
          </table:table-cell>
          <table:table-cell table:style-name="t8.B3" office:value-type="string">
            <text:p text:style-name="P14">$8-do0</text:p>
          </table:table-cell>
          <table:table-cell table:style-name="t8.I3" office:value-type="string">
            <text:p text:style-name="P13">±<text:span text:style-name="T6">33.8</text:span></text:p>
          </table:table-cell>
        </table:table-row>
        <table:table-row>
          <table:table-cell table:style-name="t8.A3" office:value-type="string">
            <text:p text:style-name="P13">4.0 мЗв/ч</text:p>
          </table:table-cell>
          <table:table-cell table:style-name="t8.B3" office:value-type="string">
            <text:p text:style-name="P14">$8-n1</text:p>
          </table:table-cell>
          <table:table-cell table:style-name="t8.B3" office:value-type="string">
            <text:p text:style-name="P14">$8-d1</text:p>
          </table:table-cell>
          <table:table-cell table:style-name="t8.D3" office:value-type="string">
            <text:section text:style-name="Sect1" text:name="Раздел38">
              <text:p text:style-name="P6">$8-m10</text:p>
              <text:p text:style-name="P29">$8-m11</text:p>
              <text:p text:style-name="P29">$8-m12</text:p>
              <text:p text:style-name="P29">$8-m13</text:p>
              <text:p text:style-name="P29">$8-m14</text:p>
            </text:section>
          </table:table-cell>
          <table:table-cell table:style-name="t8.B3" office:value-type="string">
            <text:p text:style-name="P14">$8-av1</text:p>
          </table:table-cell>
          <table:table-cell table:style-name="t8.B3" office:value-type="string">
            <text:p text:style-name="P14">$8-o1</text:p>
          </table:table-cell>
          <table:table-cell table:style-name="t8.B3" office:value-type="string">
            <text:p text:style-name="P14">$8-q1</text:p>
          </table:table-cell>
          <table:table-cell table:style-name="t8.B3" office:value-type="string">
            <text:p text:style-name="P14">$8-do1</text:p>
          </table:table-cell>
          <table:table-cell table:style-name="t8.I3" office:value-type="string">
            <text:p text:style-name="P13">±<text:span text:style-name="T6">15</text:span></text:p>
          </table:table-cell>
        </table:table-row>
        <table:table-row>
          <table:table-cell table:style-name="t8.A3" office:value-type="string">
            <text:p text:style-name="P13">80,0 мЗв/ч</text:p>
          </table:table-cell>
          <table:table-cell table:style-name="t8.B3" office:value-type="string">
            <text:p text:style-name="P14">$8-n2</text:p>
          </table:table-cell>
          <table:table-cell table:style-name="t8.B3" office:value-type="string">
            <text:p text:style-name="P14">$8-d2</text:p>
          </table:table-cell>
          <table:table-cell table:style-name="t8.D3" office:value-type="string">
            <text:section text:style-name="Sect1" text:name="Раздел39">
              <text:p text:style-name="P6">$8-m20</text:p>
              <text:p text:style-name="P29">$8-m21</text:p>
              <text:p text:style-name="P29">$8-m22</text:p>
              <text:p text:style-name="P29">$8-m23</text:p>
              <text:p text:style-name="P29">$8-m24</text:p>
            </text:section>
          </table:table-cell>
          <table:table-cell table:style-name="t8.B3" office:value-type="string">
            <text:p text:style-name="P14">$8-av2</text:p>
          </table:table-cell>
          <table:table-cell table:style-name="t8.B3" office:value-type="string">
            <text:p text:style-name="P14">$8-o2</text:p>
          </table:table-cell>
          <table:table-cell table:style-name="t8.B3" office:value-type="string">
            <text:p text:style-name="P14">$8-q2</text:p>
          </table:table-cell>
          <table:table-cell table:style-name="t8.B3" office:value-type="string">
            <text:p text:style-name="P14">$8-do2</text:p>
          </table:table-cell>
          <table:table-cell table:style-name="t8.I3" office:value-type="string">
            <text:p text:style-name="P13">±<text:span text:style-name="T6">15.4</text:span></text:p>
          </table:table-cell>
        </table:table-row>
        <table:table-row>
          <table:table-cell table:style-name="t8.A7" office:value-type="string">
            <text:p text:style-name="P13"><text:span text:style-name="T6">4</text:span>00 мЗв/ч</text:p>
          </table:table-cell>
          <table:table-cell table:style-name="t8.B7" office:value-type="string">
            <text:p text:style-name="P14">$8-n3</text:p>
          </table:table-cell>
          <table:table-cell table:style-name="t8.B7" office:value-type="string">
            <text:p text:style-name="P14">$8-d3</text:p>
          </table:table-cell>
          <table:table-cell table:style-name="t8.D7" office:value-type="string">
            <text:section text:style-name="Sect1" text:name="Раздел40">
              <text:p text:style-name="P6">$8-m30</text:p>
              <text:p text:style-name="P29">$8-m31</text:p>
              <text:p text:style-name="P29">$8-m32</text:p>
              <text:p text:style-name="P29">$8-m33</text:p>
              <text:p text:style-name="P29">$8-m34</text:p>
            </text:section>
          </table:table-cell>
          <table:table-cell table:style-name="t8.B7" office:value-type="string">
            <text:p text:style-name="P14">$8-av3</text:p>
          </table:table-cell>
          <table:table-cell table:style-name="t8.B7" office:value-type="string">
            <text:p text:style-name="P14">$8-o3</text:p>
          </table:table-cell>
          <table:table-cell table:style-name="t8.B7" office:value-type="string">
            <text:p text:style-name="P14">$8-q3</text:p>
          </table:table-cell>
          <table:table-cell table:style-name="t8.B7" office:value-type="string">
            <text:p text:style-name="P14">$8-do3</text:p>
          </table:table-cell>
          <table:table-cell table:style-name="t8.I7" office:value-type="string">
            <text:p text:style-name="P13">±<text:span text:style-name="T6">17.0</text:span></text:p>
          </table:table-cell>
        </table:table-row>
      </table:table>
      <table:table table:name="st8" table:style-name="st8">
        <table:table-column table:style-name="st8.A" table:number-columns-repeated="8"/>
        <table:table-column table:style-name="st8.I"/>
        <table:table-row>
          <table:table-cell table:style-name="st8.A1" table:number-columns-spanned="9" office:value-type="string">
            <text:p text:style-name="P37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t8.A2" table:number-rows-spanned="2" office:value-type="string">
            <text:p text:style-name="P28"><text:span text:style-name="T1">Действи-тельное</text:span> значение</text:p>
            <text:p text:style-name="P28">ЭД,</text:p>
            <text:p text:style-name="P28"><text:span text:style-name="T2">H</text:span><text:span text:style-name="T12">p</text:span><text:span text:style-name="T11">0</text:span><text:span text:style-name="T1">(10)</text:span></text:p>
          </table:table-cell>
          <table:table-cell table:style-name="st8.B2" table:number-rows-spanned="2" office:value-type="string">
            <text:p text:style-name="P13">Номер источника</text:p>
          </table:table-cell>
          <table:table-cell table:style-name="st8.B2" table:number-rows-spanned="2" office:value-type="string">
            <text:p text:style-name="P30"><text:s text:c="2"/>d, <text:span text:style-name="T6">см <text:s/></text:span></text:p>
            <text:p text:style-name="P31">t, <text:span text:style-name="T6">сек</text:span></text:p>
          </table:table-cell>
          <table:table-cell table:style-name="st8.B2" table:number-columns-spanned="3" office:value-type="string">
            <text:p text:style-name="P28">Показания прибора</text:p>
          </table:table-cell>
          <table:covered-table-cell/>
          <table:covered-table-cell/>
          <table:table-cell table:style-name="st8.B2" table:number-rows-spanned="2" office:value-type="string">
            <text:p text:style-name="P13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3"><text:span text:style-name="T8">θ</text:span><text:span text:style-name="T13">пр</text:span><text:span text:style-name="T12">i</text:span><text:span text:style-name="T6">,</text:span> %</text:p>
          </table:table-cell>
          <table:table-cell table:style-name="st8.B2" table:number-rows-spanned="2" office:value-type="string">
            <text:p text:style-name="P24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t8.I2" table:number-rows-spanned="2" office:value-type="string">
            <text:p text:style-name="P22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t8.B3" office:value-type="string">
            <text:p text:style-name="P28"><text:span text:style-name="T2">H</text:span><text:span text:style-name="T12">pi</text:span><text:span text:style-name="T1">(10)</text:span></text:p>
          </table:table-cell>
          <table:table-cell table:style-name="st8.B3" office:value-type="string">
            <text:p text:style-name="P28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t8.B3" office:value-type="string">
            <text:p text:style-name="P28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t8.A4" office:value-type="string">
            <text:p text:style-name="P13">4.0 мЗв</text:p>
          </table:table-cell>
          <table:table-cell table:style-name="st8.B4" office:value-type="string">
            <text:p text:style-name="P14">$8-n2</text:p>
          </table:table-cell>
          <table:table-cell table:style-name="st8.B4" office:value-type="string">
            <text:p text:style-name="P20"><text:s text:c="2"/>$8-d2 <text:s/></text:p>
            <text:p text:style-name="P17">180c</text:p>
          </table:table-cell>
          <table:table-cell table:style-name="st8.B4" office:value-type="string">
            <text:p text:style-name="P14">$8-d_dev</text:p>
          </table:table-cell>
          <table:table-cell table:style-name="st8.B4" office:value-type="string">
            <text:p text:style-name="P14">$8-dose</text:p>
          </table:table-cell>
          <table:table-cell table:style-name="st8.B4" office:value-type="string">
            <text:p text:style-name="P14">$8-d_res</text:p>
          </table:table-cell>
          <table:table-cell table:style-name="st8.B4" office:value-type="string">
            <text:p text:style-name="P14">$8-o_pog</text:p>
          </table:table-cell>
          <table:table-cell table:style-name="st8.B4" office:value-type="string">
            <text:p text:style-name="P14">$8-d_gran</text:p>
          </table:table-cell>
          <table:table-cell table:style-name="st8.I4" office:value-type="string">
            <text:p text:style-name="P13">±<text:span text:style-name="T6">15.4</text:span></text:p>
          </table:table-cell>
        </table:table-row>
      </table:table>
      <text:p text:style-name="P63"/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E"/>
        <table:table-header-rows>
          <table:table-row>
            <table:table-cell table:style-name="t9.A1" table:number-columns-spanned="9" office:value-type="string">
              <text:p text:style-name="P37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2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9.B2" office:value-type="string">
            <text:p text:style-name="P13">Номер источ-ника</text:p>
          </table:table-cell>
          <table:table-cell table:style-name="t9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9.B2" office:value-type="string">
            <text:p text:style-name="P32">Показания прибора</text:p>
          </table:table-cell>
          <table:table-cell table:style-name="t9.B2" office:value-type="string">
            <text:p text:style-name="P25">Среднее значение, </text:p>
            <text:p text:style-name="P26"><text:span text:style-name="T2">H</text:span><text:span text:style-name="T12">pi</text:span><text:span text:style-name="T26">(10)</text:span></text:p>
          </table:table-cell>
          <table:table-cell table:style-name="t9.B2" office:value-type="string">
            <text:p text:style-name="P18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8"><text:span text:style-name="T8">θ</text:span><text:span text:style-name="T13">пр</text:span><text:span text:style-name="T12">i</text:span><text:span text:style-name="T6">,</text:span> %</text:p>
          </table:table-cell>
          <table:table-cell table:style-name="t9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9.B2" office:value-type="string">
            <text:p text:style-name="P23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9.I2" office:value-type="string">
            <text:p text:style-name="P21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28">Фон</text:p>
          </table:table-cell>
          <table:table-cell table:style-name="t9.B3" office:value-type="string">
            <text:p text:style-name="P29">---</text:p>
          </table:table-cell>
          <table:table-cell table:style-name="t9.B3" office:value-type="string">
            <text:p text:style-name="P14">$9-d0</text:p>
          </table:table-cell>
          <table:table-cell table:style-name="t9.D3" office:value-type="string">
            <text:section text:style-name="Sect1" text:name="Раздел41">
              <text:p text:style-name="P29">$9-bg0</text:p>
              <text:p text:style-name="P29">$9-bg1</text:p>
              <text:p text:style-name="P29">$9-bg2</text:p>
              <text:p text:style-name="P29">$9-bg3</text:p>
              <text:p text:style-name="P29">$9-bg4</text:p>
              <text:p text:style-name="P29">$9-bg5</text:p>
              <text:p text:style-name="P29">$9-bg6</text:p>
              <text:p text:style-name="P29">$9-bg7</text:p>
              <text:p text:style-name="P28"/>
            </text:section>
          </table:table-cell>
          <table:table-cell table:style-name="t9.B3" office:value-type="string">
            <text:p text:style-name="P14">$9-av-bg</text:p>
          </table:table-cell>
          <table:table-cell table:style-name="t9.B3" office:value-type="string">
            <text:p text:style-name="P14">---</text:p>
          </table:table-cell>
          <table:table-cell table:style-name="t9.B3" office:value-type="string">
            <text:p text:style-name="P14">---</text:p>
          </table:table-cell>
          <table:table-cell table:style-name="t9.B3" office:value-type="string">
            <text:p text:style-name="P14">---</text:p>
          </table:table-cell>
          <table:table-cell table:style-name="t9.I3" office:value-type="string">
            <text:p text:style-name="P16">---</text:p>
          </table:table-cell>
        </table:table-row>
        <table:table-row>
          <table:table-cell table:style-name="t9.A3" office:value-type="string">
            <text:p text:style-name="P13">0.80 мкЗв/ч</text:p>
          </table:table-cell>
          <table:table-cell table:style-name="t9.B3" office:value-type="string">
            <text:p text:style-name="P14">$9-n0</text:p>
          </table:table-cell>
          <table:table-cell table:style-name="t9.B3" office:value-type="string">
            <text:p text:style-name="P14">$9-d0</text:p>
          </table:table-cell>
          <table:table-cell table:style-name="t9.D3" office:value-type="string">
            <text:section text:style-name="Sect1" text:name="Раздел42">
              <text:p text:style-name="P29">$9-m00</text:p>
              <text:p text:style-name="P29">$9-m01</text:p>
              <text:p text:style-name="P29">$9-m02</text:p>
              <text:p text:style-name="P29">$9-m03</text:p>
              <text:p text:style-name="P29">$9-m04</text:p>
              <text:p text:style-name="P29">$9-m05</text:p>
              <text:p text:style-name="P29">$9-m06</text:p>
              <text:p text:style-name="P29">$9-m07</text:p>
              <text:p text:style-name="P29"/>
            </text:section>
          </table:table-cell>
          <table:table-cell table:style-name="t9.B3" office:value-type="string">
            <text:p text:style-name="P14">$9-av0</text:p>
          </table:table-cell>
          <table:table-cell table:style-name="t9.B3" office:value-type="string">
            <text:p text:style-name="P14">$9-o0</text:p>
          </table:table-cell>
          <table:table-cell table:style-name="t9.B3" office:value-type="string">
            <text:p text:style-name="P14">$9-q0</text:p>
          </table:table-cell>
          <table:table-cell table:style-name="t9.B3" office:value-type="string">
            <text:p text:style-name="P14">$9-do0</text:p>
          </table:table-cell>
          <table:table-cell table:style-name="t9.I3" office:value-type="string">
            <text:p text:style-name="P13">±<text:span text:style-name="T6">33.8</text:span></text:p>
          </table:table-cell>
        </table:table-row>
        <table:table-row>
          <table:table-cell table:style-name="t9.A3" office:value-type="string">
            <text:p text:style-name="P13">4.0 мЗв/ч</text:p>
          </table:table-cell>
          <table:table-cell table:style-name="t9.B3" office:value-type="string">
            <text:p text:style-name="P14">$9-n1</text:p>
          </table:table-cell>
          <table:table-cell table:style-name="t9.B3" office:value-type="string">
            <text:p text:style-name="P14">$9-d1</text:p>
          </table:table-cell>
          <table:table-cell table:style-name="t9.D3" office:value-type="string">
            <text:section text:style-name="Sect1" text:name="Раздел43">
              <text:p text:style-name="P6">$9-m10</text:p>
              <text:p text:style-name="P29">$9-m11</text:p>
              <text:p text:style-name="P29">$9-m12</text:p>
              <text:p text:style-name="P29">$9-m13</text:p>
              <text:p text:style-name="P29">$9-m14</text:p>
            </text:section>
          </table:table-cell>
          <table:table-cell table:style-name="t9.B3" office:value-type="string">
            <text:p text:style-name="P14">$9-av1</text:p>
          </table:table-cell>
          <table:table-cell table:style-name="t9.B3" office:value-type="string">
            <text:p text:style-name="P14">$9-o1</text:p>
          </table:table-cell>
          <table:table-cell table:style-name="t9.B3" office:value-type="string">
            <text:p text:style-name="P14">$9-q1</text:p>
          </table:table-cell>
          <table:table-cell table:style-name="t9.B3" office:value-type="string">
            <text:p text:style-name="P14">$9-do1</text:p>
          </table:table-cell>
          <table:table-cell table:style-name="t9.I3" office:value-type="string">
            <text:p text:style-name="P13">±<text:span text:style-name="T6">15</text:span></text:p>
          </table:table-cell>
        </table:table-row>
        <table:table-row>
          <table:table-cell table:style-name="t9.A3" office:value-type="string">
            <text:p text:style-name="P13">80,0 мЗв/ч</text:p>
          </table:table-cell>
          <table:table-cell table:style-name="t9.B3" office:value-type="string">
            <text:p text:style-name="P14">$9-n2</text:p>
          </table:table-cell>
          <table:table-cell table:style-name="t9.B3" office:value-type="string">
            <text:p text:style-name="P14">$9-d2</text:p>
          </table:table-cell>
          <table:table-cell table:style-name="t9.D3" office:value-type="string">
            <text:section text:style-name="Sect1" text:name="Раздел44">
              <text:p text:style-name="P6">$9-m20</text:p>
              <text:p text:style-name="P29">$9-m21</text:p>
              <text:p text:style-name="P29">$9-m22</text:p>
              <text:p text:style-name="P29">$9-m23</text:p>
              <text:p text:style-name="P29">$9-m24</text:p>
            </text:section>
          </table:table-cell>
          <table:table-cell table:style-name="t9.B3" office:value-type="string">
            <text:p text:style-name="P14">$9-av2</text:p>
          </table:table-cell>
          <table:table-cell table:style-name="t9.B3" office:value-type="string">
            <text:p text:style-name="P14">$9-o2</text:p>
          </table:table-cell>
          <table:table-cell table:style-name="t9.B3" office:value-type="string">
            <text:p text:style-name="P14">$9-q2</text:p>
          </table:table-cell>
          <table:table-cell table:style-name="t9.B3" office:value-type="string">
            <text:p text:style-name="P14">$9-do2</text:p>
          </table:table-cell>
          <table:table-cell table:style-name="t9.I3" office:value-type="string">
            <text:p text:style-name="P13">±<text:span text:style-name="T6">15.4</text:span></text:p>
          </table:table-cell>
        </table:table-row>
        <table:table-row>
          <table:table-cell table:style-name="t9.A7" office:value-type="string">
            <text:p text:style-name="P13"><text:span text:style-name="T6">4</text:span>00 мЗв/ч</text:p>
          </table:table-cell>
          <table:table-cell table:style-name="t9.B7" office:value-type="string">
            <text:p text:style-name="P14">$9-n3</text:p>
          </table:table-cell>
          <table:table-cell table:style-name="t9.B7" office:value-type="string">
            <text:p text:style-name="P14">$9-d3</text:p>
          </table:table-cell>
          <table:table-cell table:style-name="t9.D7" office:value-type="string">
            <text:section text:style-name="Sect1" text:name="Раздел45">
              <text:p text:style-name="P6">$9-m30</text:p>
              <text:p text:style-name="P29">$9-m31</text:p>
              <text:p text:style-name="P29">$9-m32</text:p>
              <text:p text:style-name="P29">$9-m33</text:p>
              <text:p text:style-name="P29">$9-m34</text:p>
            </text:section>
          </table:table-cell>
          <table:table-cell table:style-name="t9.B7" office:value-type="string">
            <text:p text:style-name="P14">$9-av3</text:p>
          </table:table-cell>
          <table:table-cell table:style-name="t9.B7" office:value-type="string">
            <text:p text:style-name="P14">$9-o3</text:p>
          </table:table-cell>
          <table:table-cell table:style-name="t9.B7" office:value-type="string">
            <text:p text:style-name="P14">$9-q3</text:p>
          </table:table-cell>
          <table:table-cell table:style-name="t9.B7" office:value-type="string">
            <text:p text:style-name="P14">$9-do3</text:p>
          </table:table-cell>
          <table:table-cell table:style-name="t9.I7" office:value-type="string">
            <text:p text:style-name="P13">±<text:span text:style-name="T6">17.0</text:span></text:p>
          </table:table-cell>
        </table:table-row>
      </table:table>
      <table:table table:name="st9" table:style-name="st9">
        <table:table-column table:style-name="st9.A" table:number-columns-repeated="8"/>
        <table:table-column table:style-name="st9.I"/>
        <table:table-row>
          <table:table-cell table:style-name="st9.A1" table:number-columns-spanned="9" office:value-type="string">
            <text:p text:style-name="P37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t9.A2" table:number-rows-spanned="2" office:value-type="string">
            <text:p text:style-name="P28"><text:span text:style-name="T1">Действи-тельное</text:span> значение</text:p>
            <text:p text:style-name="P28">ЭД,</text:p>
            <text:p text:style-name="P28"><text:span text:style-name="T2">H</text:span><text:span text:style-name="T12">p</text:span><text:span text:style-name="T11">0</text:span><text:span text:style-name="T1">(10)</text:span></text:p>
          </table:table-cell>
          <table:table-cell table:style-name="st9.B2" table:number-rows-spanned="2" office:value-type="string">
            <text:p text:style-name="P13">Номер источника</text:p>
          </table:table-cell>
          <table:table-cell table:style-name="st9.B2" table:number-rows-spanned="2" office:value-type="string">
            <text:p text:style-name="P30"><text:s text:c="2"/>d, <text:span text:style-name="T6">см <text:s/></text:span></text:p>
            <text:p text:style-name="P31">t, <text:span text:style-name="T6">сек</text:span></text:p>
          </table:table-cell>
          <table:table-cell table:style-name="st9.B2" table:number-columns-spanned="3" office:value-type="string">
            <text:p text:style-name="P28">Показания прибора</text:p>
          </table:table-cell>
          <table:covered-table-cell/>
          <table:covered-table-cell/>
          <table:table-cell table:style-name="st9.B2" table:number-rows-spanned="2" office:value-type="string">
            <text:p text:style-name="P13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3"><text:span text:style-name="T8">θ</text:span><text:span text:style-name="T13">пр</text:span><text:span text:style-name="T12">i</text:span><text:span text:style-name="T6">,</text:span> %</text:p>
          </table:table-cell>
          <table:table-cell table:style-name="st9.B2" table:number-rows-spanned="2" office:value-type="string">
            <text:p text:style-name="P24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t9.I2" table:number-rows-spanned="2" office:value-type="string">
            <text:p text:style-name="P22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t9.B3" office:value-type="string">
            <text:p text:style-name="P28"><text:span text:style-name="T2">H</text:span><text:span text:style-name="T12">pi</text:span><text:span text:style-name="T1">(10)</text:span></text:p>
          </table:table-cell>
          <table:table-cell table:style-name="st9.B3" office:value-type="string">
            <text:p text:style-name="P28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t9.B3" office:value-type="string">
            <text:p text:style-name="P28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t9.A4" office:value-type="string">
            <text:p text:style-name="P13">4.0 мЗв</text:p>
          </table:table-cell>
          <table:table-cell table:style-name="st9.B4" office:value-type="string">
            <text:p text:style-name="P14">$9-n2</text:p>
          </table:table-cell>
          <table:table-cell table:style-name="st9.B4" office:value-type="string">
            <text:p text:style-name="P20"><text:s text:c="2"/>$9-d2 <text:s/></text:p>
            <text:p text:style-name="P17">180c</text:p>
          </table:table-cell>
          <table:table-cell table:style-name="st9.B4" office:value-type="string">
            <text:p text:style-name="P14">$9-d_dev</text:p>
          </table:table-cell>
          <table:table-cell table:style-name="st9.B4" office:value-type="string">
            <text:p text:style-name="P14">$9-dose</text:p>
          </table:table-cell>
          <table:table-cell table:style-name="st9.B4" office:value-type="string">
            <text:p text:style-name="P14">$9-d_res</text:p>
          </table:table-cell>
          <table:table-cell table:style-name="st9.B4" office:value-type="string">
            <text:p text:style-name="P14">$9-o_pog</text:p>
          </table:table-cell>
          <table:table-cell table:style-name="st9.B4" office:value-type="string">
            <text:p text:style-name="P14">$9-d_gran</text:p>
          </table:table-cell>
          <table:table-cell table:style-name="st9.I4" office:value-type="string">
            <text:p text:style-name="P13">±<text:span text:style-name="T6">15.4</text:span></text:p>
          </table:table-cell>
        </table:table-row>
      </table:table>
      <text:p text:style-name="P63"/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E"/>
        <table:table-header-rows>
          <text:soft-page-break/>
          <table:table-row>
            <table:table-cell table:style-name="t10.A1" table:number-columns-spanned="9" office:value-type="string">
              <text:p text:style-name="P37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2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0.B2" office:value-type="string">
            <text:p text:style-name="P13">Номер источ-ника</text:p>
          </table:table-cell>
          <table:table-cell table:style-name="t10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10.B2" office:value-type="string">
            <text:p text:style-name="P32">Показания прибора</text:p>
          </table:table-cell>
          <table:table-cell table:style-name="t10.B2" office:value-type="string">
            <text:p text:style-name="P25">Среднее значение, </text:p>
            <text:p text:style-name="P26"><text:span text:style-name="T2">H</text:span><text:span text:style-name="T12">pi</text:span><text:span text:style-name="T26">(10)</text:span></text:p>
          </table:table-cell>
          <table:table-cell table:style-name="t10.B2" office:value-type="string">
            <text:p text:style-name="P18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8"><text:span text:style-name="T8">θ</text:span><text:span text:style-name="T13">пр</text:span><text:span text:style-name="T12">i</text:span><text:span text:style-name="T6">,</text:span> %</text:p>
          </table:table-cell>
          <table:table-cell table:style-name="t10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0.B2" office:value-type="string">
            <text:p text:style-name="P23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0.I2" office:value-type="string">
            <text:p text:style-name="P21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28">Фон</text:p>
          </table:table-cell>
          <table:table-cell table:style-name="t10.B3" office:value-type="string">
            <text:p text:style-name="P29">---</text:p>
          </table:table-cell>
          <table:table-cell table:style-name="t10.B3" office:value-type="string">
            <text:p text:style-name="P14">$10-d0</text:p>
          </table:table-cell>
          <table:table-cell table:style-name="t10.D3" office:value-type="string">
            <text:section text:style-name="Sect1" text:name="Раздел46">
              <text:p text:style-name="P29">$10-bg0</text:p>
              <text:p text:style-name="P29">$10-bg1</text:p>
              <text:p text:style-name="P29">$10-bg2</text:p>
              <text:p text:style-name="P29">$10-bg3</text:p>
              <text:p text:style-name="P29">$10-bg4</text:p>
              <text:p text:style-name="P29">$10-bg5</text:p>
              <text:p text:style-name="P29">$10-bg6</text:p>
              <text:p text:style-name="P29">$10-bg7</text:p>
              <text:p text:style-name="P28"/>
            </text:section>
          </table:table-cell>
          <table:table-cell table:style-name="t10.B3" office:value-type="string">
            <text:p text:style-name="P14">$10-av-bg</text:p>
          </table:table-cell>
          <table:table-cell table:style-name="t10.B3" office:value-type="string">
            <text:p text:style-name="P14">---</text:p>
          </table:table-cell>
          <table:table-cell table:style-name="t10.B3" office:value-type="string">
            <text:p text:style-name="P14">---</text:p>
          </table:table-cell>
          <table:table-cell table:style-name="t10.B3" office:value-type="string">
            <text:p text:style-name="P14">---</text:p>
          </table:table-cell>
          <table:table-cell table:style-name="t10.I3" office:value-type="string">
            <text:p text:style-name="P16">---</text:p>
          </table:table-cell>
        </table:table-row>
        <table:table-row>
          <table:table-cell table:style-name="t10.A3" office:value-type="string">
            <text:p text:style-name="P13">0.80 мкЗв/ч</text:p>
          </table:table-cell>
          <table:table-cell table:style-name="t10.B3" office:value-type="string">
            <text:p text:style-name="P14">$10-n0</text:p>
          </table:table-cell>
          <table:table-cell table:style-name="t10.B3" office:value-type="string">
            <text:p text:style-name="P14">$10-d0</text:p>
          </table:table-cell>
          <table:table-cell table:style-name="t10.D3" office:value-type="string">
            <text:section text:style-name="Sect1" text:name="Раздел47">
              <text:p text:style-name="P29">$10-m00</text:p>
              <text:p text:style-name="P29">$10-m01</text:p>
              <text:p text:style-name="P29">$10-m02</text:p>
              <text:p text:style-name="P29">$10-m03</text:p>
              <text:p text:style-name="P29">$10-m04</text:p>
              <text:p text:style-name="P29">$10-m05</text:p>
              <text:p text:style-name="P29">$10-m06</text:p>
              <text:p text:style-name="P29">$10-m07</text:p>
              <text:p text:style-name="P29"/>
            </text:section>
          </table:table-cell>
          <table:table-cell table:style-name="t10.B3" office:value-type="string">
            <text:p text:style-name="P14">$10-av0</text:p>
          </table:table-cell>
          <table:table-cell table:style-name="t10.B3" office:value-type="string">
            <text:p text:style-name="P14">$10-o0</text:p>
          </table:table-cell>
          <table:table-cell table:style-name="t10.B3" office:value-type="string">
            <text:p text:style-name="P14">$10-q0</text:p>
          </table:table-cell>
          <table:table-cell table:style-name="t10.B3" office:value-type="string">
            <text:p text:style-name="P14">$10-do0</text:p>
          </table:table-cell>
          <table:table-cell table:style-name="t10.I3" office:value-type="string">
            <text:p text:style-name="P13">±<text:span text:style-name="T6">33.8</text:span></text:p>
          </table:table-cell>
        </table:table-row>
        <table:table-row>
          <table:table-cell table:style-name="t10.A3" office:value-type="string">
            <text:p text:style-name="P13">4.0 мЗв/ч</text:p>
          </table:table-cell>
          <table:table-cell table:style-name="t10.B3" office:value-type="string">
            <text:p text:style-name="P14">$10-n1</text:p>
          </table:table-cell>
          <table:table-cell table:style-name="t10.B3" office:value-type="string">
            <text:p text:style-name="P14">$10-d1</text:p>
          </table:table-cell>
          <table:table-cell table:style-name="t10.D3" office:value-type="string">
            <text:section text:style-name="Sect1" text:name="Раздел48">
              <text:p text:style-name="P6">$10-m10</text:p>
              <text:p text:style-name="P29">$10-m11</text:p>
              <text:p text:style-name="P29">$10-m12</text:p>
              <text:p text:style-name="P29">$10-m13</text:p>
              <text:p text:style-name="P29">$10-m14</text:p>
            </text:section>
          </table:table-cell>
          <table:table-cell table:style-name="t10.B3" office:value-type="string">
            <text:p text:style-name="P14">$10-av1</text:p>
          </table:table-cell>
          <table:table-cell table:style-name="t10.B3" office:value-type="string">
            <text:p text:style-name="P14">$10-o1</text:p>
          </table:table-cell>
          <table:table-cell table:style-name="t10.B3" office:value-type="string">
            <text:p text:style-name="P14">$10-q1</text:p>
          </table:table-cell>
          <table:table-cell table:style-name="t10.B3" office:value-type="string">
            <text:p text:style-name="P14">$10-do1</text:p>
          </table:table-cell>
          <table:table-cell table:style-name="t10.I3" office:value-type="string">
            <text:p text:style-name="P13">±<text:span text:style-name="T6">15</text:span></text:p>
          </table:table-cell>
        </table:table-row>
        <table:table-row>
          <table:table-cell table:style-name="t10.A3" office:value-type="string">
            <text:p text:style-name="P13">80,0 мЗв/ч</text:p>
          </table:table-cell>
          <table:table-cell table:style-name="t10.B3" office:value-type="string">
            <text:p text:style-name="P14">$10-n2</text:p>
          </table:table-cell>
          <table:table-cell table:style-name="t10.B3" office:value-type="string">
            <text:p text:style-name="P14">$10-d2</text:p>
          </table:table-cell>
          <table:table-cell table:style-name="t10.D3" office:value-type="string">
            <text:section text:style-name="Sect1" text:name="Раздел49">
              <text:p text:style-name="P6">$10-m20</text:p>
              <text:p text:style-name="P29">$10-m21</text:p>
              <text:p text:style-name="P29">$10-m22</text:p>
              <text:p text:style-name="P29">$10-m23</text:p>
              <text:p text:style-name="P29">$10-m24</text:p>
            </text:section>
          </table:table-cell>
          <table:table-cell table:style-name="t10.B3" office:value-type="string">
            <text:p text:style-name="P14">$10-av2</text:p>
          </table:table-cell>
          <table:table-cell table:style-name="t10.B3" office:value-type="string">
            <text:p text:style-name="P14">$10-o2</text:p>
          </table:table-cell>
          <table:table-cell table:style-name="t10.B3" office:value-type="string">
            <text:p text:style-name="P14">$10-q2</text:p>
          </table:table-cell>
          <table:table-cell table:style-name="t10.B3" office:value-type="string">
            <text:p text:style-name="P14">$10-do2</text:p>
          </table:table-cell>
          <table:table-cell table:style-name="t10.I3" office:value-type="string">
            <text:p text:style-name="P13">±<text:span text:style-name="T6">15.4</text:span></text:p>
          </table:table-cell>
        </table:table-row>
        <table:table-row>
          <table:table-cell table:style-name="t10.A7" office:value-type="string">
            <text:p text:style-name="P13"><text:span text:style-name="T6">4</text:span>00 мЗв/ч</text:p>
          </table:table-cell>
          <table:table-cell table:style-name="t10.B7" office:value-type="string">
            <text:p text:style-name="P14">$10-n3</text:p>
          </table:table-cell>
          <table:table-cell table:style-name="t10.B7" office:value-type="string">
            <text:p text:style-name="P14">$10-d3</text:p>
          </table:table-cell>
          <table:table-cell table:style-name="t10.D7" office:value-type="string">
            <text:section text:style-name="Sect1" text:name="Раздел50">
              <text:p text:style-name="P6">$10-m30</text:p>
              <text:p text:style-name="P29">$10-m31</text:p>
              <text:p text:style-name="P29">$10-m32</text:p>
              <text:p text:style-name="P29">$10-m33</text:p>
              <text:p text:style-name="P29">$10-m34</text:p>
            </text:section>
          </table:table-cell>
          <table:table-cell table:style-name="t10.B7" office:value-type="string">
            <text:p text:style-name="P14">$10-av3</text:p>
          </table:table-cell>
          <table:table-cell table:style-name="t10.B7" office:value-type="string">
            <text:p text:style-name="P14">$10-o3</text:p>
          </table:table-cell>
          <table:table-cell table:style-name="t10.B7" office:value-type="string">
            <text:p text:style-name="P14">$10-q3</text:p>
          </table:table-cell>
          <table:table-cell table:style-name="t10.B7" office:value-type="string">
            <text:p text:style-name="P14">$10-do3</text:p>
          </table:table-cell>
          <table:table-cell table:style-name="t10.I7" office:value-type="string">
            <text:p text:style-name="P13">±<text:span text:style-name="T6">17.0</text:span></text:p>
          </table:table-cell>
        </table:table-row>
      </table:table>
      <table:table table:name="st10" table:style-name="st10">
        <table:table-column table:style-name="st10.A" table:number-columns-repeated="8"/>
        <table:table-column table:style-name="st10.I"/>
        <table:table-row>
          <table:table-cell table:style-name="st10.A1" table:number-columns-spanned="9" office:value-type="string">
            <text:p text:style-name="P37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t10.A2" table:number-rows-spanned="2" office:value-type="string">
            <text:p text:style-name="P28"><text:span text:style-name="T1">Действи-тельное</text:span> значение</text:p>
            <text:p text:style-name="P28">ЭД,</text:p>
            <text:p text:style-name="P28"><text:span text:style-name="T2">H</text:span><text:span text:style-name="T12">p</text:span><text:span text:style-name="T11">0</text:span><text:span text:style-name="T1">(10)</text:span></text:p>
          </table:table-cell>
          <table:table-cell table:style-name="st10.B2" table:number-rows-spanned="2" office:value-type="string">
            <text:p text:style-name="P13">Номер источника</text:p>
          </table:table-cell>
          <table:table-cell table:style-name="st10.B2" table:number-rows-spanned="2" office:value-type="string">
            <text:p text:style-name="P30"><text:s text:c="2"/>d, <text:span text:style-name="T6">см <text:s/></text:span></text:p>
            <text:p text:style-name="P31">t, <text:span text:style-name="T6">сек</text:span></text:p>
          </table:table-cell>
          <table:table-cell table:style-name="st10.B2" table:number-columns-spanned="3" office:value-type="string">
            <text:p text:style-name="P28">Показания прибора</text:p>
          </table:table-cell>
          <table:covered-table-cell/>
          <table:covered-table-cell/>
          <table:table-cell table:style-name="st10.B2" table:number-rows-spanned="2" office:value-type="string">
            <text:p text:style-name="P13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3"><text:span text:style-name="T8">θ</text:span><text:span text:style-name="T13">пр</text:span><text:span text:style-name="T12">i</text:span><text:span text:style-name="T6">,</text:span> %</text:p>
          </table:table-cell>
          <table:table-cell table:style-name="st10.B2" table:number-rows-spanned="2" office:value-type="string">
            <text:p text:style-name="P24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t10.I2" table:number-rows-spanned="2" office:value-type="string">
            <text:p text:style-name="P22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t10.B3" office:value-type="string">
            <text:p text:style-name="P28"><text:span text:style-name="T2">H</text:span><text:span text:style-name="T12">pi</text:span><text:span text:style-name="T1">(10)</text:span></text:p>
          </table:table-cell>
          <table:table-cell table:style-name="st10.B3" office:value-type="string">
            <text:p text:style-name="P28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t10.B3" office:value-type="string">
            <text:p text:style-name="P28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t10.A4" office:value-type="string">
            <text:p text:style-name="P13">4.0 мЗв</text:p>
          </table:table-cell>
          <table:table-cell table:style-name="st10.B4" office:value-type="string">
            <text:p text:style-name="P14">$10-n2</text:p>
          </table:table-cell>
          <table:table-cell table:style-name="st10.B4" office:value-type="string">
            <text:p text:style-name="P20"><text:s text:c="2"/>$10-d2 <text:s/></text:p>
            <text:p text:style-name="P17">180c</text:p>
          </table:table-cell>
          <table:table-cell table:style-name="st10.B4" office:value-type="string">
            <text:p text:style-name="P14">$10-d_dev</text:p>
          </table:table-cell>
          <table:table-cell table:style-name="st10.B4" office:value-type="string">
            <text:p text:style-name="P14">$10-dose</text:p>
          </table:table-cell>
          <table:table-cell table:style-name="st10.B4" office:value-type="string">
            <text:p text:style-name="P14">$10-d_res</text:p>
          </table:table-cell>
          <table:table-cell table:style-name="st10.B4" office:value-type="string">
            <text:p text:style-name="P14">$10-o_pog</text:p>
          </table:table-cell>
          <table:table-cell table:style-name="st10.B4" office:value-type="string">
            <text:p text:style-name="P14">$10-d_gran</text:p>
          </table:table-cell>
          <table:table-cell table:style-name="st10.I4" office:value-type="string">
            <text:p text:style-name="P13">±<text:span text:style-name="T6">15.4</text:span></text:p>
          </table:table-cell>
        </table:table-row>
      </table:table>
      <text:p text:style-name="P63"/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E"/>
        <table:table-header-rows>
          <table:table-row>
            <table:table-cell table:style-name="t11.A1" table:number-columns-spanned="9" office:value-type="string">
              <text:p text:style-name="P37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2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1.B2" office:value-type="string">
            <text:p text:style-name="P13">Номер источ-ника</text:p>
          </table:table-cell>
          <table:table-cell table:style-name="t11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11.B2" office:value-type="string">
            <text:p text:style-name="P32">Показания прибора</text:p>
          </table:table-cell>
          <table:table-cell table:style-name="t11.B2" office:value-type="string">
            <text:p text:style-name="P25">Среднее значение, </text:p>
            <text:p text:style-name="P26"><text:span text:style-name="T2">H</text:span><text:span text:style-name="T12">pi</text:span><text:span text:style-name="T26">(10)</text:span></text:p>
          </table:table-cell>
          <table:table-cell table:style-name="t11.B2" office:value-type="string">
            <text:p text:style-name="P18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8"><text:span text:style-name="T8">θ</text:span><text:span text:style-name="T13">пр</text:span><text:span text:style-name="T12">i</text:span><text:span text:style-name="T6">,</text:span> %</text:p>
          </table:table-cell>
          <table:table-cell table:style-name="t11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1.B2" office:value-type="string">
            <text:p text:style-name="P23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1.I2" office:value-type="string">
            <text:p text:style-name="P21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28">Фон</text:p>
          </table:table-cell>
          <table:table-cell table:style-name="t11.B3" office:value-type="string">
            <text:p text:style-name="P29">---</text:p>
          </table:table-cell>
          <table:table-cell table:style-name="t11.B3" office:value-type="string">
            <text:p text:style-name="P14">$11-d0</text:p>
          </table:table-cell>
          <table:table-cell table:style-name="t11.D3" office:value-type="string">
            <text:section text:style-name="Sect1" text:name="Раздел51">
              <text:p text:style-name="P29">$11-bg0</text:p>
              <text:p text:style-name="P29">$11-bg1</text:p>
              <text:p text:style-name="P29">$11-bg2</text:p>
              <text:p text:style-name="P29">$11-bg3</text:p>
              <text:p text:style-name="P29">$11-bg4</text:p>
              <text:p text:style-name="P29">$11-bg5</text:p>
              <text:p text:style-name="P29">$11-bg6</text:p>
              <text:p text:style-name="P29">$11-bg7</text:p>
              <text:p text:style-name="P28"/>
            </text:section>
          </table:table-cell>
          <table:table-cell table:style-name="t11.B3" office:value-type="string">
            <text:p text:style-name="P14">$11-av-bg</text:p>
          </table:table-cell>
          <table:table-cell table:style-name="t11.B3" office:value-type="string">
            <text:p text:style-name="P14">---</text:p>
          </table:table-cell>
          <table:table-cell table:style-name="t11.B3" office:value-type="string">
            <text:p text:style-name="P14">---</text:p>
          </table:table-cell>
          <table:table-cell table:style-name="t11.B3" office:value-type="string">
            <text:p text:style-name="P14">---</text:p>
          </table:table-cell>
          <table:table-cell table:style-name="t11.I3" office:value-type="string">
            <text:p text:style-name="P16">---</text:p>
          </table:table-cell>
        </table:table-row>
        <table:table-row>
          <table:table-cell table:style-name="t11.A3" office:value-type="string">
            <text:p text:style-name="P13">0.80 мкЗв/ч</text:p>
          </table:table-cell>
          <table:table-cell table:style-name="t11.B3" office:value-type="string">
            <text:p text:style-name="P14">$11-n0</text:p>
          </table:table-cell>
          <table:table-cell table:style-name="t11.B3" office:value-type="string">
            <text:p text:style-name="P14">$11-d0</text:p>
          </table:table-cell>
          <table:table-cell table:style-name="t11.D3" office:value-type="string">
            <text:section text:style-name="Sect1" text:name="Раздел52">
              <text:p text:style-name="P29">$11-m00</text:p>
              <text:p text:style-name="P29">$11-m01</text:p>
              <text:p text:style-name="P29">$11-m02</text:p>
              <text:p text:style-name="P29">$11-m03</text:p>
              <text:p text:style-name="P29">$11-m04</text:p>
              <text:p text:style-name="P29">$11-m05</text:p>
              <text:p text:style-name="P29">$11-m06</text:p>
              <text:p text:style-name="P29">$11-m07</text:p>
              <text:p text:style-name="P29"/>
            </text:section>
          </table:table-cell>
          <table:table-cell table:style-name="t11.B3" office:value-type="string">
            <text:p text:style-name="P14">$11-av0</text:p>
          </table:table-cell>
          <table:table-cell table:style-name="t11.B3" office:value-type="string">
            <text:p text:style-name="P14">$11-o0</text:p>
          </table:table-cell>
          <table:table-cell table:style-name="t11.B3" office:value-type="string">
            <text:p text:style-name="P14">$11-q0</text:p>
          </table:table-cell>
          <table:table-cell table:style-name="t11.B3" office:value-type="string">
            <text:p text:style-name="P14">$11-do0</text:p>
          </table:table-cell>
          <table:table-cell table:style-name="t11.I3" office:value-type="string">
            <text:p text:style-name="P13">±<text:span text:style-name="T6">33.8</text:span></text:p>
          </table:table-cell>
        </table:table-row>
        <table:table-row>
          <table:table-cell table:style-name="t11.A3" office:value-type="string">
            <text:p text:style-name="P13">4.0 мЗв/ч</text:p>
          </table:table-cell>
          <table:table-cell table:style-name="t11.B3" office:value-type="string">
            <text:p text:style-name="P14">$11-n1</text:p>
          </table:table-cell>
          <table:table-cell table:style-name="t11.B3" office:value-type="string">
            <text:p text:style-name="P14">$11-d1</text:p>
          </table:table-cell>
          <table:table-cell table:style-name="t11.D3" office:value-type="string">
            <text:section text:style-name="Sect1" text:name="Раздел53">
              <text:p text:style-name="P6">$11-m10</text:p>
              <text:p text:style-name="P29">$11-m11</text:p>
              <text:p text:style-name="P29">$11-m12</text:p>
              <text:p text:style-name="P29">$11-m13</text:p>
              <text:p text:style-name="P29">$11-m14</text:p>
            </text:section>
          </table:table-cell>
          <table:table-cell table:style-name="t11.B3" office:value-type="string">
            <text:p text:style-name="P14">$11-av1</text:p>
          </table:table-cell>
          <table:table-cell table:style-name="t11.B3" office:value-type="string">
            <text:p text:style-name="P14">$11-o1</text:p>
          </table:table-cell>
          <table:table-cell table:style-name="t11.B3" office:value-type="string">
            <text:p text:style-name="P14">$11-q1</text:p>
          </table:table-cell>
          <table:table-cell table:style-name="t11.B3" office:value-type="string">
            <text:p text:style-name="P14">$11-do1</text:p>
          </table:table-cell>
          <table:table-cell table:style-name="t11.I3" office:value-type="string">
            <text:p text:style-name="P13">±<text:span text:style-name="T6">15</text:span></text:p>
          </table:table-cell>
        </table:table-row>
        <table:table-row>
          <table:table-cell table:style-name="t11.A3" office:value-type="string">
            <text:p text:style-name="P13">80,0 мЗв/ч</text:p>
          </table:table-cell>
          <table:table-cell table:style-name="t11.B3" office:value-type="string">
            <text:p text:style-name="P14">$11-n2</text:p>
          </table:table-cell>
          <table:table-cell table:style-name="t11.B3" office:value-type="string">
            <text:p text:style-name="P14">$11-d2</text:p>
          </table:table-cell>
          <table:table-cell table:style-name="t11.D3" office:value-type="string">
            <text:section text:style-name="Sect1" text:name="Раздел54">
              <text:p text:style-name="P6">$11-m20</text:p>
              <text:p text:style-name="P29">$11-m21</text:p>
              <text:p text:style-name="P29">$11-m22</text:p>
              <text:p text:style-name="P29">$11-m23</text:p>
              <text:p text:style-name="P29">$11-m24</text:p>
            </text:section>
          </table:table-cell>
          <table:table-cell table:style-name="t11.B3" office:value-type="string">
            <text:p text:style-name="P14">$11-av2</text:p>
          </table:table-cell>
          <table:table-cell table:style-name="t11.B3" office:value-type="string">
            <text:p text:style-name="P14">$11-o2</text:p>
          </table:table-cell>
          <table:table-cell table:style-name="t11.B3" office:value-type="string">
            <text:p text:style-name="P14">$11-q2</text:p>
          </table:table-cell>
          <table:table-cell table:style-name="t11.B3" office:value-type="string">
            <text:p text:style-name="P14">$11-do2</text:p>
          </table:table-cell>
          <table:table-cell table:style-name="t11.I3" office:value-type="string">
            <text:p text:style-name="P13">±<text:span text:style-name="T6">15.4</text:span></text:p>
          </table:table-cell>
        </table:table-row>
        <table:table-row>
          <table:table-cell table:style-name="t11.A7" office:value-type="string">
            <text:p text:style-name="P13"><text:span text:style-name="T6">4</text:span>00 мЗв/ч</text:p>
          </table:table-cell>
          <table:table-cell table:style-name="t11.B7" office:value-type="string">
            <text:p text:style-name="P14">$11-n3</text:p>
          </table:table-cell>
          <table:table-cell table:style-name="t11.B7" office:value-type="string">
            <text:p text:style-name="P14">$11-d3</text:p>
          </table:table-cell>
          <table:table-cell table:style-name="t11.D7" office:value-type="string">
            <text:section text:style-name="Sect1" text:name="Раздел55">
              <text:p text:style-name="P6">$11-m30</text:p>
              <text:p text:style-name="P29">$11-m31</text:p>
              <text:p text:style-name="P29">$11-m32</text:p>
              <text:p text:style-name="P29">$11-m33</text:p>
              <text:p text:style-name="P29">$11-m34</text:p>
            </text:section>
          </table:table-cell>
          <table:table-cell table:style-name="t11.B7" office:value-type="string">
            <text:p text:style-name="P14">$11-av3</text:p>
          </table:table-cell>
          <table:table-cell table:style-name="t11.B7" office:value-type="string">
            <text:p text:style-name="P14">$11-o3</text:p>
          </table:table-cell>
          <table:table-cell table:style-name="t11.B7" office:value-type="string">
            <text:p text:style-name="P14">$11-q3</text:p>
          </table:table-cell>
          <table:table-cell table:style-name="t11.B7" office:value-type="string">
            <text:p text:style-name="P14">$11-do3</text:p>
          </table:table-cell>
          <table:table-cell table:style-name="t11.I7" office:value-type="string">
            <text:p text:style-name="P13">±<text:span text:style-name="T6">17.0</text:span></text:p>
          </table:table-cell>
        </table:table-row>
      </table:table>
      <table:table table:name="st11" table:style-name="st11">
        <table:table-column table:style-name="st11.A" table:number-columns-repeated="8"/>
        <table:table-column table:style-name="st11.I"/>
        <table:table-row>
          <table:table-cell table:style-name="st11.A1" table:number-columns-spanned="9" office:value-type="string">
            <text:p text:style-name="P37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t11.A2" table:number-rows-spanned="2" office:value-type="string">
            <text:p text:style-name="P28"><text:span text:style-name="T1">Действи-тельное</text:span> значение</text:p>
            <text:p text:style-name="P28">ЭД,</text:p>
            <text:p text:style-name="P28"><text:span text:style-name="T2">H</text:span><text:span text:style-name="T12">p</text:span><text:span text:style-name="T11">0</text:span><text:span text:style-name="T1">(10)</text:span></text:p>
          </table:table-cell>
          <table:table-cell table:style-name="st11.B2" table:number-rows-spanned="2" office:value-type="string">
            <text:p text:style-name="P13">Номер источника</text:p>
          </table:table-cell>
          <table:table-cell table:style-name="st11.B2" table:number-rows-spanned="2" office:value-type="string">
            <text:p text:style-name="P30"><text:s text:c="2"/>d, <text:span text:style-name="T6">см <text:s/></text:span></text:p>
            <text:p text:style-name="P31">t, <text:span text:style-name="T6">сек</text:span></text:p>
          </table:table-cell>
          <table:table-cell table:style-name="st11.B2" table:number-columns-spanned="3" office:value-type="string">
            <text:p text:style-name="P28">Показания прибора</text:p>
          </table:table-cell>
          <table:covered-table-cell/>
          <table:covered-table-cell/>
          <table:table-cell table:style-name="st11.B2" table:number-rows-spanned="2" office:value-type="string">
            <text:p text:style-name="P13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3"><text:span text:style-name="T8">θ</text:span><text:span text:style-name="T13">пр</text:span><text:span text:style-name="T12">i</text:span><text:span text:style-name="T6">,</text:span> %</text:p>
          </table:table-cell>
          <table:table-cell table:style-name="st11.B2" table:number-rows-spanned="2" office:value-type="string">
            <text:p text:style-name="P24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t11.I2" table:number-rows-spanned="2" office:value-type="string">
            <text:p text:style-name="P22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t11.B3" office:value-type="string">
            <text:p text:style-name="P28"><text:span text:style-name="T2">H</text:span><text:span text:style-name="T12">pi</text:span><text:span text:style-name="T1">(10)</text:span></text:p>
          </table:table-cell>
          <table:table-cell table:style-name="st11.B3" office:value-type="string">
            <text:p text:style-name="P28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t11.B3" office:value-type="string">
            <text:p text:style-name="P28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t11.A4" office:value-type="string">
            <text:p text:style-name="P13">4.0 мЗв</text:p>
          </table:table-cell>
          <table:table-cell table:style-name="st11.B4" office:value-type="string">
            <text:p text:style-name="P14">$11-n2</text:p>
          </table:table-cell>
          <table:table-cell table:style-name="st11.B4" office:value-type="string">
            <text:p text:style-name="P20"><text:s text:c="2"/>$11-d2 <text:s/></text:p>
            <text:p text:style-name="P17">180c</text:p>
          </table:table-cell>
          <table:table-cell table:style-name="st11.B4" office:value-type="string">
            <text:p text:style-name="P14">$11-d_dev</text:p>
          </table:table-cell>
          <table:table-cell table:style-name="st11.B4" office:value-type="string">
            <text:p text:style-name="P14">$11-dose</text:p>
          </table:table-cell>
          <table:table-cell table:style-name="st11.B4" office:value-type="string">
            <text:p text:style-name="P14">$11-d_res</text:p>
          </table:table-cell>
          <table:table-cell table:style-name="st11.B4" office:value-type="string">
            <text:p text:style-name="P14">$11-o_pog</text:p>
          </table:table-cell>
          <table:table-cell table:style-name="st11.B4" office:value-type="string">
            <text:p text:style-name="P14">$11-d_gran</text:p>
          </table:table-cell>
          <table:table-cell table:style-name="st11.I4" office:value-type="string">
            <text:p text:style-name="P13">±<text:span text:style-name="T6">15.4</text:span></text:p>
          </table:table-cell>
        </table:table-row>
      </table:table>
      <text:p text:style-name="P63"/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E"/>
        <table:table-header-rows>
          <text:soft-page-break/>
          <table:table-row>
            <table:table-cell table:style-name="t12.A1" table:number-columns-spanned="9" office:value-type="string">
              <text:p text:style-name="P37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2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2.B2" office:value-type="string">
            <text:p text:style-name="P13">Номер источ-ника</text:p>
          </table:table-cell>
          <table:table-cell table:style-name="t12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12.B2" office:value-type="string">
            <text:p text:style-name="P32">Показания прибора</text:p>
          </table:table-cell>
          <table:table-cell table:style-name="t12.B2" office:value-type="string">
            <text:p text:style-name="P25">Среднее значение, </text:p>
            <text:p text:style-name="P26"><text:span text:style-name="T2">H</text:span><text:span text:style-name="T12">pi</text:span><text:span text:style-name="T26">(10)</text:span></text:p>
          </table:table-cell>
          <table:table-cell table:style-name="t12.B2" office:value-type="string">
            <text:p text:style-name="P18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8"><text:span text:style-name="T8">θ</text:span><text:span text:style-name="T13">пр</text:span><text:span text:style-name="T12">i</text:span><text:span text:style-name="T6">,</text:span> %</text:p>
          </table:table-cell>
          <table:table-cell table:style-name="t12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2.B2" office:value-type="string">
            <text:p text:style-name="P23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2.I2" office:value-type="string">
            <text:p text:style-name="P21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28">Фон</text:p>
          </table:table-cell>
          <table:table-cell table:style-name="t12.B3" office:value-type="string">
            <text:p text:style-name="P29">---</text:p>
          </table:table-cell>
          <table:table-cell table:style-name="t12.B3" office:value-type="string">
            <text:p text:style-name="P14">$12-d0</text:p>
          </table:table-cell>
          <table:table-cell table:style-name="t12.D3" office:value-type="string">
            <text:section text:style-name="Sect1" text:name="Раздел56">
              <text:p text:style-name="P29">$12-bg0</text:p>
              <text:p text:style-name="P29">$12-bg1</text:p>
              <text:p text:style-name="P29">$12-bg2</text:p>
              <text:p text:style-name="P29">$12-bg3</text:p>
              <text:p text:style-name="P29">$12-bg4</text:p>
              <text:p text:style-name="P29">$12-bg5</text:p>
              <text:p text:style-name="P29">$12-bg6</text:p>
              <text:p text:style-name="P29">$12-bg7</text:p>
              <text:p text:style-name="P28"/>
            </text:section>
          </table:table-cell>
          <table:table-cell table:style-name="t12.B3" office:value-type="string">
            <text:p text:style-name="P14">$12-av-bg</text:p>
          </table:table-cell>
          <table:table-cell table:style-name="t12.B3" office:value-type="string">
            <text:p text:style-name="P14">---</text:p>
          </table:table-cell>
          <table:table-cell table:style-name="t12.B3" office:value-type="string">
            <text:p text:style-name="P14">---</text:p>
          </table:table-cell>
          <table:table-cell table:style-name="t12.B3" office:value-type="string">
            <text:p text:style-name="P14">---</text:p>
          </table:table-cell>
          <table:table-cell table:style-name="t12.I3" office:value-type="string">
            <text:p text:style-name="P16">---</text:p>
          </table:table-cell>
        </table:table-row>
        <table:table-row>
          <table:table-cell table:style-name="t12.A3" office:value-type="string">
            <text:p text:style-name="P13">0.80 мкЗв/ч</text:p>
          </table:table-cell>
          <table:table-cell table:style-name="t12.B3" office:value-type="string">
            <text:p text:style-name="P14">$12-n0</text:p>
          </table:table-cell>
          <table:table-cell table:style-name="t12.B3" office:value-type="string">
            <text:p text:style-name="P14">$12-d0</text:p>
          </table:table-cell>
          <table:table-cell table:style-name="t12.D3" office:value-type="string">
            <text:section text:style-name="Sect1" text:name="Раздел57">
              <text:p text:style-name="P29">$12-m00</text:p>
              <text:p text:style-name="P29">$12-m01</text:p>
              <text:p text:style-name="P29">$12-m02</text:p>
              <text:p text:style-name="P29">$12-m03</text:p>
              <text:p text:style-name="P29">$12-m04</text:p>
              <text:p text:style-name="P29">$12-m05</text:p>
              <text:p text:style-name="P29">$12-m06</text:p>
              <text:p text:style-name="P29">$12-m07</text:p>
              <text:p text:style-name="P29"/>
            </text:section>
          </table:table-cell>
          <table:table-cell table:style-name="t12.B3" office:value-type="string">
            <text:p text:style-name="P14">$12-av0</text:p>
          </table:table-cell>
          <table:table-cell table:style-name="t12.B3" office:value-type="string">
            <text:p text:style-name="P14">$12-o0</text:p>
          </table:table-cell>
          <table:table-cell table:style-name="t12.B3" office:value-type="string">
            <text:p text:style-name="P14">$12-q0</text:p>
          </table:table-cell>
          <table:table-cell table:style-name="t12.B3" office:value-type="string">
            <text:p text:style-name="P14">$12-do0</text:p>
          </table:table-cell>
          <table:table-cell table:style-name="t12.I3" office:value-type="string">
            <text:p text:style-name="P13">±<text:span text:style-name="T6">33.8</text:span></text:p>
          </table:table-cell>
        </table:table-row>
        <table:table-row>
          <table:table-cell table:style-name="t12.A3" office:value-type="string">
            <text:p text:style-name="P13">4.0 мЗв/ч</text:p>
          </table:table-cell>
          <table:table-cell table:style-name="t12.B3" office:value-type="string">
            <text:p text:style-name="P14">$12-n1</text:p>
          </table:table-cell>
          <table:table-cell table:style-name="t12.B3" office:value-type="string">
            <text:p text:style-name="P14">$12-d1</text:p>
          </table:table-cell>
          <table:table-cell table:style-name="t12.D3" office:value-type="string">
            <text:section text:style-name="Sect1" text:name="Раздел58">
              <text:p text:style-name="P6">$12-m10</text:p>
              <text:p text:style-name="P29">$12-m11</text:p>
              <text:p text:style-name="P29">$12-m12</text:p>
              <text:p text:style-name="P29">$12-m13</text:p>
              <text:p text:style-name="P29">$12-m14</text:p>
            </text:section>
          </table:table-cell>
          <table:table-cell table:style-name="t12.B3" office:value-type="string">
            <text:p text:style-name="P14">$12-av1</text:p>
          </table:table-cell>
          <table:table-cell table:style-name="t12.B3" office:value-type="string">
            <text:p text:style-name="P14">$12-o1</text:p>
          </table:table-cell>
          <table:table-cell table:style-name="t12.B3" office:value-type="string">
            <text:p text:style-name="P14">$12-q1</text:p>
          </table:table-cell>
          <table:table-cell table:style-name="t12.B3" office:value-type="string">
            <text:p text:style-name="P14">$12-do1</text:p>
          </table:table-cell>
          <table:table-cell table:style-name="t12.I3" office:value-type="string">
            <text:p text:style-name="P13">±<text:span text:style-name="T6">15</text:span></text:p>
          </table:table-cell>
        </table:table-row>
        <table:table-row>
          <table:table-cell table:style-name="t12.A3" office:value-type="string">
            <text:p text:style-name="P13">80,0 мЗв/ч</text:p>
          </table:table-cell>
          <table:table-cell table:style-name="t12.B3" office:value-type="string">
            <text:p text:style-name="P14">$12-n2</text:p>
          </table:table-cell>
          <table:table-cell table:style-name="t12.B3" office:value-type="string">
            <text:p text:style-name="P14">$12-d2</text:p>
          </table:table-cell>
          <table:table-cell table:style-name="t12.D3" office:value-type="string">
            <text:section text:style-name="Sect1" text:name="Раздел59">
              <text:p text:style-name="P6">$12-m20</text:p>
              <text:p text:style-name="P29">$12-m21</text:p>
              <text:p text:style-name="P29">$12-m22</text:p>
              <text:p text:style-name="P29">$12-m23</text:p>
              <text:p text:style-name="P29">$12-m24</text:p>
            </text:section>
          </table:table-cell>
          <table:table-cell table:style-name="t12.B3" office:value-type="string">
            <text:p text:style-name="P14">$12-av2</text:p>
          </table:table-cell>
          <table:table-cell table:style-name="t12.B3" office:value-type="string">
            <text:p text:style-name="P14">$12-o2</text:p>
          </table:table-cell>
          <table:table-cell table:style-name="t12.B3" office:value-type="string">
            <text:p text:style-name="P14">$12-q2</text:p>
          </table:table-cell>
          <table:table-cell table:style-name="t12.B3" office:value-type="string">
            <text:p text:style-name="P14">$12-do2</text:p>
          </table:table-cell>
          <table:table-cell table:style-name="t12.I3" office:value-type="string">
            <text:p text:style-name="P13">±<text:span text:style-name="T6">15.4</text:span></text:p>
          </table:table-cell>
        </table:table-row>
        <table:table-row>
          <table:table-cell table:style-name="t12.A7" office:value-type="string">
            <text:p text:style-name="P13"><text:span text:style-name="T6">4</text:span>00 мЗв/ч</text:p>
          </table:table-cell>
          <table:table-cell table:style-name="t12.B7" office:value-type="string">
            <text:p text:style-name="P14">$12-n3</text:p>
          </table:table-cell>
          <table:table-cell table:style-name="t12.B7" office:value-type="string">
            <text:p text:style-name="P14">$12-d3</text:p>
          </table:table-cell>
          <table:table-cell table:style-name="t12.D7" office:value-type="string">
            <text:section text:style-name="Sect1" text:name="Раздел60">
              <text:p text:style-name="P6">$12-m30</text:p>
              <text:p text:style-name="P29">$12-m31</text:p>
              <text:p text:style-name="P29">$12-m32</text:p>
              <text:p text:style-name="P29">$12-m33</text:p>
              <text:p text:style-name="P29">$12-m34</text:p>
            </text:section>
          </table:table-cell>
          <table:table-cell table:style-name="t12.B7" office:value-type="string">
            <text:p text:style-name="P14">$12-av3</text:p>
          </table:table-cell>
          <table:table-cell table:style-name="t12.B7" office:value-type="string">
            <text:p text:style-name="P14">$12-o3</text:p>
          </table:table-cell>
          <table:table-cell table:style-name="t12.B7" office:value-type="string">
            <text:p text:style-name="P14">$12-q3</text:p>
          </table:table-cell>
          <table:table-cell table:style-name="t12.B7" office:value-type="string">
            <text:p text:style-name="P14">$12-do3</text:p>
          </table:table-cell>
          <table:table-cell table:style-name="t12.I7" office:value-type="string">
            <text:p text:style-name="P13">±<text:span text:style-name="T6">17.0</text:span></text:p>
          </table:table-cell>
        </table:table-row>
      </table:table>
      <table:table table:name="st12" table:style-name="st12">
        <table:table-column table:style-name="st12.A" table:number-columns-repeated="8"/>
        <table:table-column table:style-name="st12.I"/>
        <table:table-row>
          <table:table-cell table:style-name="st12.A1" table:number-columns-spanned="9" office:value-type="string">
            <text:p text:style-name="P37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t12.A2" table:number-rows-spanned="2" office:value-type="string">
            <text:p text:style-name="P28"><text:span text:style-name="T1">Действи-тельное</text:span> значение</text:p>
            <text:p text:style-name="P28">ЭД,</text:p>
            <text:p text:style-name="P28"><text:span text:style-name="T2">H</text:span><text:span text:style-name="T12">p</text:span><text:span text:style-name="T11">0</text:span><text:span text:style-name="T1">(10)</text:span></text:p>
          </table:table-cell>
          <table:table-cell table:style-name="st12.B2" table:number-rows-spanned="2" office:value-type="string">
            <text:p text:style-name="P13">Номер источника</text:p>
          </table:table-cell>
          <table:table-cell table:style-name="st12.B2" table:number-rows-spanned="2" office:value-type="string">
            <text:p text:style-name="P30"><text:s text:c="2"/>d, <text:span text:style-name="T6">см <text:s/></text:span></text:p>
            <text:p text:style-name="P31">t, <text:span text:style-name="T6">сек</text:span></text:p>
          </table:table-cell>
          <table:table-cell table:style-name="st12.B2" table:number-columns-spanned="3" office:value-type="string">
            <text:p text:style-name="P28">Показания прибора</text:p>
          </table:table-cell>
          <table:covered-table-cell/>
          <table:covered-table-cell/>
          <table:table-cell table:style-name="st12.B2" table:number-rows-spanned="2" office:value-type="string">
            <text:p text:style-name="P13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3"><text:span text:style-name="T8">θ</text:span><text:span text:style-name="T13">пр</text:span><text:span text:style-name="T12">i</text:span><text:span text:style-name="T6">,</text:span> %</text:p>
          </table:table-cell>
          <table:table-cell table:style-name="st12.B2" table:number-rows-spanned="2" office:value-type="string">
            <text:p text:style-name="P24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t12.I2" table:number-rows-spanned="2" office:value-type="string">
            <text:p text:style-name="P22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t12.B3" office:value-type="string">
            <text:p text:style-name="P28"><text:span text:style-name="T2">H</text:span><text:span text:style-name="T12">pi</text:span><text:span text:style-name="T1">(10)</text:span></text:p>
          </table:table-cell>
          <table:table-cell table:style-name="st12.B3" office:value-type="string">
            <text:p text:style-name="P28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t12.B3" office:value-type="string">
            <text:p text:style-name="P28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t12.A4" office:value-type="string">
            <text:p text:style-name="P13">4.0 мЗв</text:p>
          </table:table-cell>
          <table:table-cell table:style-name="st12.B4" office:value-type="string">
            <text:p text:style-name="P14">$12-n2</text:p>
          </table:table-cell>
          <table:table-cell table:style-name="st12.B4" office:value-type="string">
            <text:p text:style-name="P20"><text:s text:c="2"/>$12-d2 <text:s/></text:p>
            <text:p text:style-name="P17">180c</text:p>
          </table:table-cell>
          <table:table-cell table:style-name="st12.B4" office:value-type="string">
            <text:p text:style-name="P14">$12-d_dev</text:p>
          </table:table-cell>
          <table:table-cell table:style-name="st12.B4" office:value-type="string">
            <text:p text:style-name="P14">$12-dose</text:p>
          </table:table-cell>
          <table:table-cell table:style-name="st12.B4" office:value-type="string">
            <text:p text:style-name="P14">$12-d_res</text:p>
          </table:table-cell>
          <table:table-cell table:style-name="st12.B4" office:value-type="string">
            <text:p text:style-name="P14">$12-o_pog</text:p>
          </table:table-cell>
          <table:table-cell table:style-name="st12.B4" office:value-type="string">
            <text:p text:style-name="P14">$12-d_gran</text:p>
          </table:table-cell>
          <table:table-cell table:style-name="st12.I4" office:value-type="string">
            <text:p text:style-name="P13">±<text:span text:style-name="T6">15.4</text:span></text:p>
          </table:table-cell>
        </table:table-row>
      </table:table>
      <text:p text:style-name="P6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">Выводы:<text:tab/></text:p>
          </table:table-cell>
        </table:table-row>
        <table:table-row>
          <table:table-cell table:style-name="Таблица13.A1" office:value-type="string">
            <text:p text:style-name="P2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2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3">Поверитель<text:tab/></text:p>
          </table:table-cell>
        </table:table-row>
        <table:table-row>
          <table:table-cell table:style-name="Таблица13.A5" office:value-type="string">
            <text:p text:style-name="P3">Дата<text:tab/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02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Р-АТ2503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3T14:00:40.11</dc:date>
    <meta:editing-duration>P3DT5H50M31S</meta:editing-duration>
    <meta:editing-cycles>352</meta:editing-cycles>
    <meta:generator>OpenOffice/4.1.6$Win32 OpenOffice.org_project/416m1$Build-9790</meta:generator>
    <meta:document-statistic meta:table-count="25" meta:image-count="0" meta:object-count="0" meta:page-count="7" meta:paragraph-count="1340" meta:word-count="2304" meta:character-count="16780"/>
  </office:meta>
</office:document-meta>
</file>